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nsolas" svg:font-family="Consolas" style:font-adornments="Standard" style:font-family-generic="modern" style:font-pitch="fixed"/>
    <style:font-face style:name="Courier New" svg:font-family="'Courier New'" style:font-family-generic="modern" style:font-pitch="fixed"/>
    <style:font-face style:name="Cambria1" svg:font-family="Cambria"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Candara" svg:font-family="Candara"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9.862cm" table:align="center"/>
    </style:style>
    <style:style style:name="Tabelle1.A" style:family="table-column">
      <style:table-column-properties style:column-width="1.284cm"/>
    </style:style>
    <style:style style:name="Tabelle1.B" style:family="table-column">
      <style:table-column-properties style:column-width="7.265cm"/>
    </style:style>
    <style:style style:name="Tabelle1.C" style:family="table-column">
      <style:table-column-properties style:column-width="1.312cm"/>
    </style:style>
    <style:style style:name="Tabelle1.A1" style:family="table-cell">
      <style:table-cell-properties style:vertical-align="middle" fo:padding="0.049cm" fo:border-left="0.002cm solid #808080" fo:border-right="none" fo:border-top="0.002cm solid #808080" fo:border-bottom="0.002cm solid #808080"/>
    </style:style>
    <style:style style:name="Tabelle1.C1" style:family="table-cell">
      <style:table-cell-properties style:vertical-align="middle" fo:padding="0.049cm" fo:border="0.002cm solid #808080"/>
    </style:style>
    <style:style style:name="Tabelle1.A2" style:family="table-cell">
      <style:table-cell-properties style:vertical-align="middle" fo:padding="0.049cm" fo:border-left="0.002cm solid #808080" fo:border-right="none" fo:border-top="none" fo:border-bottom="0.002cm solid #808080"/>
    </style:style>
    <style:style style:name="Tabelle1.C2" style:family="table-cell">
      <style:table-cell-properties style:vertical-align="middle" fo:padding="0.049cm" fo:border-left="0.002cm solid #808080" fo:border-right="0.002cm solid #808080" fo:border-top="none" fo:border-bottom="0.002cm solid #808080"/>
    </style:style>
    <style:style style:name="Tabelle2" style:family="table">
      <style:table-properties style:width="8.737cm" table:align="center"/>
    </style:style>
    <style:style style:name="Tabelle2.A" style:family="table-column">
      <style:table-column-properties style:column-width="3.039cm"/>
    </style:style>
    <style:style style:name="Tabelle2.B" style:family="table-column">
      <style:table-column-properties style:column-width="5.697cm"/>
    </style:style>
    <style:style style:name="Tabelle2.A1" style:family="table-cell">
      <style:table-cell-properties style:vertical-align="middle" fo:padding="0.049cm" fo:border-left="0.002cm solid #808080" fo:border-right="none" fo:border-top="0.002cm solid #808080" fo:border-bottom="0.002cm solid #808080"/>
    </style:style>
    <style:style style:name="Tabelle2.B1" style:family="table-cell">
      <style:table-cell-properties style:vertical-align="middle" fo:padding="0.049cm" fo:border="0.002cm solid #808080"/>
    </style:style>
    <style:style style:name="Tabelle2.A2" style:family="table-cell">
      <style:table-cell-properties style:vertical-align="middle" fo:padding="0.049cm" fo:border-left="0.002cm solid #808080" fo:border-right="none" fo:border-top="none" fo:border-bottom="0.002cm solid #808080"/>
    </style:style>
    <style:style style:name="Tabelle2.B2" style:family="table-cell">
      <style:table-cell-properties style:vertical-align="middle" fo:padding="0.049cm" fo:border-left="0.002cm solid #808080" fo:border-right="0.002cm solid #808080" fo:border-top="none" fo:border-bottom="0.002cm solid #808080"/>
    </style:style>
    <style:style style:name="Tabelle3" style:family="table">
      <style:table-properties style:width="17cm" table:align="center"/>
    </style:style>
    <style:style style:name="Tabelle3.A" style:family="table-column">
      <style:table-column-properties style:column-width="5.579cm"/>
    </style:style>
    <style:style style:name="Tabelle3.B" style:family="table-column">
      <style:table-column-properties style:column-width="5.073cm"/>
    </style:style>
    <style:style style:name="Tabelle3.C" style:family="table-column">
      <style:table-column-properties style:column-width="4.844cm"/>
    </style:style>
    <style:style style:name="Tabelle3.D" style:family="table-column">
      <style:table-column-properties style:column-width="1.505cm"/>
    </style:style>
    <style:style style:name="Tabelle3.A1" style:family="table-cell">
      <style:table-cell-properties style:vertical-align="middle" fo:padding="0.049cm" fo:border-left="0.002cm solid #808080" fo:border-right="none" fo:border-top="0.002cm solid #808080" fo:border-bottom="0.002cm solid #808080"/>
    </style:style>
    <style:style style:name="Tabelle3.D1" style:family="table-cell">
      <style:table-cell-properties style:vertical-align="middle" fo:padding="0.049cm" fo:border="0.002cm solid #808080"/>
    </style:style>
    <style:style style:name="Tabelle3.A2" style:family="table-cell">
      <style:table-cell-properties style:vertical-align="middle" fo:padding="0.049cm" fo:border-left="0.002cm solid #808080" fo:border-right="none" fo:border-top="none" fo:border-bottom="0.002cm solid #808080"/>
    </style:style>
    <style:style style:name="Tabelle3.D2" style:family="table-cell">
      <style:table-cell-properties style:vertical-align="middle" fo:padding="0.049cm" fo:border-left="0.002cm solid #808080" fo:border-right="0.002cm solid #808080" fo:border-top="none" fo:border-bottom="0.002cm solid #808080"/>
    </style:style>
    <style:style style:name="Tabelle4" style:family="table">
      <style:table-properties style:width="8.43cm" table:align="center"/>
    </style:style>
    <style:style style:name="Tabelle4.A" style:family="table-column">
      <style:table-column-properties style:column-width="3.715cm"/>
    </style:style>
    <style:style style:name="Tabelle4.B" style:family="table-column">
      <style:table-column-properties style:column-width="4.715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Cambria1" fo:font-size="9pt" style:font-size-asian="9pt" style:font-size-complex="9pt"/>
    </style:style>
    <style:style style:name="P2" style:family="paragraph" style:parent-style-name="Standard">
      <style:paragraph-properties>
        <style:tab-stops>
          <style:tab-stop style:position="3.757cm"/>
        </style:tab-stops>
      </style:paragraph-properties>
    </style:style>
    <style:style style:name="P3" style:family="paragraph" style:parent-style-name="Heading_20_1">
      <style:paragraph-properties>
        <style:tab-stops>
          <style:tab-stop style:position="4.974cm"/>
        </style:tab-stops>
      </style:paragraph-properties>
    </style:style>
    <style:style style:name="P4" style:family="paragraph" style:parent-style-name="List_20_Contents">
      <style:paragraph-properties fo:margin-top="0cm" fo:margin-bottom="0.499cm"/>
    </style:style>
    <style:style style:name="P5" style:family="paragraph" style:parent-style-name="List_20_Contents">
      <style:paragraph-properties fo:margin-left="2cm" fo:margin-right="0cm" fo:margin-top="0cm" fo:margin-bottom="0.499cm" fo:text-indent="0cm" style:auto-text-indent="false"/>
    </style:style>
    <style:style style:name="P6" style:family="paragraph" style:parent-style-name="List_20_Heading">
      <style:paragraph-properties fo:margin-left="2cm" fo:margin-right="0cm" fo:text-indent="0cm" style:auto-text-indent="false"/>
    </style:style>
    <style:style style:name="P7" style:family="paragraph" style:parent-style-name="List_20_Contents">
      <style:paragraph-properties fo:margin-left="3cm" fo:margin-right="0cm" fo:margin-top="0cm" fo:margin-bottom="0.499cm" fo:text-indent="0cm" style:auto-text-indent="false"/>
    </style:style>
    <style:style style:name="P8" style:family="paragraph" style:parent-style-name="List_20_Contents">
      <style:paragraph-properties fo:margin-left="1.251cm" fo:margin-right="0cm" fo:margin-top="0cm" fo:margin-bottom="0.499cm" fo:text-indent="0cm" style:auto-text-indent="false"/>
    </style:style>
    <style:style style:name="P9" style:family="paragraph" style:parent-style-name="List_20_Heading">
      <style:paragraph-properties fo:margin-left="1cm" fo:margin-right="0cm" fo:text-indent="0cm" style:auto-text-indent="false"/>
    </style:style>
    <style:style style:name="P10" style:family="paragraph" style:parent-style-name="Table_20_Contents">
      <style:paragraph-properties fo:text-align="start" style:justify-single-word="false"/>
    </style:style>
    <style:style style:name="P11" style:family="paragraph" style:parent-style-name="Table_20_Heading">
      <style:text-properties fo:font-weight="bold"/>
    </style:style>
    <style:style style:name="P12" style:family="paragraph" style:parent-style-name="Table_20_Heading">
      <style:paragraph-properties fo:text-align="start" style:justify-single-word="false"/>
      <style:text-properties fo:font-weight="bold"/>
    </style:style>
    <style:style style:name="P13" style:family="paragraph" style:parent-style-name="List_20_Contents" style:list-style-name="L1"/>
    <style:style style:name="P14" style:family="paragraph" style:parent-style-name="List_20_Contents" style:list-style-name="L1"/>
    <style:style style:name="P15" style:family="paragraph" style:parent-style-name="List_20_Contents" style:list-style-name="L1"/>
    <style:style style:name="P16" style:family="paragraph" style:parent-style-name="List_20_Contents" style:list-style-name="L1"/>
    <style:style style:name="P17" style:family="paragraph" style:parent-style-name="List_20_Contents" style:list-style-name="L1"/>
    <style:style style:name="P18" style:family="paragraph" style:parent-style-name="List_20_Contents" style:list-style-name="L1"/>
    <style:style style:name="P19" style:family="paragraph" style:parent-style-name="List_20_Contents" style:list-style-name="L1"/>
    <style:style style:name="P20" style:family="paragraph" style:parent-style-name="List_20_Contents" style:list-style-name="L1"/>
    <style:style style:name="P21" style:family="paragraph" style:parent-style-name="List_20_Contents" style:list-style-name="L1"/>
    <style:style style:name="P22" style:family="paragraph" style:parent-style-name="List_20_Contents" style:list-style-name="L1"/>
    <style:style style:name="P23" style:family="paragraph" style:parent-style-name="List_20_Contents" style:list-style-name="L1"/>
    <style:style style:name="P24" style:family="paragraph" style:parent-style-name="List_20_Contents" style:list-style-name="L1"/>
    <style:style style:name="P25" style:family="paragraph" style:parent-style-name="List_20_Contents" style:list-style-name="L6"/>
    <style:style style:name="P26" style:family="paragraph" style:parent-style-name="List_20_Contents" style:list-style-name="L6"/>
    <style:style style:name="P27" style:family="paragraph" style:parent-style-name="List_20_Contents" style:list-style-name="L6"/>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2">
      <style:paragraph-properties fo:margin-top="0cm" fo:margin-bottom="0cm"/>
    </style:style>
    <style:style style:name="P47" style:family="paragraph" style:parent-style-name="Text_20_body" style:list-style-name="L2">
      <style:paragraph-properties fo:margin-top="0cm" fo:margin-bottom="0cm"/>
    </style:style>
    <style:style style:name="P48" style:family="paragraph" style:parent-style-name="Text_20_body" style:list-style-name="L2">
      <style:paragraph-properties fo:margin-top="0cm" fo:margin-bottom="0cm"/>
    </style:style>
    <style:style style:name="P49" style:family="paragraph" style:parent-style-name="List_20_Heading"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text-position="33% 80%"/>
    </style:style>
    <style:style style:name="T6" style:family="text">
      <style:text-properties fo:font-size="14pt"/>
    </style:style>
    <text:list-style style:name="L1">
      <text:list-level-style-number text:level="1" text:style-name="Numbering_20_Symbols" style:num-suffix="." style:num-format="1" text:start-value="0">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Python Reference Manual</text:h>
      <text:p text:style-name="Text_20_body"><text:span text:style-name="Strong_20_Emphasis">September 18, 2000</text:span><text:line-break/><text:span text:style-name="Strong_20_Emphasis">Release 1.6</text:span></text:p>
      <text:h text:style-name="Heading_20_1" text:outline-level="1" text:is-list-header="true">1. Introduction </text:h>
      <text:p text:style-name="Text_20_body">This reference manual describes the Python programming language. It is not intended as a tutorial. </text:p>
      <text:p text:style-name="Text_20_body">While I am trying to be as precise as possible, I chose to use English rather than formal specifications for everything except syntax and lexical analysis. This should make the document more understandable to the average reader, but will leave room for ambiguities. Consequently, if you were coming from Mars and tried to re-implement Python from this document alone, you might have to guess things and in fact you would probably end up implementing quite a different language. On the other hand, if you are using Python and wonder what the precise rules about a particular area of the language are, you should definitely be able to find them here. If you would like to see a more formal definitition of the language, maybe you could volunteer your time – or invent a cloning machine :-). </text:p>
      <text:p text:style-name="Text_20_body">It is dangerous to add too many implementation details to a language reference document – the implementation may change, and other implementations of the same language may work differently. On the other hand, there is currently only one Python implementation in widespread use (although a second one now exists!), and its particular quirks are sometimes worth being mentioned, especially where the implementation imposes additional limitations. Therefore, you'll find short “implementation notes” sprinkled throughout the text. </text:p>
      <text:p text:style-name="Text_20_body">Every Python implementation comes with a number of built-in and standard modules. These are not documented here, but in the separate <text:a xlink:type="simple" xlink:href="http://www.python.org/doc/1.6/lib/lib.html"><text:span text:style-name="Emphasis">Python Library Reference</text:span></text:a> document. A few built-in modules are mentioned when they interact in a significant way with the language definition. </text:p>
      <text:h text:style-name="Heading_20_2" text:outline-level="2">1.1 Notation </text:h>
      <text:p text:style-name="Text_20_body">The descriptions of lexical analysis and syntax use a modified BNF grammar notation. This uses the following style of definition: <text:bookmark text:name="l2h-1"/></text:p>
      <text:p text:style-name="Preformatted_20_Text">name: <text:s text:c="10"/>lc_letter (lc_letter | "_")*</text:p>
      <text:p text:style-name="Preformatted_20_Text">lc_letter: <text:s text:c="5"/>"a"..."z"</text:p>
      <text:p text:style-name="Textkörper2">The first line says that a <text:span text:style-name="Source_20_Text">name</text:span> is an <text:span text:style-name="Source_20_Text">lc_letter</text:span> followed by a sequence of zero or more <text:span text:style-name="Source_20_Text">lc_letter</text:span>s and underscores. An <text:span text:style-name="Source_20_Text">lc_letter</text:span> in turn is any of the single characters "<text:span text:style-name="Teletype">a</text:span>" through "<text:span text:style-name="Teletype">z</text:span>". (This rule is actually adhered to for the names defined in lexical and grammar rules in this document.) </text:p>
      <text:p text:style-name="Text_20_body">Each rule begins with a name (which is the name defined by the rule) and a colon. A vertical bar (<text:span text:style-name="Source_20_Text">|</text:span>) is used to separate alternatives; it is the least binding operator in this notation. A star (<text:span text:style-name="Source_20_Text">*</text:span>) means zero or more repetitions of the preceding item; likewise, a plus (<text:span text:style-name="Source_20_Text">+</text:span>) means one or more repetitions, and a phrase enclosed in square brackets (<text:span text:style-name="Source_20_Text">[ ]</text:span>) means zero or one occurrences (in other words, the enclosed phrase is optional). The <text:span text:style-name="Source_20_Text">*</text:span> and <text:span text:style-name="Source_20_Text">+</text:span> operators bind as tightly as possible; parentheses are used for grouping. Literal strings are enclosed in quotes. White space is only meaningful to separate tokens. Rules are normally contained on a single line; rules with many alternatives may be formatted alternatively with each line after the first beginning with a vertical bar. </text:p>
      <text:p text:style-name="Text_20_body">In lexical definitions (as the example above), two more conventions are used: Two literal characters separated by three dots mean a choice of any single character in the given (inclusive) range of ASCII characters. A phrase between angular brackets (<text:span text:style-name="Source_20_Text">&lt;...&gt;</text:span>) gives an informal description of the symbol defined; e.g., this could be used to describe the notion of ‘control character’ if needed. <text:bookmark text:name="l2h-2"/></text:p>
      <text:p text:style-name="Text_20_body">Even though the notation used is almost the same, there is a big difference between the meaning of lexical and syntactic definitions: a lexical definition operates on the individual characters of the input source, while a syntax definition operates on the stream of tokens generated by the lexical analysis. All uses of BNF in the next chapter (“Lexical Analysis”) are lexical definitions; uses in subsequent chapters are syntactic definitions. </text:p>
      <text:h text:style-name="Heading_20_1" text:outline-level="1" text:is-list-header="true">2. Lexical analysis </text:h>
      <text:p text:style-name="Text_20_body">A Python program is read by a <text:span text:style-name="T3">parser</text:span>. Input to the parser is a stream of <text:span text:style-name="T3">tokens</text:span>, generated by the <text:span text:style-name="T3">lexical analyzer</text:span>. This chapter describes how the lexical analyzer breaks a file into tokens. <text:bookmark text:name="l2h-3"/></text:p>
      <text:p text:style-name="Text_20_body">Python uses the 7-bit ASCII character set for program text and string literals. 8-bit characters may be used in string literals and comments but their interpretation is platform dependent; the proper way to insert 8-bit characters in string literals is by using octal or hexadecimal escape sequences. </text:p>
      <text:p text:style-name="Text_20_body">The run-time character set depends on the I/O devices connected to the program but is generally a superset of ASCII. </text:p>
      <text:p text:style-name="Text_20_body"><text:span text:style-name="T1">Future compatibility note:</text:span> It may be tempting to assume that the character set for 8-bit characters is ISO Latin-1 (an ASCII superset that covers most western languages that use the Latin alphabet), but it is possible that in the future Unicode text editors will become common. These generally use the UTF-8 encoding, which is also an ASCII superset, but with very different use for the characters with ordinals 128-255. While there is no consensus on this subject yet, it is unwise to assume either Latin-1 or UTF-8, even though the current implementation appears to favor Latin-1. This applies both to the source character set and the run-time character set. </text:p>
      <text:h text:style-name="Heading_20_2" text:outline-level="2">2.1 Line structure </text:h>
      <text:p text:style-name="Text_20_body">A Python program is divided into a number of <text:span text:style-name="T3">logical lines</text:span>.</text:p>
      <text:h text:style-name="Heading_20_3" text:outline-level="3">2.1.1 Logical lines </text:h>
      <text:p text:style-name="Text_20_body">The end of a logical line is represented by the token NEWLINE. Statements cannot cross logical line boundaries except where NEWLINE is allowed by the syntax (e.g., between statements in compound statements). A logical line is constructed from one or more <text:span text:style-name="T3">physical lines</text:span> by following the explicit or implicit <text:span text:style-name="T3">line joining</text:span> rules.</text:p>
      <text:h text:style-name="Heading_20_3" text:outline-level="3">2.1.2 Physical lines </text:h>
      <text:p text:style-name="Text_20_body">A physical line ends in whatever the current platform's convention is for terminating lines. On Unix, this is the ASCII LF (linefeed) character. On DOS/Windows, it is the ASCII sequence CR LF (return followed by linefeed). On Macintosh, it is the ASCII CR (return) character. </text:p>
      <text:h text:style-name="Heading_20_3" text:outline-level="3">2.1.3 Comments </text:h>
      <text:p text:style-name="Text_20_body">A comment starts with a hash character (<text:span text:style-name="Source_20_Text">#</text:span>) that is not part of a string literal, and ends at the end of the physical line. A comment signifies the end of the logical line unless the implicit line joining rules are invoked. Comments are ignored by the syntax; they are not tokens.</text:p>
      <text:h text:style-name="Heading_20_3" text:outline-level="3">2.1.4 Explicit line joining </text:h>
      <text:p text:style-name="Text_20_body">Two or more physical lines may be joined into logical lines using backslash characters (<text:span text:style-name="Source_20_Text">\</text:span>), as follows: when a physical line ends in a backslash that is not part of a string literal or comment, it is joined with the following forming a single logical line, deleting the backslash and the following end-of-line character. For example: <text:bookmark text:name="l2h-7"/></text:p>
      <text:p text:style-name="Preformatted_20_Text">if 1900 &lt; year &lt; 2100 and 1 &lt;= month &lt;= 12 \</text:p>
      <text:p text:style-name="Preformatted_20_Text"><text:s text:c="3"/>and 1 &lt;= day &lt;= 31 and 0 &lt;= hour &lt; 24 \</text:p>
      <text:p text:style-name="Preformatted_20_Text"><text:s text:c="3"/>and 0 &lt;= minute &lt; 60 and 0 &lt;= second &lt; 60: <text:s text:c="2"/># Looks like a valid date</text:p>
      <text:p text:style-name="Preformatted_20_Text"><text:s text:c="8"/>return 1</text:p>
      <text:p text:style-name="Textkörper2">A line ending in a backslash cannot carry a comment. A backslash does not continue a comment. A backslash does not continue a token except for string literals (i.e., tokens other than string literals cannot be split across physical lines using a backslash). A backslash is illegal elsewhere on a line outside a string literal. </text:p>
      <text:h text:style-name="Heading_20_3" text:outline-level="3">2.1.5 Implicit line joining </text:h>
      <text:p text:style-name="Text_20_body">Expressions in parentheses, square brackets or curly braces can be split over more than one physical line without using backslashes. For example: </text:p>
      <text:p text:style-name="Preformatted_20_Text">month_names = ['Januari', 'Februari', 'Maart', <text:s text:c="5"/># These are the</text:p>
      <text:p text:style-name="Preformatted_20_Text"><text:s text:c="15"/>'April', <text:s text:c="2"/>'Mei', <text:s text:c="5"/>'Juni', <text:s text:c="6"/># Dutch names</text:p>
      <text:p text:style-name="Preformatted_20_Text"><text:s text:c="15"/>'Juli', <text:s text:c="3"/>'Augustus', 'September', <text:s/># for the months</text:p>
      <text:p text:style-name="Preformatted_20_Text"><text:s text:c="15"/>'Oktober', 'November', 'December'] <text:s text:c="2"/># of the year</text:p>
      <text:p text:style-name="Textkörper2">Implicitly continued lines can carry comments. The indentation of the continuation lines is not important. Blank continuation lines are allowed. There is no NEWLINE token between implicit continuation lines. Implicitly continued lines can also occur within triple-quoted strings (see below); in that case they cannot carry comments. </text:p>
      <text:h text:style-name="Heading_20_3" text:outline-level="3">2.1.6 Blank lines <text:bookmark text:name="l2h-8"/><text:bookmark text:name="l2h-81"/><text:bookmark text:name="l2h-82"/></text:h>
      <text:p text:style-name="Text_20_body">A logical line that contains only spaces, tabs, formfeeds and possibly a comment, is ignored (i.e., no NEWLINE token is generated). During interactive input of statements, handling of a blank line may differ depending on the implementation of the read-eval-print loop. In the standard implementation, an entirely blank logical line (i.e. one containing not even whitespace or a comment) terminates a multi-line statement. </text:p>
      <text:h text:style-name="Heading_20_3" text:outline-level="3">2.1.7 Indentation </text:h>
      <text:p text:style-name="Text_20_body">Leading whitespace (spaces and tabs) at the beginning of a logical line is used to compute the indentation level of the line, which in turn is used to determine the grouping of statements. <text:bookmark text:name="l2h-9"/></text:p>
      <text:p text:style-name="Text_20_body">First, tabs are replaced (from left to right) by one to eight spaces such that the total number of characters up to and including the replacement is a multiple of eight (this is intended to be the same rule as used by Unix). The total number of spaces preceding the first non-blank character then determines the line's indentation. Indentation cannot be split over multiple physical lines using backslashes; the whitespace up to the first backslash determines the indentation. </text:p>
      <text:p text:style-name="Text_20_body"><text:span text:style-name="T1">Cross-platform compatibility note:</text:span> because of the nature of text editors on non-UNIX platforms, it is unwise to use a mixture of spaces and tabs for the indentation in a single source file. </text:p>
      <text:p text:style-name="Text_20_body">A formfeed character may be present at the start of the line; it will be ignored for the indentation calculations above. Formfeed characters occurring elsewhere in the leading whitespace have an undefined effect (for instance, they may reset the space count to zero). </text:p>
      <text:p text:style-name="Text_20_body">The indentation levels of consecutive lines are used to generate INDENT and DEDENT tokens, using a stack, as follows. <text:bookmark text:name="l2h-10"/></text:p>
      <text:p text:style-name="Text_20_body">Before the first line of the file is read, a single zero is pushed on the stack; this will never be popped off again. The numbers pushed on the stack will always be strictly increasing from bottom to top. At the beginning of each logical line, the line's indentation level is compared to the top of the stack. If it is equal, nothing happens. If it is larger, it is pushed on the stack, and one INDENT token is generated. If it is smaller, it <text:span text:style-name="T3">must</text:span> be one of the numbers occurring on the stack; all numbers on the stack that are larger are popped off, and for each number popped off a DEDENT token is generated. At the end of the file, a DEDENT token is generated for each number remaining on the stack that is larger than zero. </text:p>
      <text:p text:style-name="Text_20_body">Here is an example of a correctly (though confusingly) indented piece of Python code: </text:p>
      <text:p text:style-name="Preformatted_20_Text">def perm(l):</text:p>
      <text:p text:style-name="Preformatted_20_Text"><text:s text:c="8"/># Compute the list of all permutations of l</text:p>
      <text:p text:style-name="Preformatted_20_Text"><text:s text:c="4"/>if len(l) &lt;= 1:</text:p>
      <text:p text:style-name="Preformatted_20_Text"><text:s text:c="18"/>return [l]</text:p>
      <text:p text:style-name="Preformatted_20_Text"><text:s text:c="4"/>r = []</text:p>
      <text:p text:style-name="Preformatted_20_Text"><text:s text:c="4"/>for i in range(len(l)):</text:p>
      <text:p text:style-name="Preformatted_20_Text"><text:s text:c="13"/>s = l[:i] + l[i+1:]</text:p>
      <text:p text:style-name="Preformatted_20_Text"><text:s text:c="13"/>p = perm(s)</text:p>
      <text:p text:style-name="Preformatted_20_Text"><text:s text:c="13"/>for x in p:</text:p>
      <text:p text:style-name="Preformatted_20_Text"><text:s text:c="14"/>r.append(l[i:i+1] + x)</text:p>
      <text:p text:style-name="Preformatted_20_Text"><text:s text:c="4"/>return r</text:p>
      <text:p text:style-name="Textkörper2">The following example shows various indentation errors: </text:p>
      <text:p text:style-name="Preformatted_20_Text"><text:s text:c="5"/>def perm(l): <text:s text:c="22"/># error: first line indented</text:p>
      <text:p text:style-name="Preformatted_20_Text"><text:s text:c="4"/>for i in range(len(l)): <text:s text:c="12"/># error: not indented</text:p>
      <text:p text:style-name="Preformatted_20_Text"><text:s text:c="8"/>s = l[:i] + l[i+1:]</text:p>
      <text:p text:style-name="Preformatted_20_Text"><text:s text:c="12"/>p = perm(l[:i] + l[i+1:]) <text:s text:c="2"/># error: unexpected indent</text:p>
      <text:p text:style-name="Preformatted_20_Text"><text:s text:c="12"/>for x in p:</text:p>
      <text:p text:style-name="Preformatted_20_Text"><text:s text:c="20"/>r.append(l[i:i+1] + x)</text:p>
      <text:p text:style-name="Preformatted_20_Text"><text:s text:c="16"/>return r <text:s text:c="15"/># error: inconsistent dedent</text:p>
      <text:p text:style-name="Textkörper2">(Actually, the first three errors are detected by the parser; only the last error is found by the lexical analyzer – the indentation of <text:span text:style-name="Source_20_Text">return r</text:span> does not match a level popped off the stack.) </text:p>
      <text:h text:style-name="Heading_20_3" text:outline-level="3">2.1.8 Whitespace between tokens </text:h>
      <text:p text:style-name="Text_20_body">Except at the beginning of a logical line or in string literals, the whitespace characters space, tab and formfeed can be used interchangeably to separate tokens. Whitespace is needed between two tokens only if their concatenation could otherwise be interpreted as a different token (e.g., ab is one token, but a b is two tokens). </text:p>
      <text:h text:style-name="Heading_20_2" text:outline-level="2">2.2 Other tokens</text:h>
      <text:p text:style-name="Text_20_body">Besides NEWLINE, INDENT and DEDENT, the following categories of tokens exist: <text:span text:style-name="T3">identifiers</text:span>, <text:span text:style-name="T3">keywords</text:span>, <text:span text:style-name="T3">literals</text:span>, <text:span text:style-name="T3">operators</text:span>, and <text:span text:style-name="T3">delimiters</text:span>. Whitespace characters (other than line terminators, discussed earlier) are not tokens, but serve to delimit tokens. Where ambiguity exists, a token comprises the longest possible string that forms a legal token, when read from left to right. </text:p>
      <text:h text:style-name="Heading_20_2" text:outline-level="2">2.3 Identifiers and keywords </text:h>
      <text:p text:style-name="Text_20_body">Identifiers (also referred to as <text:span text:style-name="T3">names</text:span>) are described by the following lexical definitions: <text:bookmark text:name="l2h-11"/></text:p>
      <text:p text:style-name="Preformatted_20_Text">identifier: <text:s text:c="4"/>(letter|"_") (letter|digit|"_")*</text:p>
      <text:p text:style-name="Preformatted_20_Text">letter: <text:s text:c="8"/>lowercase | uppercase</text:p>
      <text:p text:style-name="Preformatted_20_Text">lowercase: <text:s text:c="5"/>"a"..."z"</text:p>
      <text:p text:style-name="Preformatted_20_Text">uppercase: <text:s text:c="5"/>"A"..."Z"</text:p>
      <text:p text:style-name="Preformatted_20_Text">digit: <text:s text:c="9"/>"0"..."9"</text:p>
      <text:p text:style-name="Textkörper2">Identifiers are unlimited in length. Case is significant. </text:p>
      <text:h text:style-name="Heading_20_3" text:outline-level="3">2.3.1 Keywords </text:h>
      <text:p text:style-name="Text_20_body">The following identifiers are used as reserved words, or <text:span text:style-name="T3">keywords</text:span> of the language, and cannot be used as ordinary identifiers. They must be spelled exactly as written here:<text:bookmark text:name="l2h-12"/> </text:p>
      <text:p text:style-name="Preformatted_20_Text">and <text:s text:c="6"/>del <text:s text:c="6"/>for <text:s text:c="6"/>is <text:s text:c="7"/>raise <text:s text:c="3"/></text:p>
      <text:p text:style-name="Preformatted_20_Text">assert <text:s text:c="3"/>elif <text:s text:c="5"/>from <text:s text:c="5"/>lambda <text:s text:c="3"/>return <text:s text:c="2"/></text:p>
      <text:p text:style-name="Preformatted_20_Text">break <text:s text:c="4"/>else <text:s text:c="5"/>global <text:s text:c="3"/>not <text:s text:c="6"/>try <text:s text:c="5"/></text:p>
      <text:p text:style-name="Preformatted_20_Text">class <text:s text:c="4"/>except <text:s text:c="3"/>if <text:s text:c="7"/>or <text:s text:c="7"/>while <text:s text:c="3"/></text:p>
      <text:p text:style-name="Preformatted_20_Text">continue <text:s/>exec <text:s text:c="5"/>import <text:s text:c="3"/>pass <text:s text:c="14"/></text:p>
      <text:p text:style-name="Preformatted_20_Text">def <text:s text:c="6"/>finally <text:s text:c="2"/>in <text:s text:c="7"/>print</text:p>
      <text:h text:style-name="Heading_20_3" text:outline-level="3">2.3.2 Reserved classes of identifiers </text:h>
      <text:p text:style-name="Text_20_body">Certain classes of identifiers (besides keywords) have special meanings. These are: </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2">Form</text:p>
            </table:table-cell>
            <table:table-cell table:style-name="Tabelle1.A1" office:value-type="string">
              <text:p text:style-name="P12">Meaning</text:p>
            </table:table-cell>
            <table:table-cell table:style-name="Tabelle1.C1" office:value-type="string">
              <text:p text:style-name="P12">Notes</text:p>
            </table:table-cell>
          </table:table-row>
        </table:table-header-rows>
        <table:table-row>
          <table:table-cell table:style-name="Tabelle1.A2" office:value-type="string">
            <text:p text:style-name="P10"><text:span text:style-name="Source_20_Text">_*</text:span></text:p>
          </table:table-cell>
          <table:table-cell table:style-name="Tabelle1.A2" office:value-type="string">
            <text:p text:style-name="P10">Not imported by "<text:span text:style-name="Teletype">from </text:span><text:span text:style-name="Variable">module</text:span><text:span text:style-name="Teletype"> import *</text:span>"</text:p>
          </table:table-cell>
          <table:table-cell table:style-name="Tabelle1.C2" office:value-type="string">
            <text:p text:style-name="P10">(1)</text:p>
          </table:table-cell>
        </table:table-row>
        <table:table-row>
          <table:table-cell table:style-name="Tabelle1.A2" office:value-type="string">
            <text:p text:style-name="P10"><text:span text:style-name="Source_20_Text">__*__</text:span></text:p>
          </table:table-cell>
          <table:table-cell table:style-name="Tabelle1.A2" office:value-type="string">
            <text:p text:style-name="P10">System-defined name</text:p>
          </table:table-cell>
          <table:table-cell table:style-name="Tabelle1.C2" office:value-type="string">
            <text:p text:style-name="P10"/>
          </table:table-cell>
        </table:table-row>
        <table:table-row>
          <table:table-cell table:style-name="Tabelle1.A2" office:value-type="string">
            <text:p text:style-name="P10"><text:span text:style-name="Source_20_Text">__*</text:span></text:p>
          </table:table-cell>
          <table:table-cell table:style-name="Tabelle1.A2" office:value-type="string">
            <text:p text:style-name="P10">Class-private name mangling</text:p>
          </table:table-cell>
          <table:table-cell table:style-name="Tabelle1.C2" office:value-type="string">
            <text:p text:style-name="P10"/>
          </table:table-cell>
        </table:table-row>
      </table:table>
      <text:p text:style-name="Text_20_body">(XXX need section references here.) </text:p>
      <text:p text:style-name="Text_20_body">Note:</text:p>
      <text:p text:style-name="List_20_Heading"><text:span text:style-name="Strong_20_Emphasis">(1)</text:span> <text:s/>The special identifier “<text:span text:style-name="Teletype">_</text:span>” is used in the interactive interpreter to store the result of the last evaluation; it is stored in the <text:span text:style-name="Teletype">__builtin__</text:span> module. When not in interactive mode, “<text:span text:style-name="Teletype">_</text:span>” has no special meaning and is not defined. </text:p>
      <text:h text:style-name="Heading_20_2" text:outline-level="2">2.4 Literals </text:h>
      <text:p text:style-name="Text_20_body">Literals are notations for constant values of some built-in types.</text:p>
      <text:h text:style-name="Heading_20_3" text:outline-level="3">2.4.1 String literals </text:h>
      <text:p text:style-name="Text_20_body">String literals are described by the following lexical definitions: <text:bookmark text:name="l2h-14"/></text:p>
      <text:p text:style-name="Preformatted_20_Text">stringliteral: <text:s text:c="2"/>shortstring | longstring</text:p>
      <text:p text:style-name="Preformatted_20_Text">shortstring: <text:s text:c="4"/>"'" shortstringitem* "'" | '"' shortstringitem* '"'</text:p>
      <text:p text:style-name="Preformatted_20_Text">longstring: <text:s text:c="5"/>"'''" longstringitem* "'''" | '"""' longstringitem* '"""'</text:p>
      <text:p text:style-name="Preformatted_20_Text">shortstringitem: shortstringchar | escapeseq</text:p>
      <text:p text:style-name="Preformatted_20_Text">longstringitem: <text:s/>longstringchar | escapeseq</text:p>
      <text:p text:style-name="Preformatted_20_Text">shortstringchar: &lt;any ASCII character except "\" or newline or the quote&gt;</text:p>
      <text:p text:style-name="Preformatted_20_Text">longstringchar: <text:s/>&lt;any ASCII character except "\"&gt;</text:p>
      <text:p text:style-name="Preformatted_20_Text">escapeseq: <text:s text:c="6"/>"\" &lt;any ASCII character&gt;</text:p>
      <text:p text:style-name="Textkörper2"><text:bookmark text:name="l2h-15"/>In plain English: String literals can be enclosed in matching single quotes (<text:span text:style-name="Source_20_Text">'</text:span>) or double quotes (<text:span text:style-name="Source_20_Text">"</text:span>). They can also be enclosed in matching groups of three single or double quotes (these are generally referred to as <text:span text:style-name="T3">triple-quoted strings</text:span>). The backslash (<text:span text:style-name="Source_20_Text">\</text:span>) character is used to escape characters that otherwise have a special meaning, such as newline, backslash itself, or the quote character. String literals may optionally be prefixed with a letter ‘r’ or ‘R’; such strings are called raw strings and use different rules for backslash escape sequences. <text:bookmark text:name="l2h-16"/></text:p>
      <text:p text:style-name="Text_20_body">In triple-quoted strings, unescaped newlines and quotes are allowed (and are retained), except that three unescaped quotes in a row terminate the string. (A “quote” is the character used to open the string, i.e. either <text:span text:style-name="Source_20_Text">'</text:span> or <text:span text:style-name="Source_20_Text">"</text:span>.) </text:p>
      <text:p text:style-name="Text_20_body">Unless an ‘r’ or ‘R’ prefix is present, escape sequences in strings are interpreted according to rules similar to those used by Standard C. The recognized escape sequences are: <text:bookmark text:name="l2h-17"/></text:p>
      <table:table table:name="Tabelle2" table:style-name="Tabelle2">
        <table:table-column table:style-name="Tabelle2.A"/>
        <table:table-column table:style-name="Tabelle2.B"/>
        <table:table-header-rows>
          <table:table-row>
            <table:table-cell table:style-name="Tabelle2.A1" office:value-type="string">
              <text:p text:style-name="P12">Escape Sequence</text:p>
            </table:table-cell>
            <table:table-cell table:style-name="Tabelle2.B1" office:value-type="string">
              <text:p text:style-name="P12">Meaning</text:p>
            </table:table-cell>
          </table:table-row>
        </table:table-header-rows>
        <table:table-row>
          <table:table-cell table:style-name="Tabelle2.A2" office:value-type="string">
            <text:p text:style-name="P10"><text:span text:style-name="Source_20_Text">\</text:span><text:span text:style-name="Variable">newline</text:span></text:p>
          </table:table-cell>
          <table:table-cell table:style-name="Tabelle2.B2" office:value-type="string">
            <text:p text:style-name="P10">Ignored</text:p>
          </table:table-cell>
        </table:table-row>
        <table:table-row>
          <table:table-cell table:style-name="Tabelle2.A2" office:value-type="string">
            <text:p text:style-name="P10"><text:span text:style-name="Source_20_Text">\\</text:span></text:p>
          </table:table-cell>
          <table:table-cell table:style-name="Tabelle2.B2" office:value-type="string">
            <text:p text:style-name="P10">Backslash (<text:span text:style-name="Source_20_Text">\</text:span>)</text:p>
          </table:table-cell>
        </table:table-row>
        <table:table-row>
          <table:table-cell table:style-name="Tabelle2.A2" office:value-type="string">
            <text:p text:style-name="P10"><text:span text:style-name="Source_20_Text">\'</text:span></text:p>
          </table:table-cell>
          <table:table-cell table:style-name="Tabelle2.B2" office:value-type="string">
            <text:p text:style-name="P10">Single quote (<text:span text:style-name="Source_20_Text">'</text:span>)</text:p>
          </table:table-cell>
        </table:table-row>
        <table:table-row>
          <table:table-cell table:style-name="Tabelle2.A2" office:value-type="string">
            <text:p text:style-name="P10"><text:span text:style-name="Source_20_Text">\"</text:span></text:p>
          </table:table-cell>
          <table:table-cell table:style-name="Tabelle2.B2" office:value-type="string">
            <text:p text:style-name="P10">Double quote (<text:span text:style-name="Source_20_Text">"</text:span>)</text:p>
          </table:table-cell>
        </table:table-row>
        <table:table-row>
          <table:table-cell table:style-name="Tabelle2.A2" office:value-type="string">
            <text:p text:style-name="P10"><text:span text:style-name="Source_20_Text">\a</text:span></text:p>
          </table:table-cell>
          <table:table-cell table:style-name="Tabelle2.B2" office:value-type="string">
            <text:p text:style-name="P10">ASCII Bell (BEL)</text:p>
          </table:table-cell>
        </table:table-row>
        <table:table-row>
          <table:table-cell table:style-name="Tabelle2.A2" office:value-type="string">
            <text:p text:style-name="P10"><text:span text:style-name="Source_20_Text">\b</text:span></text:p>
          </table:table-cell>
          <table:table-cell table:style-name="Tabelle2.B2" office:value-type="string">
            <text:p text:style-name="P10">ASCII Backspace (BS)</text:p>
          </table:table-cell>
        </table:table-row>
        <table:table-row>
          <table:table-cell table:style-name="Tabelle2.A2" office:value-type="string">
            <text:p text:style-name="P10"><text:span text:style-name="Source_20_Text">\f</text:span></text:p>
          </table:table-cell>
          <table:table-cell table:style-name="Tabelle2.B2" office:value-type="string">
            <text:p text:style-name="P10">ASCII Formfeed (FF)</text:p>
          </table:table-cell>
        </table:table-row>
        <table:table-row>
          <table:table-cell table:style-name="Tabelle2.A2" office:value-type="string">
            <text:p text:style-name="P10"><text:span text:style-name="Source_20_Text">\n</text:span></text:p>
          </table:table-cell>
          <table:table-cell table:style-name="Tabelle2.B2" office:value-type="string">
            <text:p text:style-name="P10">ASCII Linefeed (LF)</text:p>
          </table:table-cell>
        </table:table-row>
        <table:table-row>
          <table:table-cell table:style-name="Tabelle2.A2" office:value-type="string">
            <text:p text:style-name="P10"><text:span text:style-name="Source_20_Text">\r</text:span></text:p>
          </table:table-cell>
          <table:table-cell table:style-name="Tabelle2.B2" office:value-type="string">
            <text:p text:style-name="P10">ASCII Carriage Return (CR)</text:p>
          </table:table-cell>
        </table:table-row>
        <table:table-row>
          <table:table-cell table:style-name="Tabelle2.A2" office:value-type="string">
            <text:p text:style-name="P10"><text:span text:style-name="Source_20_Text">\t</text:span></text:p>
          </table:table-cell>
          <table:table-cell table:style-name="Tabelle2.B2" office:value-type="string">
            <text:p text:style-name="P10">ASCII Horizontal Tab (TAB)</text:p>
          </table:table-cell>
        </table:table-row>
        <table:table-row>
          <table:table-cell table:style-name="Tabelle2.A2" office:value-type="string">
            <text:p text:style-name="P10"><text:span text:style-name="Source_20_Text">\v</text:span></text:p>
          </table:table-cell>
          <table:table-cell table:style-name="Tabelle2.B2" office:value-type="string">
            <text:p text:style-name="P10">ASCII Vertical Tab (VT)</text:p>
          </table:table-cell>
        </table:table-row>
        <table:table-row>
          <table:table-cell table:style-name="Tabelle2.A2" office:value-type="string">
            <text:p text:style-name="P10"><text:span text:style-name="Source_20_Text">\</text:span><text:span text:style-name="Variable">ooo</text:span></text:p>
          </table:table-cell>
          <table:table-cell table:style-name="Tabelle2.B2" office:value-type="string">
            <text:p text:style-name="P10">ASCII character with octal value <text:span text:style-name="T3">ooo</text:span></text:p>
          </table:table-cell>
        </table:table-row>
        <table:table-row>
          <table:table-cell table:style-name="Tabelle2.A2" office:value-type="string">
            <text:p text:style-name="P10"><text:span text:style-name="Source_20_Text">\x</text:span><text:span text:style-name="Variable">hh...</text:span></text:p>
          </table:table-cell>
          <table:table-cell table:style-name="Tabelle2.B2" office:value-type="string">
            <text:p text:style-name="P10">ASCII character with hex value <text:span text:style-name="T3">hh...</text:span></text:p>
          </table:table-cell>
        </table:table-row>
      </table:table>
      <text:p text:style-name="Text_20_body"><text:bookmark text:name="l2h-18"/>In strict compatibility with Standard C, up to three octal digits are accepted, but an unlimited number of hex digits is taken to be part of the hex escape (and then the lower 8 bits of the resulting hex number are used in 8-bit implementations). </text:p>
      <text:p text:style-name="Text_20_body">Unlike Standard C, all unrecognized escape sequences are left in the string unchanged, i.e., <text:span text:style-name="T3">the backslash is left in the string.</text:span> (This behavior is useful when debugging: if an escape sequence is mistyped, the resulting output is more easily recognized as broken.) <text:bookmark text:name="l2h-19"/></text:p>
      <text:p text:style-name="Text_20_body">When an ‘r’ or ‘R’ prefix is present, backslashes are still used to quote the following character, but <text:span text:style-name="T3">all backslashes are left in the string</text:span>. For example, the string literal <text:span text:style-name="Source_20_Text">r"\n"</text:span> consists of two characters: a backslash and a lowercase ‘n’. String quotes can be escaped with a backslash, but the backslash remains in the string; for example, <text:span text:style-name="Source_20_Text">r"\""</text:span> is a valid string literal consisting of two characters: a backslash and a double quote; <text:span text:style-name="Source_20_Text">r"\"</text:span> is not a value string literal (even a raw string cannot end in an odd number of backslashes). Specifically, <text:span text:style-name="T3">a raw string cannot end in a single backslash</text:span> (since the backslash would escape the following quote character). Note also that a single backslash followed by a newline is interpreted as those two characters as part of the string, <text:span text:style-name="T3">not</text:span> as a line continuation. </text:p>
      <text:h text:style-name="Heading_20_3" text:outline-level="3">2.4.2 String literal concatenation </text:h>
      <text:p text:style-name="Text_20_body">Multiple adjacent string literals (delimited by whitespace), possibly using different quoting conventions, are allowed, and their meaning is the same as their concatenation. Thus, <text:span text:style-name="Source_20_Text">"hello" 'world'</text:span> is equivalent to <text:span text:style-name="Source_20_Text">"helloworld"</text:span>. This feature can be used to reduce the number of backslashes needed, to split long strings conveniently across long lines, or even to add comments to parts of strings, for example: </text:p>
      <text:p text:style-name="Preformatted_20_Text">re.compile("[A-Za-z_]" <text:s text:c="6"/># letter or underscore</text:p>
      <text:p text:style-name="Preformatted_20_Text"><text:s text:c="11"/>"[A-Za-z0-9_]*" <text:s text:c="2"/># letter, digit or underscore</text:p>
      <text:p text:style-name="Preformatted_20_Text"><text:s text:c="10"/>)</text:p>
      <text:p text:style-name="Textkörper2">Note that this feature is defined at the syntactical level, but implemented at compile time. The ‘+’ operator must be used to concatenate string expressions at run time. Also note that literal concatenation can use different quoting styles for each component (even mixing raw strings and triple quoted strings). </text:p>
      <text:h text:style-name="Heading_20_3" text:outline-level="3">2.4.3 Numeric literals </text:h>
      <text:p text:style-name="Text_20_body">There are four types of numeric literals: plain integers, long integers, floating point numbers, and imaginary numbers. There are no complex literals (complex numbers can be formed by adding a real number and an imaginary number). <text:bookmark text:name="l2h-20"/></text:p>
      <text:p text:style-name="Text_20_body">Note that numeric literals do not include a sign; a phrase like <text:span text:style-name="Source_20_Text">-1</text:span> is actually an expression composed of the unary operator ‘<text:span text:style-name="Source_20_Text">-</text:span>’ and the literal <text:span text:style-name="Source_20_Text">1</text:span>. </text:p>
      <text:h text:style-name="Heading_20_3" text:outline-level="3">2.4.4 Integer and long integer literals </text:h>
      <text:p text:style-name="Text_20_body">Integer and long integer literals are described by the following lexical definitions: </text:p>
      <text:p text:style-name="Preformatted_20_Text">longinteger: <text:s text:c="3"/>integer ("l"|"L")</text:p>
      <text:p text:style-name="Preformatted_20_Text">integer: <text:s text:c="7"/>decimalinteger | octinteger | hexinteger</text:p>
      <text:p text:style-name="Preformatted_20_Text">decimalinteger: nonzerodigit digit* | "0"</text:p>
      <text:p text:style-name="Preformatted_20_Text">octinteger: <text:s text:c="4"/>"0" octdigit+</text:p>
      <text:p text:style-name="Preformatted_20_Text">hexinteger: <text:s text:c="4"/>"0" ("x"|"X") hexdigit+</text:p>
      <text:p text:style-name="Preformatted_20_Text">nonzerodigit: <text:s text:c="2"/>"1"..."9"</text:p>
      <text:p text:style-name="Preformatted_20_Text">octdigit: <text:s text:c="6"/>"0"..."7"</text:p>
      <text:p text:style-name="Preformatted_20_Text">hexdigit: <text:s text:c="7"/>digit|"a"..."f"|"A"..."F"</text:p>
      <text:p text:style-name="Textkörper2">Although both lower case ‘l’ and upper case ‘L’ are allowed as suffix for long integers, it is strongly recommended to always use ‘L’, since the letter ‘l’ looks too much like the digit ‘1’. </text:p>
      <text:p text:style-name="Text_20_body">Plain integer decimal literals must be at most 2147483647 (i.e., the largest positive integer, using 32-bit arithmetic). Plain octal and hexadecimal literals may be as large as 4294967295, but values larger than 2147483647 are converted to a negative value by subtracting 4294967296. There is no limit for long integer literals apart from what can be stored in available memory. </text:p>
      <text:p text:style-name="Text_20_body">Some examples of plain and long integer literals: </text:p>
      <text:p text:style-name="Preformatted_20_Text">7 <text:s text:c="4"/>2147483647 <text:s text:c="23"/>0177 <text:s text:c="3"/>0x80000000</text:p>
      <text:p text:style-name="Preformatted_20_Text">3L <text:s text:c="3"/>79228162514264337593543950336L <text:s text:c="3"/>0377L <text:s text:c="2"/>0x100000000L</text:p>
      <text:h text:style-name="Heading_20_3" text:outline-level="3">2.4.5 Floating point literals </text:h>
      <text:p text:style-name="Text_20_body">Floating point literals are described by the following lexical definitions: </text:p>
      <text:p text:style-name="Preformatted_20_Text">floatnumber: <text:s text:c="3"/>pointfloat | exponentfloat</text:p>
      <text:p text:style-name="Preformatted_20_Text">pointfloat: <text:s text:c="4"/>[intpart] fraction | intpart "."</text:p>
      <text:p text:style-name="Preformatted_20_Text">exponentfloat: <text:s/>(nonzerodigit digit* | pointfloat) exponent</text:p>
      <text:p text:style-name="Preformatted_20_Text">intpart: <text:s text:c="7"/>nonzerodigit digit* | "0"</text:p>
      <text:p text:style-name="Preformatted_20_Text">fraction: <text:s text:c="6"/>"." digit+</text:p>
      <text:p text:style-name="Preformatted_20_Text">exponent: <text:s text:c="6"/>("e"|"E") ["+"|"-"] digit+</text:p>
      <text:p text:style-name="Textkörper2">Note that the integer part of a floating point number cannot look like an octal integer, though the exponent may look like an octal literal but will always be interpreted using radix 10. For example, “<text:span text:style-name="Teletype">1e010</text:span>” is legal, while “<text:span text:style-name="Teletype">07.1</text:span>” is a syntax error. The allowed range of floating point literals is implementation-dependent. Some examples of floating point literals: </text:p>
      <text:p text:style-name="Preformatted_20_Text">3.14 <text:s text:c="3"/>10. <text:s text:c="3"/>.001 <text:s text:c="3"/>1e100 <text:s text:c="3"/>3.14e-10</text:p>
      <text:p text:style-name="Textkörper2">Note that numeric literals do not include a sign; a phrase like <text:span text:style-name="Source_20_Text">-1</text:span> is actually an expression composed of the operator <text:span text:style-name="Source_20_Text">-</text:span> and the literal <text:span text:style-name="Source_20_Text">1</text:span>. </text:p>
      <text:h text:style-name="Heading_20_3" text:outline-level="3">2.4.6 Imaginary literals </text:h>
      <text:p text:style-name="Text_20_body">Imaginary literals are described by the following lexical definitions: </text:p>
      <text:p text:style-name="Preformatted_20_Text">imagnumber: <text:s text:c="4"/>(floatnumber | intpart) ("j"|"J")</text:p>
      <text:p text:style-name="Textkörper2">An imaginary literal yields a complex number with a real part of 0.0. Complex numbers are represented as a pair of floating point numbers and have the same restrictions on their range. To create a complex number with a nonzero real part, add a floating point number to it, e.g., <text:span text:style-name="Source_20_Text">(3+4j)</text:span>. Some examples of imaginary literals: </text:p>
      <text:p text:style-name="Preformatted_20_Text">3.14j <text:s text:c="2"/>10.j <text:s text:c="3"/>10j <text:s text:c="4"/>.001j <text:s text:c="2"/>1e100j <text:s/>3.14e-10j</text:p>
      <text:h text:style-name="Heading_20_1" text:outline-level="1" text:is-list-header="true">2.5 Operators </text:h>
      <text:p text:style-name="Text_20_body">The following tokens are operators: <text:bookmark text:name="l2h-21"/></text:p>
      <text:p text:style-name="Preformatted_20_Text">+ <text:s text:c="6"/>- <text:s text:c="6"/>* <text:s text:c="6"/>** <text:s text:c="5"/>/ <text:s text:c="6"/>%</text:p>
      <text:p text:style-name="Preformatted_20_Text">&lt;&lt; <text:s text:c="5"/>&gt;&gt; <text:s text:c="5"/>&amp; <text:s text:c="6"/>| <text:s text:c="6"/>^ <text:s text:c="6"/>~</text:p>
      <text:p text:style-name="Preformatted_20_Text">&lt; <text:s text:c="6"/>&gt; <text:s text:c="6"/>&lt;= <text:s text:c="5"/>&gt;= <text:s text:c="5"/>== <text:s text:c="5"/>!= <text:s text:c="5"/>&lt;&gt;</text:p>
      <text:p text:style-name="Textkörper2">The comparison operators <text:span text:style-name="Source_20_Text">&lt;&gt;</text:span> and <text:span text:style-name="Source_20_Text">!=</text:span> are alternate spellings of the same operator. <text:span text:style-name="Source_20_Text">!=</text:span> is the preferred spelling; <text:span text:style-name="Source_20_Text">&lt;&gt;</text:span> is obsolescent. </text:p>
      <text:h text:style-name="Heading_20_1" text:outline-level="1" text:is-list-header="true">2.6 Delimiters </text:h>
      <text:p text:style-name="Text_20_body">The following tokens serve as delimiters in the grammar: <text:bookmark text:name="l2h-22"/></text:p>
      <text:p text:style-name="Preformatted_20_Text">( <text:s text:c="6"/>) <text:s text:c="6"/>[ <text:s text:c="6"/>] <text:s text:c="6"/>{ <text:s text:c="6"/>}</text:p>
      <text:p text:style-name="Preformatted_20_Text">, <text:s text:c="6"/>: <text:s text:c="6"/>. <text:s text:c="6"/>` <text:s text:c="6"/>= <text:s text:c="6"/>;</text:p>
      <text:p text:style-name="Textkörper2">The period can also occur in floating-point and imaginary literals. A sequence of three periods has a special meaning as an ellipsis in slices. </text:p>
      <text:p text:style-name="Text_20_body">The following printing ASCII characters have special meaning as part of other tokens or are otherwise significant to the lexical analyzer: </text:p>
      <text:p text:style-name="Preformatted_20_Text">' <text:s text:c="6"/>" <text:s text:c="6"/># <text:s text:c="6"/>\</text:p>
      <text:p text:style-name="Textkörper2">The following printing ASCII characters are not used in Python. Their occurrence outside string literals and comments is an unconditional error: <text:bookmark text:name="l2h-23"/></text:p>
      <text:p text:style-name="Preformatted_20_Text">@ <text:s text:c="6"/>$ <text:s text:c="6"/>?</text:p>
      <text:h text:style-name="Heading_20_1" text:outline-level="1" text:is-list-header="true">3. Data model</text:h>
      <text:h text:style-name="Heading_20_2" text:outline-level="2">3.1 Objects, values and types </text:h>
      <text:p text:style-name="Text_20_body"><text:span text:style-name="T3">Objects</text:span> are Python's abstraction for data. All data in a Python program is represented by objects or by relations between objects. (In a sense, and in conformance to Von Neumann's model of a “stored program computer,” code is also represented by objects.) <text:bookmark text:name="l2h-24"/></text:p>
      <text:p text:style-name="Text_20_body">Every object has an identity, a type and a value. An object's <text:span text:style-name="T3">identity</text:span> never changes once it has been created; you may think of it as the object's address in memory. The ‘<text:span text:style-name="Source_20_Text">is</text:span>’ operator compares the identity of two objects; the <text:span text:style-name="Teletype">id()</text:span><text:bookmark text:name="l2h-25"/> function returns an integer representing its identity (currently implemented as its address). An object's <text:span text:style-name="T3">type</text:span> is also unchangeable. It determines the operations that an object supports (e.g., “does it have a length?”) and also defines the possible values for objects of that type. The <text:span text:style-name="Teletype">type()</text:span><text:bookmark text:name="l2h-26"/> function returns an object's type (which is an object itself). The <text:span text:style-name="T3">value</text:span> of some objects can change. Objects whose value can change are said to be <text:span text:style-name="T3">mutable</text:span>; objects whose value is unchangeable once they are created are called <text:span text:style-name="T3">immutable</text:span>. (The value of an immutable container object that contains a reference to a mutable object can change when the latter's value is changed; however the container is still considered immutable, because the collection of objects it contains cannot be changed. So, immutability is not strictly the same as having an unchangeable value, it is more subtle.) An object's mutability is determined by its type; for instance, numbers, strings and tuples are immutable, while dictionaries and lists are mutable. <text:bookmark text:name="l2h-27"/></text:p>
      <text:p text:style-name="Text_20_body">Objects are never explicitly destroyed; however, when they become unreachable they may be garbage-collected. An implementation is allowed to postpone garbage collection or omit it altogether – it is a matter of implementation quality how garbage collection is implemented, as long as no objects are collected that are still reachable. (Implementation note: the current implementation uses a reference-counting scheme which collects most objects as soon as they become unreachable, but never collects garbage containing circular references.) <text:bookmark text:name="l2h-28"/></text:p>
      <text:p text:style-name="Text_20_body">Note that the use of the implementation's tracing or debugging facilities may keep objects alive that would normally be collectable. Also note that catching an exception with a ‘<text:span text:style-name="Teletype">try</text:span>...<text:span text:style-name="Teletype">except</text:span>’ statement may keep objects alive. </text:p>
      <text:p text:style-name="Text_20_body">Some objects contain references to “external” resources such as open files or windows. It is understood that these resources are freed when the object is garbage-collected, but since garbage collection is not guaranteed to happen, such objects also provide an explicit way to release the external resource, usually a <text:span text:style-name="Teletype">close()</text:span> method. Programs are strongly recommended to explicitly close such objects. The ‘<text:span text:style-name="Teletype">try</text:span>...<text:span text:style-name="Teletype">finally</text:span>’ statement provides a convenient way to do this. </text:p>
      <text:p text:style-name="Text_20_body">Some objects contain references to other objects; these are called <text:span text:style-name="T3">containers</text:span>. Examples of containers are tuples, lists and dictionaries. The references are part of a container's value. In most cases, when we talk about the value of a container, we imply the values, not the identities of the contained objects; however, when we talk about the mutability of a container, only the identities of the immediately contained objects are implied. So, if an immutable container (like a tuple) contains a reference to a mutable object, its value changes if that mutable object is changed. <text:bookmark text:name="l2h-29"/></text:p>
      <text:p text:style-name="Text_20_body">Types affect almost all aspects of object behavior. Even the importance of object identity is affected in some sense: for immutable types, operations that compute new values may actually return a reference to any existing object with the same type and value, while for mutable objects this is not allowed. E.g., after "<text:span text:style-name="Teletype">a = 1; b = 1</text:span>", <text:span text:style-name="Source_20_Text">a</text:span> and <text:span text:style-name="Source_20_Text">b</text:span> may or may not refer to the same object with the value one, depending on the implementation, but after "<text:span text:style-name="Teletype">c = []; d = []</text:span>", <text:span text:style-name="Source_20_Text">c</text:span> and <text:span text:style-name="Source_20_Text">d</text:span>are guaranteed to refer to two different, unique, newly created empty lists. (Note that "<text:span text:style-name="Teletype">c = d = []</text:span>" assigns the same object to both <text:span text:style-name="Source_20_Text">c</text:span> and <text:span text:style-name="Source_20_Text">d</text:span>.) </text:p>
      <text:h text:style-name="Heading_20_1" text:outline-level="1" text:is-list-header="true">3.2 The standard type hierarchy </text:h>
      <text:p text:style-name="Text_20_body">Below is a list of the types that are built into Python. Extension modules written in C can define additional types. Future versions of Python may add types to the type hierarchy (e.g., rational numbers, efficiently stored arrays of integers, etc.). <text:bookmark text:name="l2h-68"/></text:p>
      <text:p text:style-name="Text_20_body">Some of the type descriptions below contain a paragraph listing ‘special attributes.’ These are attributes that provide access to the implementation and are not intended for general use. Their definition may change in the future. There are also some ‘generic’ special attributes, not listed with the individual objects: <text:span text:style-name="Teletype">__methods__</text:span> is a list of the method names of a built-in object, if it has any; <text:span text:style-name="Teletype">__members__</text:span> is a list of the data attribute names of a built-in object, if it has any. <text:bookmark text:name="l2h-69"/><text:bookmark text:name="l2h-31"/></text:p>
      <text:p text:style-name="List_20_Heading"><text:span text:style-name="Strong_20_Emphasis">None</text:span> </text:p>
      <text:p text:style-name="P4">This type has a single value. There is a single object with this value. This object is accessed through the built-in name <text:span text:style-name="Source_20_Text">None</text:span>. It is used to signify the absence of a value in many situations, e.g., it is returned from functions that don't explicitly return anything. Its truth value is false. <text:bookmark text:name="l2h-70"/></text:p>
      <text:p text:style-name="List_20_Heading"><text:span text:style-name="Strong_20_Emphasis">Ellipsis</text:span> </text:p>
      <text:p text:style-name="P4">This type has a single value. There is a single object with this value. This object is accessed through the built-in name <text:span text:style-name="Source_20_Text">Ellipsis</text:span>. It is used to indicate the presence of the “<text:span text:style-name="Teletype">...</text:span>” syntax in a slice. Its truth value is true. <text:bookmark text:name="l2h-71"/></text:p>
      <text:p text:style-name="List_20_Heading"><text:span text:style-name="Strong_20_Emphasis">Numbers</text:span> </text:p>
      <text:p text:style-name="P4">These are created by numeric literals and returned as results by arithmetic operators and arithmetic built-in functions. Numeric objects are immutable; once created their value never changes. Python numbers are of course strongly related to mathematical numbers, but subject to the limitations of numerical representation in computers. <text:bookmark text:name="l2h-72"/></text:p>
      <text:p text:style-name="P4">Python distinguishes between integers and floating point numbers: </text:p>
      <text:p text:style-name="P9"><text:span text:style-name="Strong_20_Emphasis">Integers</text:span> </text:p>
      <text:p text:style-name="P5">These represent elements from the mathematical set of whole numbers. <text:bookmark text:name="l2h-73"/></text:p>
      <text:p text:style-name="P5">There are two types of integers: </text:p>
      <text:p text:style-name="P6"><text:span text:style-name="Strong_20_Emphasis">Plain integers</text:span> </text:p>
      <text:p text:style-name="P7">These represent numbers in the range -2147483648 through 2147483647. (The range may be larger on machines with a larger natural word size, but not smaller.) When the result of an operation would fall outside this range, the exception <text:span text:style-name="Teletype">OverflowError</text:span> is raised. For the purpose of shift and mask operations, integers are assumed to have a binary, 2's complement notation using 32 or more bits, and hiding no bits from the user (i.e., all 4294967296 different bit patterns correspond to different values). <text:bookmark text:name="l2h-74"/><text:bookmark text:name="l2h-33"/></text:p>
      <text:p text:style-name="P6"><text:span text:style-name="Strong_20_Emphasis">Long integers</text:span> </text:p>
      <text:p text:style-name="P7">These represent numbers in an unlimited range, subject to available (virtual) memory only. For the purpose of shift and mask operations, a binary representation is assumed, and negative numbers are represented in a variant of 2's complement which gives the illusion of an infinite string of sign bits extending to the left. <text:bookmark text:name="l2h-75"/></text:p>
      <text:p text:style-name="P5">The rules for integer representation are intended to give the most meaningful interpretation of shift and mask operations involving negative integers and the least surprises when switching between the plain and long integer domains. For any operation except left shift, if it yields a result in the plain integer domain without causing overflow, it will yield the same result in the long integer domain or when using mixed operands. <text:bookmark text:name="l2h-76"/></text:p>
      <text:p text:style-name="P9"><text:span text:style-name="Strong_20_Emphasis">Floating point numbers</text:span> </text:p>
      <text:p text:style-name="P5">These represent machine-level double precision floating point numbers. You are at the mercy of the underlying machine architecture and C implementation for the accepted range and handling of overflow. Python does not support single-precision floating point numbers; the savings in CPU and memory usage that are usually the reason for using these is dwarfed by the overhead of using objects in Python, so there is no reason to complicate the language with two kinds of floating point numbers. <text:bookmark text:name="l2h-77"/></text:p>
      <text:p text:style-name="P9"><text:span text:style-name="Strong_20_Emphasis">Complex numbers</text:span> </text:p>
      <text:p text:style-name="P5">These represent complex numbers as a pair of machine-level double precision floating point numbers. The same caveats apply as for floating point numbers. The real and imaginary value of a complex number <text:span text:style-name="Source_20_Text">z</text:span> can be retrieved through the attributes <text:span text:style-name="Source_20_Text">z.real</text:span>and <text:span text:style-name="Source_20_Text">z.imag</text:span>. <text:bookmark text:name="l2h-78"/></text:p>
      <text:p text:style-name="List_20_Heading"><text:span text:style-name="Strong_20_Emphasis">Sequences</text:span> </text:p>
      <text:p text:style-name="P4">These represent finite ordered sets indexed by natural numbers. The built-in function <text:span text:style-name="Teletype">len()</text:span><text:bookmark text:name="l2h-79"/> returns the number of items of a sequence. When the lenth of a sequence is <text:span text:style-name="Variable">n</text:span>, the index set contains the numbers 0, 1, ..., <text:span text:style-name="Variable">n</text:span>-1. Item <text:span text:style-name="Variable">i</text:span> of sequence <text:span text:style-name="Variable">a</text:span> is selected by <text:span text:style-name="Variable">a</text:span><text:span text:style-name="Source_20_Text">[</text:span><text:span text:style-name="Variable">i</text:span><text:span text:style-name="Source_20_Text">]</text:span>. <text:bookmark text:name="l2h-80"/></text:p>
      <text:p text:style-name="P4">Sequences also support slicing: <text:span text:style-name="Variable">a</text:span><text:span text:style-name="Source_20_Text">[</text:span><text:span text:style-name="Variable">i</text:span><text:span text:style-name="Source_20_Text">:</text:span><text:span text:style-name="Variable">j</text:span><text:span text:style-name="Source_20_Text">]</text:span>selects all items with index <text:span text:style-name="Variable">k</text:span> such that <text:span text:style-name="Variable">i</text:span> <text:span text:style-name="Source_20_Text">&lt;=</text:span><text:span text:style-name="Variable">k</text:span> <text:span text:style-name="Source_20_Text">&lt;</text:span> <text:span text:style-name="Variable">j</text:span>. When used as an expression, a slice is a sequence of the same type. This implies that the index set is renumbered so that it starts at 0. <text:bookmark text:name="l2h-811"/></text:p>
      <text:p text:style-name="P4">Sequences are distinguished according to their mutability: </text:p>
      <text:p text:style-name="P9"><text:span text:style-name="Strong_20_Emphasis">Immutable sequences</text:span> </text:p>
      <text:p text:style-name="P5">An object of an immutable sequence type cannot change once it is created. (If the object contains references to other objects, these other objects may be mutable and may be changed; however, the collection of objects directly referenced by an immutable object cannot change.) <text:bookmark text:name="l2h-821"/></text:p>
      <text:p text:style-name="P5">The following types are immutable sequences: </text:p>
      <text:p text:style-name="P6"><text:span text:style-name="Strong_20_Emphasis">Strings</text:span> </text:p>
      <text:p text:style-name="P7">The items of a string are characters. There is no separate character type; a character is represented by a string of one item. Characters represent (at least) 8-bit bytes. The built-in functions <text:span text:style-name="Teletype">chr()</text:span><text:bookmark text:name="l2h-83"/> and <text:span text:style-name="Teletype">ord()</text:span><text:bookmark text:name="l2h-84"/> convert between characters and nonnegative integers representing the byte values. Bytes with the values 0-127 usually represent the corresponding ASCII values, but the interpretation of values is up to the program. The string data type is also used to represent arrays of bytes, e.g., to hold data read from a file. <text:bookmark text:name="l2h-85"/></text:p>
      <text:p text:style-name="P7">(On systems whose native character set is not ASCII, strings may use EBCDIC in their internal representation, provided the functions <text:span text:style-name="Teletype">chr()</text:span> and <text:span text:style-name="Teletype">ord()</text:span> implement a mapping between ASCII and EBCDIC, and string comparison preserves the ASCII order. Or perhaps someone can propose a better rule?) <text:bookmark text:name="l2h-86"/></text:p>
      <text:p text:style-name="P6"><text:span text:style-name="Strong_20_Emphasis">Unicode</text:span> </text:p>
      <text:p text:style-name="P7">The items of a Unicode object are Unicode characters. A Unicode character is represented by a Unicode object of one item and can hold a 16-bit value representing a Unicode ordinal. The built-in functions <text:span text:style-name="Teletype">unichr()</text:span><text:bookmark text:name="l2h-87"/> and <text:span text:style-name="Teletype">ord()</text:span><text:bookmark text:name="l2h-88"/> convert between characters and nonnegative integers representing the Unicode ordinals as defined in the Unicode Standard 3.0. Conversion from and to other encodings are possible through the Unicode method <text:span text:style-name="Teletype">encode</text:span> and the built-in function <text:span text:style-name="Teletype">unicode()</text:span><text:bookmark text:name="l2h-89"/>. <text:bookmark text:name="l2h-90"/></text:p>
      <text:p text:style-name="P6"><text:span text:style-name="Strong_20_Emphasis">Tuples</text:span> </text:p>
      <text:p text:style-name="P7">The items of a tuple are arbitrary Python objects. Tuples of two or more items are formed by comma-separated lists of expressions. A tuple of one item (a ‘singleton’) can be formed by affixing a comma to an expression (an expression by itself does not create a tuple, since parentheses must be usable for grouping of expressions). An empty tuple can be formed by an empty pair of parentheses. <text:bookmark text:name="l2h-91"/></text:p>
      <text:p text:style-name="P9"><text:span text:style-name="Strong_20_Emphasis">Mutable sequences</text:span> </text:p>
      <text:p text:style-name="P5">Mutable sequences can be changed after they are created. The subscription and slicing notations can be used as the target of assignment and <text:span text:style-name="Teletype">del</text:span> (delete) statements. <text:bookmark text:name="l2h-92"/></text:p>
      <text:p text:style-name="P5">There is currently a single mutable sequence type: </text:p>
      <text:p text:style-name="P6"><text:span text:style-name="Strong_20_Emphasis">Lists</text:span> </text:p>
      <text:p text:style-name="P7">The items of a list are arbitrary Python objects. Lists are formed by placing a comma-separated list of expressions in square brackets. (Note that there are no special cases needed to form lists of length 0 or 1.) <text:bookmark text:name="l2h-93"/></text:p>
      <text:p text:style-name="P5">The extension module <text:span text:style-name="Teletype">array</text:span><text:bookmark text:name="l2h-94"/> provides an additional example of a mutable sequence type. </text:p>
      <text:p text:style-name="List_20_Heading"><text:span text:style-name="Strong_20_Emphasis">Mappings</text:span> </text:p>
      <text:p text:style-name="P4">These represent finite sets of objects indexed by arbitrary index sets. The subscript notation <text:span text:style-name="Source_20_Text">a[k]</text:span> selects the item indexed by <text:span text:style-name="Source_20_Text">k</text:span> from the mapping <text:span text:style-name="Source_20_Text">a</text:span>; this can be used in expressions and as the target of assignments or <text:span text:style-name="Teletype">del</text:span> statements. The built-in function <text:span text:style-name="Teletype">len()</text:span> returns the number of items in a mapping. <text:bookmark text:name="l2h-95"/></text:p>
      <text:p text:style-name="P4">There is currently a single intrinsic mapping type: </text:p>
      <text:p text:style-name="P9"><text:span text:style-name="Strong_20_Emphasis">Dictionaries</text:span> </text:p>
      <text:p text:style-name="P5">These<text:bookmark text:name="l2h-96"/> represent finite sets of objects indexed by nearly arbitrary values. The only types of values not acceptable as keys are values containing lists or dictionaries or other mutable types that are compared by value rather than by object identity, the reason being that the efficient implementation of dictionaries requires a key's hash value to remain constant. Numeric types used for keys obey the normal rules for numeric comparison: if two numbers compare equal (e.g., <text:span text:style-name="Source_20_Text">1</text:span> and <text:span text:style-name="Source_20_Text">1.0</text:span>) then they can be used interchangeably to index the same dictionary entry. </text:p>
      <text:p text:style-name="P5">Dictionaries are <text:bookmark text:name="l2h-97"/>mutable; they are created by the <text:span text:style-name="Source_20_Text">{...}</text:span> notation (see section 5.2.5, “Dictionary Displays”). </text:p>
      <text:p text:style-name="P5">The extension modules <text:span text:style-name="Teletype">dbm</text:span><text:bookmark text:name="l2h-98"/>, <text:span text:style-name="Teletype">gdbm</text:span><text:bookmark text:name="l2h-99"/>, <text:span text:style-name="Teletype">bsddb</text:span><text:bookmark text:name="l2h-100"/> provide additional examples of mapping types. </text:p>
      <text:p text:style-name="List_20_Heading"><text:span text:style-name="Strong_20_Emphasis">Callable types</text:span> </text:p>
      <text:p text:style-name="P4">These<text:bookmark text:name="l2h-101"/> are the types to which the function call operation (see section 5.3.4, “Calls”) can be applied: <text:bookmark text:name="l2h-102"/></text:p>
      <text:p text:style-name="P9"><text:span text:style-name="Strong_20_Emphasis">User-defined functions</text:span> </text:p>
      <text:p text:style-name="P5">A user-defined function object is created by a function definition (see section 7.5, “Function definitions”). It should be called with an argument list containing the same number of items as the function's formal parameter list. <text:bookmark text:name="l2h-103"/></text:p>
      <text:p text:style-name="P5">Special attributes: <text:span text:style-name="Teletype">func_doc</text:span> or <text:span text:style-name="Teletype">__doc__</text:span> is the function's documentation string, or None if unavailable; <text:span text:style-name="Teletype">func_name</text:span> or <text:span text:style-name="Teletype">__name__</text:span> is the function's name; <text:span text:style-name="Teletype">func_defaults</text:span> is a tuple containing default argument values for those arguments that have defaults, or <text:span text:style-name="Source_20_Text">None</text:span> if no arguments have a default value; <text:span text:style-name="Teletype">func_code</text:span> is the code object representing the compiled function body; <text:span text:style-name="Teletype">func_globals</text:span> is (a reference to) the dictionary that holds the function's global variables – it defines the global namespace of the module in which the function was defined. Of these, <text:span text:style-name="Teletype">func_code</text:span>, <text:span text:style-name="Teletype">func_defaults</text:span> and <text:span text:style-name="Teletype">func_doc</text:span> (and this <text:span text:style-name="Teletype">__doc__</text:span>) may be writable; the others can never be changed. Additional information about a function's definition can be retrieved from its code object; see the description of internal types below. <text:bookmark text:name="l2h-35"/><text:bookmark text:name="l2h-104"/></text:p>
      <text:p text:style-name="P9"><text:span text:style-name="Strong_20_Emphasis">User-defined methods</text:span> </text:p>
      <text:p text:style-name="P5">A user-defined method object combines a class, a class instance (or <text:span text:style-name="Source_20_Text">None</text:span>) and a user-defined function. <text:bookmark text:name="l2h-105"/></text:p>
      <text:p text:style-name="P5">Special read-only attributes: <text:span text:style-name="Teletype">im_self</text:span> is the class instance object, <text:span text:style-name="Teletype">im_func</text:span> is the function object; <text:span text:style-name="Teletype">im_class</text:span> is the class that defined the method (which may be a base class of the class of which <text:span text:style-name="Teletype">im_self</text:span> is an instance); <text:span text:style-name="Teletype">__doc__</text:span> is the method's documentation (same as <text:span text:style-name="Source_20_Text">im_func.__doc__</text:span>); <text:span text:style-name="Teletype">__name__</text:span> is the method name (same as <text:span text:style-name="Source_20_Text">im_func.__name__</text:span>). <text:bookmark text:name="l2h-37"/></text:p>
      <text:p text:style-name="P5">User-defined method objects are created in two ways: when getting an attribute of a class that is a user-defined function object, or when getting an attributes of a class instance that is a user-defined function object. In the former case (class attribute), the <text:span text:style-name="Teletype">im_self</text:span> attribute is <text:span text:style-name="Source_20_Text">None</text:span>, and the method object is said to be unbound; in the latter case (instance attribute), <text:span text:style-name="Teletype">im_self</text:span> is the instance, and the method object is said to be bound. For instance, when <text:span text:style-name="Teletype">C</text:span> is a class which contains a definition for a function <text:span text:style-name="Teletype">f()</text:span>, <text:span text:style-name="Source_20_Text">C.f</text:span> does not yield the function object <text:span text:style-name="Source_20_Text">f</text:span>; rather, it yields an unbound method object <text:span text:style-name="Source_20_Text">m</text:span> where <text:span text:style-name="Source_20_Text">m.im_class</text:span> is <text:span text:style-name="Teletype">C</text:span>, <text:span text:style-name="Source_20_Text">m.im_func</text:span> is <text:span text:style-name="Teletype">f()</text:span>, and <text:span text:style-name="Source_20_Text">m.im_self</text:span> is <text:span text:style-name="Source_20_Text">None</text:span>. When <text:span text:style-name="Source_20_Text">x</text:span> is a <text:span text:style-name="Teletype">C</text:span> instance, <text:span text:style-name="Source_20_Text">x.f</text:span> yields a bound method object <text:span text:style-name="Source_20_Text">m</text:span> where <text:span text:style-name="Source_20_Text">m.im_class</text:span> is <text:span text:style-name="Source_20_Text">C</text:span>, <text:span text:style-name="Source_20_Text">m.im_func</text:span> is <text:span text:style-name="Teletype">f()</text:span>, and <text:span text:style-name="Source_20_Text">m.im_self</text:span> is <text:span text:style-name="Source_20_Text">x</text:span>. <text:bookmark text:name="l2h-39"/></text:p>
      <text:p text:style-name="P5">When an unbound user-defined method object is called, the underlying function (<text:span text:style-name="Teletype">im_func</text:span>) is called, with the restriction that the first argument must be an instance of the proper class (<text:span text:style-name="Teletype">im_class</text:span>) or of a derived class thereof. </text:p>
      <text:p text:style-name="P5">When a bound user-defined method object is called, the underlying function (<text:span text:style-name="Teletype">im_func</text:span>) is called, inserting the class instance (<text:span text:style-name="Teletype">im_self</text:span>) in front of the argument list. For instance, when <text:span text:style-name="Teletype">C</text:span> is a class which contains a definition for a function <text:span text:style-name="Teletype">f()</text:span>, and <text:span text:style-name="Source_20_Text">x</text:span> is an instance of <text:span text:style-name="Teletype">C</text:span>, calling <text:span text:style-name="Source_20_Text">x.f(1)</text:span> is equivalent to calling <text:span text:style-name="Source_20_Text">C.f(x, 1)</text:span>. </text:p>
      <text:p text:style-name="P5">Note that the transformation from function object to (unbound or bound) method object happens each time the attribute is retrieved from the class or instance. In some cases, a fruitful optimization is to assign the attribute to a local variable and call that local variable. Also notice that this transformation only happens for user-defined functions; other callable objects (and all non-callable objects) are retrieved without transformation. </text:p>
      <text:p text:style-name="P9"><text:span text:style-name="Strong_20_Emphasis">Built-in functions</text:span> </text:p>
      <text:p text:style-name="P5">A built-in function object is a wrapper around a C function. Examples of built-in functions are <text:span text:style-name="Teletype">len()</text:span> and <text:span text:style-name="Teletype">math.sin()</text:span> (<text:span text:style-name="Teletype">math</text:span> is a standard built-in module). The number and type of the arguments are determined by the C function. Special read-only attributes: <text:span text:style-name="Teletype">__doc__</text:span> is the function's documentation string, or <text:span text:style-name="Source_20_Text">None</text:span> if unavailable; <text:span text:style-name="Teletype">__name__</text:span> is the function's name; <text:span text:style-name="Teletype">__self__</text:span> is set to <text:span text:style-name="Source_20_Text">None</text:span> (but see the next item). <text:bookmark text:name="l2h-106"/></text:p>
      <text:p text:style-name="P9"><text:span text:style-name="Strong_20_Emphasis">Built-in methods</text:span> </text:p>
      <text:p text:style-name="P5">This is really a different disguise of a built-in function, this time containing an object passed to the C function as an implicit extra argument. An example of a built-in method is <text:span text:style-name="Variable">list</text:span><text:span text:style-name="Source_20_Text">.append()</text:span>, assuming <text:span text:style-name="Variable">list</text:span> is a list object. In this case, the special read-only attribute <text:span text:style-name="Teletype">__self__</text:span> is set to the object denoted by <text:span text:style-name="Source_20_Text">list</text:span>. <text:bookmark text:name="l2h-107"/></text:p>
      <text:p text:style-name="P9"><text:span text:style-name="Strong_20_Emphasis">Classes</text:span> </text:p>
      <text:p text:style-name="P5">Class objects are described below. When a class object is called, a new class instance (also described below) is created and returned. This implies a call to the class's <text:span text:style-name="Teletype">__init__()</text:span> method if it has one. Any arguments are passed on to the <text:span text:style-name="Teletype">__init__()</text:span> method. If there is no <text:span text:style-name="Teletype">__init__()</text:span> method, the class must be called without arguments. <text:bookmark text:name="l2h-41"/><text:bookmark text:name="l2h-108"/></text:p>
      <text:p text:style-name="P9"><text:span text:style-name="Strong_20_Emphasis">Class instances</text:span> </text:p>
      <text:p text:style-name="P5">Class instances are described below. Class instances are callable only when the class has a <text:span text:style-name="Teletype">__call__()</text:span> method; <text:span text:style-name="Source_20_Text">x(arguments)</text:span>is a shorthand for <text:span text:style-name="Source_20_Text">x.__call__(arguments)</text:span>. </text:p>
      <text:p text:style-name="List_20_Heading"><text:span text:style-name="Strong_20_Emphasis">Modules</text:span> </text:p>
      <text:p text:style-name="P4">Modules are imported by the <text:span text:style-name="Teletype">import</text:span> statement (see section 6.11, “The <text:span text:style-name="Teletype">import</text:span> statement”). A module object has a namespace implemented by a dictionary object (this is the dictionary referenced by the func_globals attribute of functions defined in the module). Attribute references are translated to lookups in this dictionary, e.g., <text:span text:style-name="Source_20_Text">m.x</text:span> is equivalent to <text:span text:style-name="Source_20_Text">m.__dict__["x"]</text:span>. A module object does not contain the code object used to initialize the module (since it isn't needed once the initialization is done). <text:bookmark text:name="l2h-109"/></text:p>
      <text:p text:style-name="P4">Attribute assignment updates the module's namespace dictionary, e.g., "<text:span text:style-name="Teletype">m.x = 1</text:span>" is equivalent to "<text:span text:style-name="Teletype">m.__dict__["x"] = 1</text:span>". </text:p>
      <text:p text:style-name="P4">Special read-only attribute: <text:span text:style-name="Teletype">__dict__</text:span> is the module's namespace as a dictionary object. <text:bookmark text:name="l2h-43"/></text:p>
      <text:p text:style-name="P4">Predefined (writable) attributes: <text:span text:style-name="Teletype">__name__</text:span> is the module's name; <text:span text:style-name="Teletype">__doc__</text:span> is the module's documentation string, or <text:span text:style-name="Source_20_Text">None</text:span> if unavailable; <text:span text:style-name="Teletype">__file__</text:span> is the pathname of the file from which the module was loaded, if it was loaded from a file. The <text:span text:style-name="Teletype">__file__</text:span> attribute is not present for C modules that are statically linked into the interpreter; for extension modules loaded dynamically from a shared library, it is the pathname of the shared library file. <text:bookmark text:name="l2h-45"/><text:bookmark text:name="l2h-110"/></text:p>
      <text:p text:style-name="List_20_Heading"><text:span text:style-name="Strong_20_Emphasis">Classes</text:span> </text:p>
      <text:p text:style-name="P4">Class objects are created by class definitions (see section 7.6, “Class definitions”). A class has a namespace implemented by a dictionary object. Class attribute references are translated to lookups in this dictionary, e.g., "<text:span text:style-name="Teletype">C.x</text:span>" is translated to "<text:span text:style-name="Teletype">C.__dict__["x"]</text:span>". When the attribute name is not found there, the attribute search continues in the base classes. The search is depth-first, left-to-right in the order of occurrence in the base class list. When a class attribute reference would yield a user-defined function object, it is transformed into an unbound user-defined method object (see above). The <text:span text:style-name="Teletype">im_class</text:span> attribute of this method object is the class in which the function object was found, not necessarily the class for which the attribute reference was initiated. <text:bookmark text:name="l2h-111"/></text:p>
      <text:p text:style-name="P4">Class attribute assignments update the class's dictionary, never the dictionary of a base class. <text:bookmark text:name="l2h-112"/></text:p>
      <text:p text:style-name="P4">A class object can be called (see above) to yield a class instance (see below). <text:bookmark text:name="l2h-113"/></text:p>
      <text:p text:style-name="P4">Special attributes: <text:span text:style-name="Teletype">__name__</text:span> is the class name; <text:span text:style-name="Teletype">__module__</text:span> is the module name in which the class was defined; <text:span text:style-name="Teletype">__dict__</text:span> is the dictionary containing the class's namespace; <text:span text:style-name="Teletype">__bases__</text:span> is a tuple (possibly empty or a singleton) containing the base classes, in the order of their occurrence in the base class list; <text:span text:style-name="Teletype">__doc__</text:span> is the class's documentation string, or None if undefined. <text:bookmark text:name="l2h-47"/></text:p>
      <text:p text:style-name="List_20_Heading"><text:span text:style-name="Strong_20_Emphasis">Class instances</text:span> </text:p>
      <text:p text:style-name="P4">A class instance is created by calling a class object (see above). A class instance has a namespace implemented as a dictionary which is the first place in which attribute references are searched. When an attribute is not found there, and the instance's class has an attribute by that name, the search continues with the class attributes. If a class attribute is found that is a user-defined function object (and in no other case), it is transformed into an unbound user-defined method object (see above). The <text:span text:style-name="Teletype">im_class</text:span> attribute of this method object is the class in which the function object was found, not necessarily the class of the instance for which the attribute reference was initiated. If no class attribute is found, and the object's class has a <text:span text:style-name="Teletype">__getattr__()</text:span> method, that is called to satisfy the lookup. <text:bookmark text:name="l2h-114"/></text:p>
      <text:p text:style-name="P4">Attribute assignments and deletions update the instance's dictionary, never a class's dictionary. If the class has a <text:span text:style-name="Teletype">__setattr__()</text:span> or <text:span text:style-name="Teletype">__delattr__()</text:span> method, this is called instead of updating the instance dictionary directly. <text:bookmark text:name="l2h-115"/></text:p>
      <text:p text:style-name="P4">Class instances can pretend to be numbers, sequences, or mappings if they have methods with certain special names. See section 3.3, “Special method names.” <text:bookmark text:name="l2h-116"/></text:p>
      <text:p text:style-name="P4">Special attributes: <text:span text:style-name="Teletype">__dict__</text:span> is the attribute dictionary; <text:span text:style-name="Teletype">__class__</text:span> is the instance's class. <text:bookmark text:name="l2h-49"/></text:p>
      <text:p text:style-name="List_20_Heading"><text:span text:style-name="Strong_20_Emphasis">Files</text:span> </text:p>
      <text:p text:style-name="P4">A file<text:bookmark text:name="l2h-117"/> object represents an open file. File objects are created by the <text:span text:style-name="Teletype">open()</text:span><text:bookmark text:name="l2h-118"/> built-in function, and also by <text:bookmark text:name="l2h-51"/><text:span text:style-name="Teletype">os.popen()</text:span>, <text:span text:style-name="Teletype">os.fdopen()</text:span>, and the <text:span text:style-name="Teletype">makefile()</text:span><text:bookmark text:name="l2h-53"/>method of socket objects (and perhaps by other functions or methods provided by extension modules). The objects <text:bookmark text:name="l2h-119"/><text:span text:style-name="Source_20_Text">sys.stdin</text:span>, <text:bookmark text:name="l2h-120"/><text:span text:style-name="Source_20_Text">sys.stdout</text:span> and <text:bookmark text:name="l2h-121"/><text:span text:style-name="Source_20_Text">sys.stderr</text:span> are initialized to file objects corresponding to the interpreter's standard<text:bookmark text:name="l2h-122"/> input, output and error streams. See the <text:a xlink:type="simple" xlink:href="http://www.python.org/doc/1.6/lib/lib.html"><text:span text:style-name="Emphasis">Python Library Reference</text:span></text:a> for complete documentation of file objects. <text:bookmark text:name="l2h-55"/></text:p>
      <text:p text:style-name="List_20_Heading"><text:span text:style-name="Strong_20_Emphasis">Internal types</text:span> </text:p>
      <text:p text:style-name="P4">A few types used internally by the interpreter are exposed to the user. Their definitions may change with future versions of the interpreter, but they are mentioned here for completeness. <text:bookmark text:name="l2h-123"/></text:p>
      <text:p text:style-name="P9"><text:span text:style-name="Strong_20_Emphasis">Code objects</text:span> </text:p>
      <text:p text:style-name="P5">Code objects represent <text:span text:style-name="T3">byte-compiled</text:span> executable Python code, or <text:span text:style-name="T3">bytecode</text:span>. The difference between a code object and a function object is that the function object contains an explicit reference to the function's globals (the module in which it was defined), while a code object contains no context; also the default argument values are stored in the function object, not in the code object (because they represent values calculated at run-time). Unlike function objects, code objects are immutable and contain no references (directly or indirectly) to mutable objects. <text:bookmark text:name="l2h-124"/></text:p>
      <text:p text:style-name="P5">Special read-only attributes: <text:span text:style-name="Teletype">co_name</text:span> gives the function name; <text:span text:style-name="Teletype">co_argcount</text:span> is the number of positional arguments (including arguments with default values); <text:span text:style-name="Teletype">co_nlocals</text:span> is the number of local variables used by the function (including arguments); <text:span text:style-name="Teletype">co_varnames</text:span> is a tuple containing the names of the local variables (starting with the argument names); <text:span text:style-name="Teletype">co_code</text:span> is a string representing the sequence of bytecode instructions; <text:span text:style-name="Teletype">co_consts</text:span> is a tuple containing the literals used by the bytecode; <text:span text:style-name="Teletype">co_names</text:span> is a tuple containing the names used by the bytecode; <text:span text:style-name="Teletype">co_filename</text:span> is the filename from which the code was compiled; <text:span text:style-name="Teletype">co_firstlineno</text:span> is the first line number of the function; <text:span text:style-name="Teletype">co_lnotab</text:span> is a string encoding the mapping from byte code offsets to line numbers (for detais see the source code of the interpreter); <text:span text:style-name="Teletype">co_stacksize</text:span> is the required stack size (including local variables); <text:span text:style-name="Teletype">co_flags</text:span> is an integer encoding a number of flags for the interpreter. <text:bookmark text:name="l2h-57"/></text:p>
      <text:p text:style-name="P5">The following flag bits are defined for <text:span text:style-name="Teletype">co_flags</text:span>: bit <text:span text:style-name="Source_20_Text">0x04</text:span> is set if the function uses the "<text:span text:style-name="Teletype">*arguments</text:span>" syntax to accept an arbitrary number of positional arguments; bit <text:span text:style-name="Source_20_Text">0x08</text:span> is set if the function uses the "<text:span text:style-name="Teletype">**keywords</text:span>" syntax to accept arbitrary keyword arguments; other bits are used internally or reserved for future use. If<text:bookmark text:name="l2h-125"/> a code object represents a function, the first item in <text:span text:style-name="Teletype">co_consts</text:span> is the documentation string of the function, or <text:span text:style-name="Source_20_Text">None</text:span> if undefined. </text:p>
      <text:p text:style-name="P9"><text:span text:style-name="Strong_20_Emphasis">Frame objects</text:span> </text:p>
      <text:p text:style-name="P5">Frame objects represent execution frames. They may occur in traceback objects (see below). <text:bookmark text:name="l2h-126"/></text:p>
      <text:p text:style-name="P5">Special read-only attributes: <text:span text:style-name="Teletype">f_back</text:span> is to the previous stack frame (towards the caller), or <text:span text:style-name="Source_20_Text">None</text:span> if this is the bottom stack frame; <text:span text:style-name="Teletype">f_code</text:span> is the code object being executed in this frame; <text:span text:style-name="Teletype">f_locals</text:span> is the dictionary used to look up local variables; <text:span text:style-name="Teletype">f_globals</text:span> is used for global variables; <text:span text:style-name="Teletype">f_builtins</text:span> is used for built-in (intrinsic) names; <text:span text:style-name="Teletype">f_restricted</text:span> is a flag indicating whether the function is executing in restricted execution mode; <text:span text:style-name="Teletype">f_lineno</text:span> gives the line number and <text:span text:style-name="Teletype">f_lasti</text:span> gives the precise instruction (this is an index into the bytecode string of the code object). <text:bookmark text:name="l2h-59"/></text:p>
      <text:p text:style-name="P5">Special writable attributes: <text:span text:style-name="Teletype">f_trace</text:span>, if not <text:span text:style-name="Source_20_Text">None</text:span>, is a function called at the start of each source code line (this is used by the debugger); <text:span text:style-name="Teletype">f_exc_type</text:span>, <text:span text:style-name="Teletype">f_exc_value</text:span>, <text:span text:style-name="Teletype">f_exc_traceback</text:span> represent the most recent exception caught in this frame. <text:bookmark text:name="l2h-61"/></text:p>
      <text:p text:style-name="P9"><text:span text:style-name="Strong_20_Emphasis">Traceback objects</text:span> </text:p>
      <text:p text:style-name="P5">Traceback objects represent a stack trace of an exception. A traceback object is created when an exception occurs. When the search for an exception handler unwinds the execution stack, at each unwound level a traceback object is inserted in front of the current traceback. When an exception handler is entered, the stack trace is made available to the program. (See section 7.4, “The <text:span text:style-name="Source_20_Text">try</text:span> statement.”) It is accessible as <text:span text:style-name="Source_20_Text">sys.exc_traceback</text:span>, and also as the third item of the tuple returned by <text:span text:style-name="Source_20_Text">sys.exc_info()</text:span>. The latter is the preferred interface, since it works correctly when the program is using multiple threads. When the program contains no suitable handler, the stack trace is written (nicely formatted) to the standard error stream; if the interpreter is interactive, it is also made available to the user as <text:span text:style-name="Source_20_Text">sys.last_traceback</text:span>. <text:bookmark text:name="l2h-127"/><text:bookmark text:name="l2h-63"/><text:bookmark text:name="l2h-128"/></text:p>
      <text:p text:style-name="P5">Special read-only attributes: <text:span text:style-name="Teletype">tb_next</text:span> is the next level in the stack trace (towards the frame where the exception occurred), or <text:span text:style-name="Source_20_Text">None</text:span> if there is no next level; <text:span text:style-name="Teletype">tb_frame</text:span> points to the execution frame of the current level; <text:span text:style-name="Teletype">tb_lineno</text:span> gives the line number where the exception occurred; <text:span text:style-name="Teletype">tb_lasti</text:span> indicates the precise instruction. The line number and last instruction in the traceback may differ from the line number of its frame object if the exception occurred in a <text:span text:style-name="Teletype">try</text:span> statement with no matching except clause or with a finally clause. <text:bookmark text:name="l2h-65"/><text:bookmark text:name="l2h-129"/></text:p>
      <text:p text:style-name="P9"><text:span text:style-name="Strong_20_Emphasis">Slice objects</text:span> </text:p>
      <text:p text:style-name="P5">Slice objects are used to represent slices when <text:span text:style-name="T3">extended slice syntax</text:span> is used. This is a slice using two colons, or multiple slices or ellipses separated by commas, e.g., <text:span text:style-name="Source_20_Text">a[i:j:step]</text:span>, <text:span text:style-name="Source_20_Text">a[i:j, k:l]</text:span>, or <text:span text:style-name="Source_20_Text">a[..., i:j])</text:span>. They are also created by the built-in <text:span text:style-name="Teletype">slice()</text:span><text:bookmark text:name="l2h-130"/> function. </text:p>
      <text:p text:style-name="P5">Special read-only attributes: <text:span text:style-name="Teletype">start</text:span> is the lowerbound; <text:span text:style-name="Teletype">stop</text:span> is the upperbound; <text:span text:style-name="Teletype">step</text:span> is the step value; each is <text:span text:style-name="Source_20_Text">None</text:span> if omitted. These attributes can have any type.</text:p>
      <text:h text:style-name="Heading_20_2" text:outline-level="2">3.3 Special method names </text:h>
      <text:p text:style-name="Text_20_body">A class can implement certain operations that are invoked by special syntax (such as arithmetic operations or subscripting and slicing) by defining methods with special names. For instance, if a class defines a method named <text:span text:style-name="Teletype">__getitem__()</text:span>, and <text:span text:style-name="Source_20_Text">x</text:span> is an instance of this class, then <text:span text:style-name="Source_20_Text">x[i]</text:span> is equivalent to <text:span text:style-name="Source_20_Text">x.__getitem__(i)</text:span>. (The reverse is not true – if <text:span text:style-name="Source_20_Text">x</text:span> is a list object, <text:span text:style-name="Source_20_Text">x.__getitem__(i)</text:span> is not equivalent to <text:span text:style-name="Source_20_Text">x[i]</text:span>.) Except where mentioned, attempts to execute an operation raise an exception when no appropriate method is defined.</text:p>
      <text:h text:style-name="Heading_20_3" text:outline-level="3">3.3.1 Basic customization </text:h>
      <text:p text:style-name="List_20_Heading"><text:bookmark text:name="l2h-133"/><text:span text:style-name="Teletype"><text:span text:style-name="T1">__init__</text:span></text:span> (<text:span text:style-name="Variable">self</text:span><text:span text:style-name="T6">[</text:span><text:span text:style-name="Variable">, args...</text:span><text:span text:style-name="T6">]</text:span>) </text:p>
      <text:p text:style-name="P8">Called when the instance is created. The arguments are those passed to the class constructor expression. If a base class has an <text:span text:style-name="Teletype">__init__()</text:span> method the derived class's <text:span text:style-name="Teletype">__init__()</text:span> method must explicitly call it to ensure proper initialization of the base class part of the instance, e.g., "<text:span text:style-name="Teletype">BaseClass.__init__(</text:span><text:span text:style-name="Variable">self</text:span><text:span text:style-name="Teletype">, [</text:span><text:span text:style-name="Variable">args</text:span><text:span text:style-name="Teletype">...])</text:span>". <text:bookmark text:name="l2h-144"/></text:p>
      <text:p text:style-name="List_20_Heading"><text:bookmark text:name="l2h-134"/><text:span text:style-name="Teletype"><text:span text:style-name="T1">__del__</text:span></text:span> (<text:span text:style-name="Variable">self</text:span>) </text:p>
      <text:p text:style-name="P8">Called when the instance is about to be destroyed. This is also called a destructor<text:bookmark text:name="l2h-145"/>. If a base class has a <text:span text:style-name="Teletype">__del__()</text:span> method, the derived class's <text:span text:style-name="Teletype">__del__()</text:span> method must explicitly call it to ensure proper deletion of the base class part of the instance. Note that it is possible (though not recommended!) for the <text:span text:style-name="Teletype">__del__()</text:span> method to postpone destruction of the instance by creating a new reference to it. It may then be called at a later time when this new reference is deleted. It is not guaranteed that <text:span text:style-name="Teletype">__del__()</text:span> methods are called for objects that still exist when the interpreter exits. <text:bookmark text:name="l2h-146"/></text:p>
      <text:p text:style-name="P8"><text:span text:style-name="T1">Programmer's note:</text:span> "<text:span text:style-name="Teletype">del x</text:span>" doesn't directly call <text:span text:style-name="Source_20_Text">x.__del__()</text:span> – the former decrements the reference count for <text:span text:style-name="Source_20_Text">x</text:span> by one, and the latter is only called when its reference count reaches zero. Some common situations that may prevent the reference count of an object to go to zero include: circular references between objects (e.g., a doubly-linked list or a tree data structure with parent and child pointers); a reference to the object on the stack frame of a function that caught an exception (the traceback stored in <text:span text:style-name="Source_20_Text">sys.exc_traceback</text:span> keeps the stack frame alive); or a reference to the object on the stack frame that raised an unhandled exception in interactive mode (the traceback stored in <text:span text:style-name="Source_20_Text">sys.last_traceback</text:span> keeps the stack frame alive). The first situation can only be remedied by explicitly breaking the cycles; the latter two situations can be resolved by storing None in <text:span text:style-name="Source_20_Text">sys.exc_traceback</text:span> or <text:span text:style-name="Source_20_Text">sys.last_traceback</text:span>. </text:p>
      <text:p text:style-name="P8"><text:span text:style-name="T1">Warning:</text:span> due to the precarious circumstances under which <text:span text:style-name="Teletype">__del__()</text:span> methods are invoked, exceptions that occur during their execution are ignored, and a warning is printed to <text:span text:style-name="Source_20_Text">sys.stderr</text:span>instead. Also, when <text:span text:style-name="Teletype">__del__()</text:span> is invoked is response to a module being deleted (e.g., when execution of the program is done), other globals referenced by the <text:span text:style-name="Teletype">__del__()</text:span> method may already have been deleted. For this reason, <text:span text:style-name="Teletype">__del__()</text:span> methods should do the absolute minimum needed to maintain external invariants. Python 1.5 guarantees that globals whose name begins with a single underscore are deleted from their module before other globals are deleted; if no other references to such globals exist, this may help in assuring that imported modules are still available at the time when the <text:span text:style-name="Teletype">__del__()</text:span> method is called. </text:p>
      <text:p text:style-name="List_20_Heading"><text:bookmark text:name="l2h-135"/><text:span text:style-name="Teletype"><text:span text:style-name="T1">__repr__</text:span></text:span> (<text:span text:style-name="Variable">self</text:span>) </text:p>
      <text:p text:style-name="P8">Called by the <text:span text:style-name="Teletype">repr()</text:span><text:bookmark text:name="l2h-147"/> built-in function and by string conversions (reverse quotes) to compute the “official” string representation of an object. This should normally look like a valid Python expression that can be used to recreate an object with the same value. By convention, objects which cannot be trivially converted to strings which can be used to create a similar object produce a string of the form "<text:span text:style-name="Teletype">&lt;</text:span><text:span text:style-name="Variable">...some useful description...</text:span><text:span text:style-name="Teletype">&gt;</text:span>". <text:bookmark text:name="l2h-148"/></text:p>
      <text:p text:style-name="List_20_Heading"><text:bookmark text:name="l2h-136"/><text:span text:style-name="Teletype"><text:span text:style-name="T1">__str__</text:span></text:span> (<text:span text:style-name="Variable">self</text:span>) </text:p>
      <text:p text:style-name="P8">Called by the <text:span text:style-name="Teletype">str()</text:span><text:bookmark text:name="l2h-149"/> built-in function and by the <text:span text:style-name="Teletype">print</text:span><text:bookmark text:name="l2h-150"/> statement to compute the “informal” string representation of an object. This differs from <text:span text:style-name="Teletype">__repr__()</text:span> in that it does not have to be a valid Python expression: a more convenient or concise representation may be used instead. </text:p>
      <text:p text:style-name="List_20_Heading"><text:bookmark text:name="l2h-137"/><text:span text:style-name="Teletype"><text:span text:style-name="T1">__cmp__</text:span></text:span> (<text:span text:style-name="Variable">self, other</text:span>) </text:p>
      <text:p text:style-name="P8">Called by all comparison operations. Should return a negative integer if <text:span text:style-name="Source_20_Text">self &lt; other</text:span>, zero if <text:span text:style-name="Source_20_Text">self == other</text:span>, a positive integer if <text:span text:style-name="Source_20_Text">self &gt; other</text:span>. If no <text:span text:style-name="Teletype">__cmp__()</text:span> operation is defined, class instances are compared by object identity (“address”). (Note: the restriction that exceptions are not propagated by <text:span text:style-name="Teletype">__cmp__()</text:span> has been removed in Python 1.5.) <text:bookmark text:name="l2h-151"/></text:p>
      <text:p text:style-name="List_20_Heading"><text:bookmark text:name="l2h-138"/><text:span text:style-name="Teletype"><text:span text:style-name="T1">__hash__</text:span></text:span> (<text:span text:style-name="Variable">self</text:span>) </text:p>
      <text:p text:style-name="P8">Called for the key object for dictionary<text:bookmark text:name="l2h-152"/> operations, and by the built-in function <text:span text:style-name="Teletype">hash()</text:span><text:bookmark text:name="l2h-153"/>. Should return a 32-bit integer usable as a hash value for dictionary operations. The only required property is that objects which compare equal have the same hash value; it is advised to somehow mix together (e.g., using exclusive or) the hash values for the components of the object that also play a part in comparison of objects. If a class does not define a <text:span text:style-name="Teletype">__cmp__()</text:span> method it should not define a <text:span text:style-name="Teletype">__hash__()</text:span> operation either; if it defines <text:span text:style-name="Teletype">__cmp__()</text:span> but not <text:span text:style-name="Teletype">__hash__()</text:span> its instances will not be usable as dictionary keys. If a class defines mutable objects and implements a <text:span text:style-name="Teletype">__cmp__()</text:span> method it should not implement <text:span text:style-name="Teletype">__hash__()</text:span>, since the dictionary implementation requires that a key's hash value is immutable (if the object's hash value changes, it will be in the wrong hash bucket). <text:bookmark text:name="l2h-140"/></text:p>
      <text:p text:style-name="List_20_Heading"><text:bookmark text:name="l2h-141"/><text:span text:style-name="Teletype"><text:span text:style-name="T1">__nonzero__</text:span></text:span> (<text:span text:style-name="Variable">self</text:span>) </text:p>
      <text:p text:style-name="P8">Called to implement truth value testing; should return <text:span text:style-name="Source_20_Text">0</text:span> or <text:span text:style-name="Source_20_Text">1</text:span>. When this method is not defined, <text:span text:style-name="Teletype">__len__()</text:span> is called, if it is defined (see below). If a class defines neither <text:span text:style-name="Teletype">__len__()</text:span> nor <text:span text:style-name="Teletype">__nonzero__()</text:span>, all its instances are considered true.</text:p>
      <text:h text:style-name="Heading_20_3" text:outline-level="3">3.3.2 Customizing attribute access </text:h>
      <text:p text:style-name="Text_20_body">The following methods can be defined to customize the meaning of attribute access (use of, assignment to, or deletion of <text:span text:style-name="Source_20_Text">x.name</text:span>) for class instances. For performance reasons, these methods are cached in the class object at class definition time; therefore, they cannot be changed after the class definition is executed. </text:p>
      <text:p text:style-name="List_20_Heading"><text:bookmark text:name="l2h-154"/><text:span text:style-name="Teletype"><text:span text:style-name="T1">__getattr__</text:span></text:span> (<text:span text:style-name="Variable">self, name</text:span>) </text:p>
      <text:p text:style-name="P8">Called when an attribute lookup has not found the attribute in the usual places (i.e. it is not an instance attribute nor is it found in the class tree for <text:span text:style-name="Source_20_Text">self</text:span>). <text:span text:style-name="Source_20_Text">name</text:span> is the attribute name. This method should return the (computed) attribute value or raise an <text:span text:style-name="Teletype">AttributeError</text:span> exception. </text:p>
      <text:p text:style-name="P8">Note that if the attribute is found through the normal mechanism, <text:span text:style-name="Teletype">__getattr__()</text:span> is not called. (This is an intentional asymmetry between <text:span text:style-name="Teletype">__getattr__()</text:span> and <text:span text:style-name="Teletype">__setattr__()</text:span>.) This is done both for efficiency reasons and because otherwise <text:span text:style-name="Teletype">__setattr__()</text:span> would have no way to access other attributes of the instance. Note that at least for instance variables, you can fake total control by not inserting any values in the instance attribute dictionary (but instead inserting them in another object). <text:bookmark text:name="l2h-156"/></text:p>
      <text:p text:style-name="List_20_Heading"><text:bookmark text:name="l2h-157"/><text:span text:style-name="Teletype"><text:span text:style-name="T1">__setattr__</text:span></text:span> (<text:span text:style-name="Variable">self, name, value</text:span>) </text:p>
      <text:p text:style-name="P8">Called when an attribute assignment is attempted. This is called instead of the normal mechanism (i.e. store the value in the instance dictionary). <text:span text:style-name="Variable">name</text:span> is the attribute name, <text:span text:style-name="Variable">value</text:span> is the value to be assigned to it. </text:p>
      <text:p text:style-name="P8">If <text:span text:style-name="Teletype">__setattr__()</text:span> wants to assign to an instance attribute, it should not simply execute "<text:span text:style-name="Teletype">self.</text:span><text:span text:style-name="Variable">name</text:span><text:span text:style-name="Teletype"> = value</text:span>" – this would cause a recursive call to itself. Instead, it should insert the value in the dictionary of instance attributes, e.g., "<text:span text:style-name="Teletype">self.__dict__[</text:span><text:span text:style-name="Variable">name</text:span><text:span text:style-name="Teletype">] = value</text:span>". <text:bookmark text:name="l2h-159"/></text:p>
      <text:p text:style-name="List_20_Heading"><text:bookmark text:name="l2h-160"/><text:span text:style-name="Teletype"><text:span text:style-name="T1">__delattr__</text:span></text:span> (<text:span text:style-name="Variable">self, name</text:span>) </text:p>
      <text:p text:style-name="P8">Like <text:span text:style-name="Teletype">__setattr__()</text:span> but for attribute deletion instead of assignment. This should only be implemented if "<text:span text:style-name="Teletype">del obj.</text:span><text:span text:style-name="Variable">name</text:span>" is meaningful for the object. </text:p>
      <text:h text:style-name="Heading_20_3" text:outline-level="3">3.3.3 Emulating callable objects </text:h>
      <text:p text:style-name="List_20_Heading"><text:bookmark text:name="l2h-161"/><text:span text:style-name="Teletype"><text:span text:style-name="T1">__call__</text:span></text:span> (<text:span text:style-name="Variable">self</text:span><text:span text:style-name="T6">[</text:span><text:span text:style-name="Variable">, args...</text:span><text:span text:style-name="T6">]</text:span>) </text:p>
      <text:p text:style-name="P8">Called when the instance is “called” as a function; if this method is defined, <text:span text:style-name="Variable">x</text:span><text:span text:style-name="Source_20_Text">(arg1, arg2, ...)</text:span> is a shorthand for <text:span text:style-name="Variable">x</text:span><text:span text:style-name="Source_20_Text">.__call__(arg1, arg2, ...)</text:span>.</text:p>
      <text:h text:style-name="Heading_20_3" text:outline-level="3">3.3.4 Emulating sequence and mapping types </text:h>
      <text:p text:style-name="Text_20_body">The following methods can be defined to emulate sequence or mapping objects. The first set of methods is used either to emulate a sequence or to emulate a mapping; the difference is that for a sequence, the allowable keys should be the integers <text:span text:style-name="Variable">k</text:span> for which <text:span text:style-name="Source_20_Text">0 &lt;= </text:span><text:span text:style-name="Variable">k</text:span><text:span text:style-name="Source_20_Text"> &lt; </text:span><text:span text:style-name="Variable">N</text:span> where <text:span text:style-name="Variable">N</text:span> is the length of the sequence, and the method <text:span text:style-name="Teletype">__getslice__()</text:span> (see below) should be defined. It is also recommended that mappings provide methods <text:span text:style-name="Teletype">keys()</text:span>, <text:span text:style-name="Teletype">values()</text:span>, <text:span text:style-name="Teletype">items()</text:span>, <text:span text:style-name="Teletype">has_key()</text:span>, <text:span text:style-name="Teletype">get()</text:span>, <text:span text:style-name="Teletype">clear()</text:span>, <text:span text:style-name="Teletype">copy()</text:span>, and <text:span text:style-name="Teletype">update()</text:span> behaving similar to those for Python's standard dictionary objects; mutable sequences should provide methods <text:span text:style-name="Teletype">append()</text:span>, <text:span text:style-name="Teletype">count()</text:span>, <text:span text:style-name="Teletype">index()</text:span>, <text:span text:style-name="Teletype">insert()</text:span>, <text:span text:style-name="Teletype">pop()</text:span>, <text:span text:style-name="Teletype">remove()</text:span>, <text:span text:style-name="Teletype">reverse()</text:span> and <text:span text:style-name="Teletype">sort()</text:span>, like Python standard list objects. Finally, sequence types should implement addition (meaning concatenation) and multiplication (meaning repetition) by defining the methods <text:span text:style-name="Teletype">__add__()</text:span>, <text:span text:style-name="Teletype">__radd__()</text:span>, <text:span text:style-name="Teletype">__mul__()</text:span> and <text:span text:style-name="Teletype">__rmul__()</text:span> described below; they should not define <text:span text:style-name="Teletype">__coerce__()</text:span> or other numerical operators. <text:bookmark text:name="l2h-164"/><text:bookmark text:name="l2h-166"/><text:bookmark text:name="l2h-168"/></text:p>
      <text:p text:style-name="List_20_Heading"><text:bookmark text:name="l2h-169"/><text:span text:style-name="Teletype"><text:span text:style-name="T1">__len__</text:span></text:span> (<text:span text:style-name="Variable">self</text:span>) </text:p>
      <text:p text:style-name="P8">Called to implement the built-in function <text:span text:style-name="Teletype">len()</text:span><text:bookmark text:name="l2h-175"/>. Should return the length of the object, an integer <text:span text:style-name="Source_20_Text">&gt;=</text:span> 0. Also, an object that doesn't define a <text:span text:style-name="Teletype">__nonzero__()</text:span> method and whose <text:span text:style-name="Teletype">__len__()</text:span> method returns zero is considered to be false in a Boolean context. <text:bookmark text:name="l2h-171"/></text:p>
      <text:p text:style-name="List_20_Heading"><text:bookmark text:name="l2h-172"/><text:span text:style-name="Teletype"><text:span text:style-name="T1">__getitem__</text:span></text:span> (<text:span text:style-name="Variable">self, key</text:span>) </text:p>
      <text:p text:style-name="P8">Called to implement evaluation of <text:span text:style-name="Variable">self</text:span><text:span text:style-name="Source_20_Text">[</text:span><text:span text:style-name="Variable">key</text:span><text:span text:style-name="Source_20_Text">]</text:span>. For a sequence types, the accepted keys should be integers. Note that the special interpretation of negative indices (if the class wishes to emulate a sequence type) is up to the <text:span text:style-name="Teletype">__getitem__()</text:span> method. </text:p>
      <text:p text:style-name="List_20_Heading"><text:bookmark text:name="l2h-173"/><text:span text:style-name="Teletype"><text:span text:style-name="T1">__setitem__</text:span></text:span> (<text:span text:style-name="Variable">self, key, value</text:span>) </text:p>
      <text:p text:style-name="P8">Called to implement assignment to <text:span text:style-name="Variable">self</text:span><text:span text:style-name="Source_20_Text">[</text:span><text:span text:style-name="Variable">key</text:span><text:span text:style-name="Source_20_Text">]</text:span>. Same note as for <text:span text:style-name="Teletype">__getitem__()</text:span>. This should only be implemented for mappings if the objects support changes to the values for keys, or if new keys can be added, or for sequences if elements can be replaced. </text:p>
      <text:p text:style-name="List_20_Heading"><text:bookmark text:name="l2h-174"/><text:span text:style-name="Teletype"><text:span text:style-name="T1">__delitem__</text:span></text:span> (<text:span text:style-name="Variable">self, key</text:span>) </text:p>
      <text:p text:style-name="P8">Called to implement deletion of <text:span text:style-name="Variable">self</text:span><text:span text:style-name="Source_20_Text">[</text:span><text:span text:style-name="Variable">key</text:span><text:span text:style-name="Source_20_Text">]</text:span>. Same note as for <text:span text:style-name="Teletype">__getitem__()</text:span>. This should only be implemented for mappings if the objects support removal of keys, or for sequences if elements can be removed from the sequence. </text:p>
      <text:h text:style-name="Heading_20_3" text:outline-level="3">3.3.5 Additional methods for emulation of sequence types </text:h>
      <text:p text:style-name="Text_20_body">The following methods can be defined to further emulate sequence objects. Immutable sequences methods should only define <text:span text:style-name="Teletype">__getslice__()</text:span>; mutable sequences, should define all three three methods. </text:p>
      <text:p text:style-name="List_20_Heading"><text:bookmark text:name="l2h-176"/><text:span text:style-name="Teletype"><text:span text:style-name="T1">__getslice__</text:span></text:span> (<text:span text:style-name="Variable">self, i, j</text:span>) </text:p>
      <text:p text:style-name="P8">Called to implement evaluation of <text:span text:style-name="Variable">self</text:span><text:span text:style-name="Source_20_Text">[</text:span><text:span text:style-name="Variable">i</text:span><text:span text:style-name="Source_20_Text">:</text:span><text:span text:style-name="Variable">j</text:span><text:span text:style-name="Source_20_Text">]</text:span>. The returned object should be of the same type as <text:span text:style-name="Variable">self</text:span>. Note that missing <text:span text:style-name="Variable">i</text:span> or <text:span text:style-name="Variable">j</text:span> in the slice expression are replaced by zero or <text:span text:style-name="Source_20_Text">sys.maxint</text:span>, respectively. If negative indexes are used in the slice, the length of the sequence is added to that index. If the instance does not implement the <text:span text:style-name="Teletype">__len__()</text:span> method, an <text:span text:style-name="Teletype">AttributeError</text:span> is raised. No guarantee is made that indexes adjusted this way are not still negative. Indexes which are greater than the length of the sequence are not modified. </text:p>
      <text:p text:style-name="List_20_Heading"><text:bookmark text:name="l2h-177"/><text:span text:style-name="Teletype"><text:span text:style-name="T1">__setslice__</text:span></text:span> (<text:span text:style-name="Variable">self, i, j, sequence</text:span>) </text:p>
      <text:p text:style-name="P8">Called to implement assignment to <text:span text:style-name="Variable">self</text:span><text:span text:style-name="Source_20_Text">[</text:span><text:span text:style-name="Variable">i</text:span><text:span text:style-name="Source_20_Text">:</text:span><text:span text:style-name="Variable">j</text:span><text:span text:style-name="Source_20_Text">]</text:span>. Same notes for <text:span text:style-name="Variable">i</text:span> and <text:span text:style-name="Variable">j</text:span> as for <text:span text:style-name="Teletype">__getslice__()</text:span>. </text:p>
      <text:p text:style-name="List_20_Heading"><text:bookmark text:name="l2h-178"/><text:span text:style-name="Teletype"><text:span text:style-name="T1">__delslice__</text:span></text:span> (<text:span text:style-name="Variable">self, i, j</text:span>) </text:p>
      <text:p text:style-name="P8">Called to implement deletion of <text:span text:style-name="Variable">self</text:span><text:span text:style-name="Source_20_Text">[</text:span><text:span text:style-name="Variable">i</text:span><text:span text:style-name="Source_20_Text">:</text:span><text:span text:style-name="Variable">j</text:span><text:span text:style-name="Source_20_Text">]</text:span>. Same notes for <text:span text:style-name="Variable">i</text:span> and <text:span text:style-name="Variable">j</text:span> as for <text:span text:style-name="Teletype">__getslice__()</text:span>. </text:p>
      <text:p text:style-name="Text_20_body">Notice that these methods are only invoked when a single slice with a single colon is used. For slice operations involving extended slice notation, <text:span text:style-name="Teletype">__getitem__()</text:span>, <text:span text:style-name="Teletype">__setitem__()</text:span> or<text:span text:style-name="Teletype">__delitem__()</text:span> is called. </text:p>
      <text:h text:style-name="Heading_20_3" text:outline-level="3">3.3.6 Emulating numeric types </text:h>
      <text:p text:style-name="Text_20_body">The following methods can be defined to emulate numeric objects. Methods corresponding to operations that are not supported by the particular kind of number implemented (e.g., bitwise operations for non-integral numbers) should be left undefined. </text:p>
      <text:p text:style-name="List_20_Heading"><text:bookmark text:name="l2h-179"/><text:span text:style-name="Teletype"><text:span text:style-name="T1">__add__</text:span></text:span> (<text:span text:style-name="Variable">self, other</text:span>) </text:p>
      <text:p text:style-name="List_20_Heading"><text:bookmark text:name="l2h-180"/><text:span text:style-name="Teletype"><text:span text:style-name="T1">__sub__</text:span></text:span> (<text:span text:style-name="Variable">self, other</text:span>) </text:p>
      <text:p text:style-name="List_20_Heading"><text:bookmark text:name="l2h-181"/><text:span text:style-name="Teletype"><text:span text:style-name="T1">__mul__</text:span></text:span> (<text:span text:style-name="Variable">self, other</text:span>) </text:p>
      <text:p text:style-name="List_20_Heading"><text:bookmark text:name="l2h-182"/><text:span text:style-name="Teletype"><text:span text:style-name="T1">__div__</text:span></text:span> (<text:span text:style-name="Variable">self, other</text:span>) </text:p>
      <text:p text:style-name="List_20_Heading"><text:bookmark text:name="l2h-183"/><text:span text:style-name="Teletype"><text:span text:style-name="T1">__mod__</text:span></text:span> (<text:span text:style-name="Variable">self, other</text:span>) </text:p>
      <text:p text:style-name="List_20_Heading"><text:bookmark text:name="l2h-184"/><text:span text:style-name="Teletype"><text:span text:style-name="T1">__divmod__</text:span></text:span> (<text:span text:style-name="Variable">self, other</text:span>) </text:p>
      <text:p text:style-name="List_20_Heading"><text:bookmark text:name="l2h-185"/><text:span text:style-name="Teletype"><text:span text:style-name="T1">__pow__</text:span></text:span> (<text:span text:style-name="Variable">self, other</text:span><text:span text:style-name="T6">[</text:span><text:span text:style-name="Variable">, modulo</text:span><text:span text:style-name="T6">]</text:span>) </text:p>
      <text:p text:style-name="List_20_Heading"><text:bookmark text:name="l2h-186"/><text:span text:style-name="Teletype"><text:span text:style-name="T1">__lshift__</text:span></text:span> (<text:span text:style-name="Variable">self, other</text:span>) </text:p>
      <text:p text:style-name="List_20_Heading"><text:bookmark text:name="l2h-187"/><text:span text:style-name="Teletype"><text:span text:style-name="T1">__rshift__</text:span></text:span> (<text:span text:style-name="Variable">self, other</text:span>) </text:p>
      <text:p text:style-name="List_20_Heading"><text:bookmark text:name="l2h-188"/><text:span text:style-name="Teletype"><text:span text:style-name="T1">__and__</text:span></text:span> (<text:span text:style-name="Variable">self, other</text:span>) </text:p>
      <text:p text:style-name="List_20_Heading"><text:bookmark text:name="l2h-189"/><text:span text:style-name="Teletype"><text:span text:style-name="T1">__xor__</text:span></text:span> (<text:span text:style-name="Variable">self, other</text:span>) </text:p>
      <text:p text:style-name="List_20_Heading"><text:bookmark text:name="l2h-190"/><text:span text:style-name="Teletype"><text:span text:style-name="T1">__or__</text:span></text:span> (<text:span text:style-name="Variable">self, other</text:span>) </text:p>
      <text:p text:style-name="P8">These functions are called to implement the binary arithmetic operations (<text:span text:style-name="Source_20_Text">+</text:span>, <text:span text:style-name="Source_20_Text">-</text:span>, <text:span text:style-name="Source_20_Text">*</text:span>, <text:span text:style-name="Source_20_Text">/</text:span>, <text:span text:style-name="Source_20_Text">%</text:span>, <text:span text:style-name="Teletype">divmod()</text:span><text:bookmark text:name="l2h-214"/>, <text:span text:style-name="Teletype">pow()</text:span><text:bookmark text:name="l2h-215"/>, <text:span text:style-name="Source_20_Text">**</text:span>, <text:span text:style-name="Source_20_Text">«</text:span>, <text:span text:style-name="Source_20_Text">»</text:span>, <text:span text:style-name="Source_20_Text">&amp;</text:span>, <text:span text:style-name="Source_20_Text">^</text:span>, <text:span text:style-name="Source_20_Text">|</text:span>). For instance, to evaluate the expression <text:span text:style-name="Variable">x</text:span><text:span text:style-name="Source_20_Text">+</text:span><text:span text:style-name="Variable">y</text:span>, where <text:span text:style-name="Variable">x</text:span> is an instance of a class that has an <text:span text:style-name="Teletype">__add__()</text:span> method, <text:span text:style-name="Variable">x</text:span><text:span text:style-name="Source_20_Text">.__add__(</text:span><text:span text:style-name="Variable">y</text:span><text:span text:style-name="Source_20_Text">)</text:span> is called. Note that <text:span text:style-name="Teletype">__pow__()</text:span> should be defined to accept an optional third argument if the ternary version of the built-in <text:span text:style-name="Teletype">pow()</text:span><text:bookmark text:name="l2h-216"/> function is to be supported. </text:p>
      <text:p text:style-name="List_20_Heading"><text:bookmark text:name="l2h-191"/><text:span text:style-name="Teletype"><text:span text:style-name="T1">__radd__</text:span></text:span> (<text:span text:style-name="Variable">self, other</text:span>) </text:p>
      <text:p text:style-name="List_20_Heading"><text:bookmark text:name="l2h-192"/><text:span text:style-name="Teletype"><text:span text:style-name="T1">__rsub__</text:span></text:span> (<text:span text:style-name="Variable">self, other</text:span>) </text:p>
      <text:p text:style-name="List_20_Heading"><text:bookmark text:name="l2h-193"/><text:span text:style-name="Teletype"><text:span text:style-name="T1">__rmul__</text:span></text:span> (<text:span text:style-name="Variable">self, other</text:span>) </text:p>
      <text:p text:style-name="List_20_Heading"><text:bookmark text:name="l2h-194"/><text:span text:style-name="Teletype"><text:span text:style-name="T1">__rdiv__</text:span></text:span> (<text:span text:style-name="Variable">self, other</text:span>) </text:p>
      <text:p text:style-name="List_20_Heading"><text:bookmark text:name="l2h-195"/><text:span text:style-name="Teletype"><text:span text:style-name="T1">__rmod__</text:span></text:span> (<text:span text:style-name="Variable">self, other</text:span>) </text:p>
      <text:p text:style-name="List_20_Heading"><text:bookmark text:name="l2h-196"/><text:span text:style-name="Teletype"><text:span text:style-name="T1">__rdivmod__</text:span></text:span> (<text:span text:style-name="Variable">self, other</text:span>) </text:p>
      <text:p text:style-name="List_20_Heading"><text:bookmark text:name="l2h-197"/><text:span text:style-name="Teletype"><text:span text:style-name="T1">__rpow__</text:span></text:span> (<text:span text:style-name="Variable">self, other</text:span>) </text:p>
      <text:p text:style-name="List_20_Heading"><text:bookmark text:name="l2h-198"/><text:span text:style-name="Teletype"><text:span text:style-name="T1">__rlshift__</text:span></text:span> (<text:span text:style-name="Variable">self, other</text:span>) </text:p>
      <text:p text:style-name="List_20_Heading"><text:bookmark text:name="l2h-199"/><text:span text:style-name="Teletype"><text:span text:style-name="T1">__rrshift__</text:span></text:span> (<text:span text:style-name="Variable">self, other</text:span>) </text:p>
      <text:p text:style-name="List_20_Heading"><text:bookmark text:name="l2h-200"/><text:span text:style-name="Teletype"><text:span text:style-name="T1">__rand__</text:span></text:span> (<text:span text:style-name="Variable">self, other</text:span>) </text:p>
      <text:p text:style-name="List_20_Heading"><text:bookmark text:name="l2h-201"/><text:span text:style-name="Teletype"><text:span text:style-name="T1">__rxor__</text:span></text:span> (<text:span text:style-name="Variable">self, other</text:span>) </text:p>
      <text:p text:style-name="List_20_Heading"><text:bookmark text:name="l2h-202"/><text:span text:style-name="Teletype"><text:span text:style-name="T1">__ror__</text:span></text:span> (<text:span text:style-name="Variable">self, other</text:span>) </text:p>
      <text:p text:style-name="P8">These functions are called to implement the binary arithmetic operations (<text:span text:style-name="Source_20_Text">+</text:span>, <text:span text:style-name="Source_20_Text">-</text:span>, <text:span text:style-name="Source_20_Text">*</text:span>, <text:span text:style-name="Source_20_Text">/</text:span>, <text:span text:style-name="Source_20_Text">%</text:span>, <text:span text:style-name="Teletype">divmod()</text:span><text:bookmark text:name="l2h-217"/>, <text:span text:style-name="Teletype">pow()</text:span><text:bookmark text:name="l2h-218"/>, <text:span text:style-name="Source_20_Text">**</text:span>, <text:span text:style-name="Source_20_Text">«</text:span>, <text:span text:style-name="Source_20_Text">»</text:span>, <text:span text:style-name="Source_20_Text">&amp;</text:span>, <text:span text:style-name="Source_20_Text">^</text:span>, <text:span text:style-name="Source_20_Text">|</text:span>) with reversed operands. These functions are only called if the left operand does not support the corresponding operation. For instance, to evaluate the expression <text:span text:style-name="Variable">x</text:span><text:span text:style-name="Source_20_Text">-</text:span><text:span text:style-name="Variable">y</text:span>, where <text:span text:style-name="Variable">y</text:span> is an instance of a class that has an <text:span text:style-name="Teletype">__rsub__()</text:span> method, <text:span text:style-name="Variable">y</text:span><text:span text:style-name="Source_20_Text">.__rsub__(</text:span><text:span text:style-name="Variable">x</text:span><text:span text:style-name="Source_20_Text">)</text:span> is called. Note that ternary <text:span text:style-name="Teletype">pow()</text:span><text:bookmark text:name="l2h-219"/> will not try calling <text:span text:style-name="Teletype">__rpow__()</text:span> (the coercion rules would become too complicated). </text:p>
      <text:p text:style-name="List_20_Heading"><text:bookmark text:name="l2h-203"/><text:span text:style-name="Teletype"><text:span text:style-name="T1">__neg__</text:span></text:span> (<text:span text:style-name="Variable">self</text:span>) </text:p>
      <text:p text:style-name="List_20_Heading"><text:bookmark text:name="l2h-204"/><text:span text:style-name="Teletype"><text:span text:style-name="T1">__pos__</text:span></text:span> (<text:span text:style-name="Variable">self</text:span>) </text:p>
      <text:p text:style-name="List_20_Heading"><text:bookmark text:name="l2h-205"/><text:span text:style-name="Teletype"><text:span text:style-name="T1">__abs__</text:span></text:span> (<text:span text:style-name="Variable">self</text:span>) </text:p>
      <text:p text:style-name="List_20_Heading"><text:bookmark text:name="l2h-206"/><text:span text:style-name="Teletype"><text:span text:style-name="T1">__invert__</text:span></text:span> (<text:span text:style-name="Variable">self</text:span>) </text:p>
      <text:p text:style-name="P8">Called to implement the unary arithmetic operations (<text:span text:style-name="Source_20_Text">-</text:span>, <text:span text:style-name="Source_20_Text">+</text:span>, <text:span text:style-name="Teletype">abs()</text:span><text:bookmark text:name="l2h-220"/> and <text:span text:style-name="Source_20_Text">~</text:span>). </text:p>
      <text:p text:style-name="List_20_Heading"><text:bookmark text:name="l2h-207"/><text:span text:style-name="Teletype"><text:span text:style-name="T1">__complex__</text:span></text:span> (<text:span text:style-name="Variable">self</text:span>) </text:p>
      <text:p text:style-name="List_20_Heading"><text:bookmark text:name="l2h-208"/><text:span text:style-name="Teletype"><text:span text:style-name="T1">__int__</text:span></text:span> (<text:span text:style-name="Variable">self</text:span>) </text:p>
      <text:p text:style-name="List_20_Heading"><text:bookmark text:name="l2h-209"/><text:span text:style-name="Teletype"><text:span text:style-name="T1">__long__</text:span></text:span> (<text:span text:style-name="Variable">self</text:span>) </text:p>
      <text:p text:style-name="List_20_Heading"><text:bookmark text:name="l2h-210"/><text:span text:style-name="Teletype"><text:span text:style-name="T1">__float__</text:span></text:span> (<text:span text:style-name="Variable">self</text:span>) </text:p>
      <text:p text:style-name="P8">Called to implement the built-in functions <text:span text:style-name="Teletype">complex()</text:span><text:bookmark text:name="l2h-221"/>, <text:span text:style-name="Teletype">int()</text:span><text:bookmark text:name="l2h-222"/>, <text:span text:style-name="Teletype">long()</text:span><text:bookmark text:name="l2h-223"/>, and <text:span text:style-name="Teletype">float()</text:span><text:bookmark text:name="l2h-224"/>. Should return a value of the appropriate type. </text:p>
      <text:p text:style-name="List_20_Heading"><text:bookmark text:name="l2h-211"/><text:span text:style-name="Teletype"><text:span text:style-name="T1">__oct__</text:span></text:span> (<text:span text:style-name="Variable">self</text:span>) </text:p>
      <text:p text:style-name="List_20_Heading"><text:bookmark text:name="l2h-212"/><text:span text:style-name="Teletype"><text:span text:style-name="T1">__hex__</text:span></text:span> (<text:span text:style-name="Variable">self</text:span>) </text:p>
      <text:p text:style-name="P8">Called to implement the built-in functions <text:span text:style-name="Teletype">oct()</text:span><text:bookmark text:name="l2h-225"/> and <text:span text:style-name="Teletype">hex()</text:span><text:bookmark text:name="l2h-226"/>. Should return a string value. </text:p>
      <text:p text:style-name="List_20_Heading"><text:bookmark text:name="l2h-213"/><text:span text:style-name="Teletype"><text:span text:style-name="T1">__coerce__</text:span></text:span> (<text:span text:style-name="Variable">self, other</text:span>) </text:p>
      <text:p text:style-name="P8">Called to implement “mixed-mode” numeric arithmetic. Should either return a 2-tuple containing <text:span text:style-name="Variable">self</text:span> and <text:span text:style-name="Variable">other</text:span> converted to a common numeric type, or <text:span text:style-name="Source_20_Text">None</text:span> if conversion is impossible. When the common type would be the type of <text:span text:style-name="Source_20_Text">other</text:span>, it is sufficient to return <text:span text:style-name="Source_20_Text">None</text:span>, since the interpreter will also ask the other object to attempt a coercion (but sometimes, if the implementation of the other type cannot be changed, it is useful to do the conversion to the other type here). </text:p>
      <text:p text:style-name="Text_20_body"><text:span text:style-name="T1">Coercion rules</text:span>: to evaluate <text:span text:style-name="Variable">x</text:span> <text:span text:style-name="Variable">op</text:span> <text:span text:style-name="Variable">y</text:span>, the following steps are taken (where <text:span text:style-name="Teletype">__op__()</text:span> and <text:span text:style-name="Teletype">__rop__()</text:span> are the method names corresponding to <text:span text:style-name="Variable">op</text:span>, e.g., if varop is ‘<text:span text:style-name="Source_20_Text">+</text:span>’, <text:span text:style-name="Teletype">__add__()</text:span> and <text:span text:style-name="Teletype">__radd__()</text:span> are used). If an exception occurs at any point, the evaluation is abandoned and exception handling takes over. </text:p>
      <text:list text:style-name="L1">
        <text:list-item>
          <text:p text:style-name="P49">If <text:span text:style-name="Variable">x</text:span> is a string object and op is the modulo operator (<text:span text:style-name="Source_20_Text">%</text:span>), the string formatting operation is invoked and the remaining steps are skipped. </text:p>
        </text:list-item>
        <text:list-item>
          <text:p text:style-name="P13">If <text:span text:style-name="Variable">x</text:span> is a class instance: </text:p>
          <text:list>
            <text:list-item>
              <text:p text:style-name="P13">If <text:span text:style-name="Variable">x</text:span> has a <text:span text:style-name="Teletype">__coerce__()</text:span> method: replace <text:span text:style-name="Variable">x</text:span> and <text:span text:style-name="Variable">y</text:span> with the 2-tuple returned by <text:span text:style-name="Variable">x</text:span><text:span text:style-name="Source_20_Text">.__coerce__(</text:span><text:span text:style-name="Variable">y</text:span><text:span text:style-name="Source_20_Text">)</text:span>; skip to step 2 if the coercion returns <text:span text:style-name="Source_20_Text">None</text:span>. </text:p>
            </text:list-item>
            <text:list-item>
              <text:p text:style-name="P13">If neither <text:span text:style-name="Variable">x</text:span> nor <text:span text:style-name="Variable">y</text:span> is a class instance after coercion, go to step 3. </text:p>
            </text:list-item>
            <text:list-item>
              <text:p text:style-name="P13">If <text:span text:style-name="Variable">x</text:span> has a method <text:span text:style-name="Teletype">__op__()</text:span>, return <text:span text:style-name="Variable">x</text:span><text:span text:style-name="Source_20_Text">.__op__(</text:span><text:span text:style-name="Variable">y</text:span><text:span text:style-name="Source_20_Text">)</text:span>; otherwise, restore <text:span text:style-name="Variable">x</text:span> and <text:span text:style-name="Variable">y</text:span> to their value before step 1a. </text:p>
            </text:list-item>
          </text:list>
        </text:list-item>
        <text:list-item>
          <text:p text:style-name="P13">If <text:span text:style-name="Variable">y</text:span> is a class instance: </text:p>
          <text:list>
            <text:list-item>
              <text:p text:style-name="P13">If <text:span text:style-name="Variable">y</text:span> has a <text:span text:style-name="Teletype">__coerce__()</text:span> method: replace <text:span text:style-name="Variable">y</text:span> and <text:span text:style-name="Variable">x</text:span> with the 2-tuple returned by <text:span text:style-name="Variable">y</text:span><text:span text:style-name="Source_20_Text">.__coerce__(</text:span><text:span text:style-name="Variable">x</text:span><text:span text:style-name="Source_20_Text">)</text:span>; skip to step 3 if the coercion returns <text:span text:style-name="Source_20_Text">None</text:span>. </text:p>
            </text:list-item>
            <text:list-item>
              <text:p text:style-name="P13">If neither <text:span text:style-name="Variable">x</text:span> nor <text:span text:style-name="Variable">y</text:span> is a class instance after coercion, go to step 3. </text:p>
            </text:list-item>
            <text:list-item>
              <text:p text:style-name="P13">If <text:span text:style-name="Variable">y</text:span> has a method <text:span text:style-name="Teletype">__rop__()</text:span>, return <text:span text:style-name="Variable">y</text:span><text:span text:style-name="Source_20_Text">.__rop__(</text:span><text:span text:style-name="Variable">x</text:span><text:span text:style-name="Source_20_Text">)</text:span>; otherwise, restore <text:span text:style-name="Variable">x</text:span> and <text:span text:style-name="Variable">y</text:span> to their value before step 2a. </text:p>
            </text:list-item>
          </text:list>
        </text:list-item>
        <text:list-item>
          <text:p text:style-name="P13">We only get here if neither <text:span text:style-name="Variable">x</text:span> nor <text:span text:style-name="Variable">y</text:span> is a class instance.</text:p>
          <text:list>
            <text:list-item>
              <text:p text:style-name="P13">If op is ‘<text:span text:style-name="Source_20_Text">+</text:span>’ and <text:span text:style-name="Variable">x</text:span> is a sequence, sequence concatenation is invoked. </text:p>
            </text:list-item>
            <text:list-item>
              <text:p text:style-name="P13">If op is ‘<text:span text:style-name="Source_20_Text">*</text:span>’ and one operand is a sequence and the other an integer, sequence repetition is invoked. </text:p>
            </text:list-item>
            <text:list-item>
              <text:p text:style-name="P13">Otherwise, both operands must be numbers; they are coerced to a common type if possible, and the numeric operation is invoked for that type.</text:p>
            </text:list-item>
          </text:list>
        </text:list-item>
      </text:list>
      <text:h text:style-name="Heading_20_1" text:outline-level="1" text:is-list-header="true">4. Execution model</text:h>
      <text:h text:style-name="Heading_20_2" text:outline-level="2">4.1 Code blocks, execution frames, and namespaces </text:h>
      <text:p text:style-name="Text_20_body"><text:bookmark text:name="l2h-233"/>A <text:span text:style-name="T3">code block</text:span><text:bookmark text:name="l2h-234"/> is a piece of Python program text that can be executed as a unit, such as a module, a class definition or a function body. Some code blocks (like modules) are normally executed only once, others (like function bodies) may be executed many times. Code blocks may textually contain other code blocks. Code blocks may invoke other code blocks (that may or may not be textually contained in them) as part of their execution, e.g., by invoking (calling) a function. </text:p>
      <text:p text:style-name="Text_20_body">The following are code blocks: A module is a code block. A function body is a code block. A class definition is a code block. Each command typed interactively is a separate code block; a script file (a file given as standard input to the interpreter or specified on the interpreter command line the first argument) is a code block; a script command (a command specified on the interpreter command line with the “<text:span text:style-name="T1">-c</text:span>”option) is a code block. The file read by the built-in function <text:span text:style-name="Teletype">execfile()</text:span> is a code block. The string argument passed to the built-in function <text:span text:style-name="Teletype">eval()</text:span> and to the <text:span text:style-name="Teletype">exec</text:span> statement is a code block. And finally, the expression read and evaluated by the built-in function <text:span text:style-name="Teletype">input()</text:span> is a code block. </text:p>
      <text:p text:style-name="Text_20_body">A code block is executed in an execution frame. An <text:span text:style-name="T3">execution frame</text:span><text:bookmark text:name="l2h-235"/> contains some administrative information (used for debugging), determines where and how execution continues after the code block's execution has completed, and (perhaps most importantly) defines two namespaces, the local and the global namespace, that affect execution of the code block. </text:p>
      <text:p text:style-name="Text_20_body">A <text:span text:style-name="T3">namespace</text:span><text:bookmark text:name="l2h-236"/> is a mapping from names (identifiers) to objects. A particular namespace may be referenced by more than one execution frame, and from other places as well. Adding a name to a namespace is called <text:span text:style-name="T3">binding</text:span><text:bookmark text:name="l2h-237"/> a name (to an object); changing the mapping of a name is called <text:span text:style-name="T3">rebinding</text:span><text:bookmark text:name="l2h-238"/>; removing a name is <text:span text:style-name="T3">unbinding</text:span><text:bookmark text:name="l2h-239"/>. Namespaces are functionally equivalent to dictionaries (and often implemented as dictionaries). </text:p>
      <text:p text:style-name="Text_20_body">The <text:span text:style-name="T3">local namespace</text:span><text:bookmark text:name="l2h-240"/> of an execution frame determines the default place where names are defined and searched. The <text:span text:style-name="T3">global namespace</text:span><text:bookmark text:name="l2h-241"/> determines the place where names listed in <text:span text:style-name="Teletype">global</text:span><text:bookmark text:name="l2h-242"/> statements are defined and searched, and where names that are not bound anywhere in the current code block are searched. </text:p>
      <text:p text:style-name="Text_20_body">Whether a name is local or global in a code block is determined by static inspection of the source text for the code block: in the absence of <text:span text:style-name="Teletype">global</text:span> statements, a name that is bound anywhere in the code block is local in the entire code block; all other names are considered global. The <text:span text:style-name="Teletype">global</text:span> statement forces global interpretation of selected names throughout the code block. The following constructs bind names: formal parameters to functions, <text:span text:style-name="Teletype">import</text:span> statements, class and function definitions (these bind the class or function name in the defining block), and targets that are identifiers if occurring in an assignment, <text:span text:style-name="Teletype">for</text:span> loop header, or in the second position of an <text:span text:style-name="Teletype">except</text:span> clause header. Local names are searched only on the local namespace; global names are searched only in the global and built-in namespace.<text:note text:id="ftn1" text:note-class="footnote"><text:note-citation>1</text:note-citation><text:note-body><text:p text:style-name="Footnote">If the code block contains <text:span text:style-name="Teletype">exec</text:span> statements or the construct “<text:span text:style-name="Teletype">from ...import *</text:span>”, the semantics of local names change: local name lookup first searches the local namespace, then the global namespace and the built-in namespace. </text:p></text:note-body></text:note></text:p>
      <text:p text:style-name="Text_20_body">A target occurring in a <text:span text:style-name="Teletype">del</text:span> statement is also considered bound for this purpose (though the actual semantics are to “unbind” the name). </text:p>
      <text:p text:style-name="Text_20_body">When a global name is not found in the global namespace, it is searched in the built-in namespace (which is actually the global namespace of the module <text:span text:style-name="Teletype">__builtin__</text:span><text:bookmark text:name="l2h-243"/>). The built-in namespace associated with the execution of a code block is actually found by looking up the name <text:span text:style-name="Source_20_Text">__builtins__</text:span> is its global namespace; this should be a dictionary or a module (in the latter case its dictionary is used). Normally, the <text:span text:style-name="Source_20_Text">__builtins__</text:span> namespace is the dictionary of the built-in module <text:span text:style-name="Teletype">__builtin__</text:span> (note: no ‘s’); if it isn't, restricted execution<text:bookmark text:name="l2h-244"/> mode is in effect. When a name is not found at all, a <text:span text:style-name="Teletype">NameError</text:span><text:bookmark text:name="l2h-230"/> exception is raised. <text:bookmark text:name="l2h-245"/></text:p>
      <text:p text:style-name="Text_20_body">The following table lists the meaning of the local and global namespace for various types of code blocks. The namespace for a particular module is automatically created when the module is first imported (i.e., when it is loaded). Note that in almost all cases, the global namespace is the namespace of the containing module – scopes in Python do not nest! </text:p>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P12">Code block type</text:p>
            </table:table-cell>
            <table:table-cell table:style-name="Tabelle3.A1" office:value-type="string">
              <text:p text:style-name="P12">Global namespace</text:p>
            </table:table-cell>
            <table:table-cell table:style-name="Tabelle3.A1" office:value-type="string">
              <text:p text:style-name="P12">Local namespace</text:p>
            </table:table-cell>
            <table:table-cell table:style-name="Tabelle3.D1" office:value-type="string">
              <text:p text:style-name="P12">Notes</text:p>
            </table:table-cell>
          </table:table-row>
        </table:table-header-rows>
        <table:table-row>
          <table:table-cell table:style-name="Tabelle3.A2" office:value-type="string">
            <text:p text:style-name="P10">Module</text:p>
          </table:table-cell>
          <table:table-cell table:style-name="Tabelle3.A2" office:value-type="string">
            <text:p text:style-name="P10">n.s. for this module</text:p>
          </table:table-cell>
          <table:table-cell table:style-name="Tabelle3.A2" office:value-type="string">
            <text:p text:style-name="P10">same as global</text:p>
          </table:table-cell>
          <table:table-cell table:style-name="Tabelle3.D2" office:value-type="string">
            <text:p text:style-name="P10"/>
          </table:table-cell>
        </table:table-row>
        <table:table-row>
          <table:table-cell table:style-name="Tabelle3.A2" office:value-type="string">
            <text:p text:style-name="P10">Script (file or command)</text:p>
          </table:table-cell>
          <table:table-cell table:style-name="Tabelle3.A2" office:value-type="string">
            <text:p text:style-name="P10">n.s. for <text:span text:style-name="Teletype">__main__</text:span><text:bookmark text:name="l2h-231"/></text:p>
          </table:table-cell>
          <table:table-cell table:style-name="Tabelle3.A2" office:value-type="string">
            <text:p text:style-name="P10">same as global</text:p>
          </table:table-cell>
          <table:table-cell table:style-name="Tabelle3.D2" office:value-type="string">
            <text:p text:style-name="P10">(1)</text:p>
          </table:table-cell>
        </table:table-row>
        <table:table-row>
          <table:table-cell table:style-name="Tabelle3.A2" office:value-type="string">
            <text:p text:style-name="P10">Interactive command</text:p>
          </table:table-cell>
          <table:table-cell table:style-name="Tabelle3.A2" office:value-type="string">
            <text:p text:style-name="P10">n.s. for <text:span text:style-name="Teletype">__main__</text:span><text:bookmark text:name="l2h-232"/></text:p>
          </table:table-cell>
          <table:table-cell table:style-name="Tabelle3.A2" office:value-type="string">
            <text:p text:style-name="P10">same as global</text:p>
          </table:table-cell>
          <table:table-cell table:style-name="Tabelle3.D2" office:value-type="string">
            <text:p text:style-name="P10"/>
          </table:table-cell>
        </table:table-row>
        <table:table-row>
          <table:table-cell table:style-name="Tabelle3.A2" office:value-type="string">
            <text:p text:style-name="P10">Class definition</text:p>
          </table:table-cell>
          <table:table-cell table:style-name="Tabelle3.A2" office:value-type="string">
            <text:p text:style-name="P10">global n.s. of containing block</text:p>
          </table:table-cell>
          <table:table-cell table:style-name="Tabelle3.A2" office:value-type="string">
            <text:p text:style-name="P10">new n.s.</text:p>
          </table:table-cell>
          <table:table-cell table:style-name="Tabelle3.D2" office:value-type="string">
            <text:p text:style-name="P10"/>
          </table:table-cell>
        </table:table-row>
        <table:table-row>
          <table:table-cell table:style-name="Tabelle3.A2" office:value-type="string">
            <text:p text:style-name="P10">Function body</text:p>
          </table:table-cell>
          <table:table-cell table:style-name="Tabelle3.A2" office:value-type="string">
            <text:p text:style-name="P10">global n.s. of containing block</text:p>
          </table:table-cell>
          <table:table-cell table:style-name="Tabelle3.A2" office:value-type="string">
            <text:p text:style-name="P10">new n.s.</text:p>
          </table:table-cell>
          <table:table-cell table:style-name="Tabelle3.D2" office:value-type="string">
            <text:p text:style-name="P10">(2)</text:p>
          </table:table-cell>
        </table:table-row>
        <table:table-row>
          <table:table-cell table:style-name="Tabelle3.A2" office:value-type="string">
            <text:p text:style-name="P10">String passed to <text:span text:style-name="Teletype">exec</text:span> statement</text:p>
          </table:table-cell>
          <table:table-cell table:style-name="Tabelle3.A2" office:value-type="string">
            <text:p text:style-name="P10">global n.s. of containing block</text:p>
          </table:table-cell>
          <table:table-cell table:style-name="Tabelle3.A2" office:value-type="string">
            <text:p text:style-name="P10">local n.s. of containing block</text:p>
          </table:table-cell>
          <table:table-cell table:style-name="Tabelle3.D2" office:value-type="string">
            <text:p text:style-name="P10">(2), (3)</text:p>
          </table:table-cell>
        </table:table-row>
        <table:table-row>
          <table:table-cell table:style-name="Tabelle3.A2" office:value-type="string">
            <text:p text:style-name="P10">String passed to <text:span text:style-name="Teletype">eval()</text:span></text:p>
          </table:table-cell>
          <table:table-cell table:style-name="Tabelle3.A2" office:value-type="string">
            <text:p text:style-name="P10">global n.s. of caller</text:p>
          </table:table-cell>
          <table:table-cell table:style-name="Tabelle3.A2" office:value-type="string">
            <text:p text:style-name="P10">local n.s. of caller</text:p>
          </table:table-cell>
          <table:table-cell table:style-name="Tabelle3.D2" office:value-type="string">
            <text:p text:style-name="P10">(2), (3)</text:p>
          </table:table-cell>
        </table:table-row>
        <table:table-row>
          <table:table-cell table:style-name="Tabelle3.A2" office:value-type="string">
            <text:p text:style-name="P10">File read by <text:span text:style-name="Teletype">execfile()</text:span></text:p>
          </table:table-cell>
          <table:table-cell table:style-name="Tabelle3.A2" office:value-type="string">
            <text:p text:style-name="P10">global n.s. of caller</text:p>
          </table:table-cell>
          <table:table-cell table:style-name="Tabelle3.A2" office:value-type="string">
            <text:p text:style-name="P10">local n.s. of caller</text:p>
          </table:table-cell>
          <table:table-cell table:style-name="Tabelle3.D2" office:value-type="string">
            <text:p text:style-name="P10">(2), (3)</text:p>
          </table:table-cell>
        </table:table-row>
        <table:table-row>
          <table:table-cell table:style-name="Tabelle3.A2" office:value-type="string">
            <text:p text:style-name="P10">Expression read by <text:span text:style-name="Teletype">input()</text:span></text:p>
          </table:table-cell>
          <table:table-cell table:style-name="Tabelle3.A2" office:value-type="string">
            <text:p text:style-name="P10">global n.s. of caller</text:p>
          </table:table-cell>
          <table:table-cell table:style-name="Tabelle3.A2" office:value-type="string">
            <text:p text:style-name="P10">local n.s. of caller</text:p>
          </table:table-cell>
          <table:table-cell table:style-name="Tabelle3.D2" office:value-type="string">
            <text:p text:style-name="P10"/>
          </table:table-cell>
        </table:table-row>
      </table:table>
      <text:p text:style-name="Text_20_body"/>
      <text:p text:style-name="Text_20_body">Notes:</text:p>
      <text:p text:style-name="List_20_Heading"><text:span text:style-name="Strong_20_Emphasis">n.s. </text:span>means <text:span text:style-name="T3">namespace</text:span> </text:p>
      <text:p text:style-name="List_20_Heading"><text:span text:style-name="Strong_20_Emphasis">(1) </text:span>The main module for a script is always called <text:span text:style-name="Teletype">__main__</text:span>; “the filename don't enter into it.” </text:p>
      <text:p text:style-name="List_20_Heading"><text:span text:style-name="Strong_20_Emphasis">(2) </text:span>The global and local namespace for these can be overridden with optional extra arguments. </text:p>
      <text:p text:style-name="List_20_Heading"><text:span text:style-name="Strong_20_Emphasis">(3) </text:span>The <text:span text:style-name="Teletype">exec</text:span> statement and the <text:span text:style-name="Teletype">eval()</text:span> and <text:span text:style-name="Teletype">execfile()</text:span> functions have optional arguments to override the global and local namespace. If only one namespace is specified, it is used for both. </text:p>
      <text:p text:style-name="Text_20_body">The built-in functions <text:span text:style-name="Teletype">globals()</text:span> and <text:span text:style-name="Teletype">locals()</text:span> returns a dictionary representing the current global and local namespace, respectively. The effect of modifications to this dictionary on the namespace are undefined.<text:note text:id="ftn2" text:note-class="footnote"><text:note-citation>2</text:note-citation><text:note-body><text:p text:style-name="Footnote">The current implementations return the dictionary actually used to implement the namespace, <text:span text:style-name="T3">except</text:span> for functions, where the optimizer may cause the local namespace to be implemented differently, and <text:span text:style-name="Teletype">locals()</text:span> returns a read-only dictionary.</text:p></text:note-body></text:note></text:p>
      <text:h text:style-name="Heading_20_2" text:outline-level="2">4.2 Exceptions </text:h>
      <text:p text:style-name="Text_20_body">Exceptions are a means of breaking out of the normal flow of control of a code block in order to handle errors or other exceptional conditions. An exception is <text:span text:style-name="T3">raised</text:span><text:bookmark text:name="l2h-249"/> at the point where the error is detected; it may be <text:span text:style-name="T3">handled</text:span><text:bookmark text:name="l2h-250"/> by the surrounding code block or by any code block that directly or indirectly invoked the code block where the error occurred. <text:bookmark text:name="l2h-251"/></text:p>
      <text:p text:style-name="Text_20_body">The Python interpreter raises an exception when it detects a run-time error (such as division by zero). A Python program can also explicitly raise an exception with the <text:span text:style-name="Teletype">raise</text:span> statement. Exception handlers are specified with the <text:span text:style-name="Teletype">try</text:span> ... <text:span text:style-name="Teletype">except</text:span> statement. The <text:span text:style-name="Teletype">try</text:span> ... <text:span text:style-name="Teletype">finally</text:span> statement specifies cleanup code which does not handle the exception, but is executed whether an exception occurred or not in the preceding code. </text:p>
      <text:p text:style-name="Text_20_body">Python uses the “termination” <text:bookmark text:name="l2h-252"/>model of error handling: an exception handler can find out what happened and continue execution at an outer level, but it cannot repair the cause of the error and retry the failing operation (except by re-entering the offending piece of code from the top). </text:p>
      <text:p text:style-name="Text_20_body">When an exception is not handled at all, the interpreter terminates execution of the program, or returns to its interactive main loop. In either case, it prints a stack backtrace, except when the exception is <text:span text:style-name="Teletype">SystemExit</text:span><text:bookmark text:name="l2h-248"/>. </text:p>
      <text:p text:style-name="Text_20_body">Exceptions are identified by string objects or class instances. Selection of a matching except clause is based on object identity (i.e., two different string objects with the same value represent different exceptions!) For string exceptions, the <text:span text:style-name="Teletype">except</text:span> clause must reference the same string object. For class exceptions, the <text:span text:style-name="Teletype">except</text:span> clause must reference the same class or a base class of it. </text:p>
      <text:p text:style-name="Text_20_body">When an exception is raised, an object (maybe <text:span text:style-name="Source_20_Text">None</text:span>) is passed as the exception's “parameter” or “value”; this object does not affect the selection of an exception handler, but is passed to the selected exception handler as additional information. For class exceptions, this object must be an instance of the exception class being raised. </text:p>
      <text:p text:style-name="Text_20_body">See also the description of the <text:span text:style-name="Teletype">try</text:span> statement in section 7.4 and <text:span text:style-name="Teletype">raise</text:span> statement in section 6.8. </text:p>
      <text:h text:style-name="Heading_20_1" text:outline-level="1" text:is-list-header="true">5. Expressions</text:h>
      <text:p text:style-name="Text_20_body">This chapter explains the meaning of the elements of expressions in Python. </text:p>
      <text:p text:style-name="Text_20_body"><text:span text:style-name="T1">Syntax Notes:</text:span> In this and the following chapters, extended BNF<text:bookmark text:name="l2h-254"/> notation will be used to describe syntax, not lexical analysis. When (one alternative of) a syntax rule has the form </text:p>
      <text:p text:style-name="Preformatted_20_Text">name: <text:s text:c="10"/>othername</text:p>
      <text:p text:style-name="Text_20_body">and no semantics are given, the semantics of this form of <text:span text:style-name="Source_20_Text">name</text:span> are the same as for <text:span text:style-name="Source_20_Text">othername</text:span>.</text:p>
      <text:h text:style-name="Heading_20_2" text:outline-level="2">5.1 Arithmetic conversions </text:h>
      <text:p text:style-name="Text_20_body"><text:bookmark text:name="l2h-256"/>When a description of an arithmetic operator below uses the phrase “the numeric arguments are converted to a common type,” the arguments are coerced using the coercion rules listed at the end of chapter 3. If both arguments are standard numeric types, the following coercions are applied: </text:p>
      <text:list text:style-name="L2">
        <text:list-item>
          <text:p text:style-name="P46">If either argument is a complex number, the other is converted to complex; </text:p>
        </text:list-item>
        <text:list-item>
          <text:p text:style-name="P46">otherwise, if either argument is a floating point number, the other is converted to floating point; </text:p>
        </text:list-item>
        <text:list-item>
          <text:p text:style-name="P46">otherwise, if either argument is a long integer, the other is converted to long integer; </text:p>
        </text:list-item>
        <text:list-item>
          <text:p text:style-name="P28">otherwise, both must be plain integers and no conversion is necessary. </text:p>
        </text:list-item>
      </text:list>
      <text:p text:style-name="Text_20_body">Some additional rules apply for certain operators (e.g., a string left argument to the “%” operator). Extensions can define their own coercions. </text:p>
      <text:h text:style-name="Heading_20_2" text:outline-level="2">5.2 Atoms </text:h>
      <text:p text:style-name="Text_20_body">Atoms are the most basic elements of expressions. The simplest atoms are identifiers or literals. Forms enclosed in reverse quotes or in parentheses, brackets or braces are also categorized syntactically as atoms. The syntax for atoms is: </text:p>
      <text:p text:style-name="Preformatted_20_Text">atom: <text:s text:c="5"/>identifier | literal | enclosure</text:p>
      <text:p text:style-name="Preformatted_20_Text">enclosure: parenth_form|list_display|dict_display|string_conversion</text:p>
      <text:h text:style-name="Heading_20_3" text:outline-level="3">5.2.1 Identifiers (Names) </text:h>
      <text:p text:style-name="Text_20_body">An identifier occurring as an atom is a reference to a local, global or built-in name binding. If a name is assigned to anywhere in a code block (even in unreachable code), and is not mentioned in a <text:span text:style-name="Teletype">global</text:span> statement in that code block, then it refers to a local name throughout that code block. When it is not assigned to anywhere in the block, or when it is assigned to but also explicitly listed in a <text:span text:style-name="Teletype">global</text:span> statement, it refers to a global name if one exists, else to a built-in name (and this binding may dynamically change). <text:bookmark text:name="l2h-259"/></text:p>
      <text:p text:style-name="Text_20_body">When the name is bound to an object, evaluation of the atom yields that object. When a name is not bound, an attempt to evaluate it raises a <text:span text:style-name="Teletype">NameError</text:span> exception. <text:bookmark text:name="l2h-260"/></text:p>
      <text:p text:style-name="Text_20_body"><text:span text:style-name="T1">Private name mangling:</text:span><text:bookmark text:name="l2h-261"/>when an identifier that textually occurs in a class definition begins with two or more underscore characters and does not end in two or more underscores, it is considered a <text:span text:style-name="T3">private name</text:span> of that class. Private names are transformed to a longer form before code is generated for them. The transformation inserts the class name in front of the name, with leading underscores removed, and a single underscore inserted in front of the class name. For example, the identifier <text:span text:style-name="Source_20_Text">__spam</text:span> occurring in a class named <text:span text:style-name="Source_20_Text">Ham</text:span> will be transformed to <text:span text:style-name="Source_20_Text">_Ham__spam</text:span>. This transformation is independent of the syntactical context in which the identifier is used. If the transformed name is extremely long (longer than 255 characters), implementation defined truncation may happen. If the class name consists only of underscores, no transformation is done. </text:p>
      <text:h text:style-name="Heading_20_3" text:outline-level="3">5.2.2 Literals </text:h>
      <text:p text:style-name="Text_20_body">Python supports string literals and various numeric literals: </text:p>
      <text:p text:style-name="Preformatted_20_Text">literal: stringliteral | integer | longinteger | floatnumber | imagnumber</text:p>
      <text:p text:style-name="Textkörper2">Evaluation of a literal yields an object of the given type (string, integer, long integer, floating point number, complex number) with the given value. The value may be approximated in the case of floating point and imaginary (complex) literals. See section 2.4 for details. </text:p>
      <text:p text:style-name="Text_20_body">All literals correspond to immutable data types, and hence the object's identity is less important than its value. Multiple evaluations of literals with the same value (either the same occurrence in the program text or a different occurrence) may obtain the same object or a different object with the same value.</text:p>
      <text:h text:style-name="Heading_20_3" text:outline-level="3">5.2.3 Parenthesized forms </text:h>
      <text:p text:style-name="Text_20_body">A parenthesized form is an optional expression list enclosed in parentheses: </text:p>
      <text:p text:style-name="Preformatted_20_Text">parenth_form: <text:s text:c="2"/>"(" [expression_list] ")"</text:p>
      <text:p text:style-name="Textkörper2">A parenthesized expression list yields whatever that expression list yields: if the list contains at least one comma, it yields a tuple; otherwise, it yields the single expression that makes up the expression list. </text:p>
      <text:p text:style-name="Text_20_body">An empty pair of parentheses yields an empty tuple object. Since tuples are immutable, the rules for literals apply (i.e., two occurrences of the empty tuple may or may not yield the same object). <text:bookmark text:name="l2h-265"/></text:p>
      <text:p text:style-name="Text_20_body">Note that tuples are not formed by the parentheses, but rather by use of the comma operator. The exception is the empty tuple, for which parentheses <text:span text:style-name="T3">are</text:span> required – allowing unparenthesized “nothing” in expressions would cause ambiguities and allow common typos to pass uncaught.</text:p>
      <text:h text:style-name="Heading_20_3" text:outline-level="3">5.2.4 List displays </text:h>
      <text:p text:style-name="Text_20_body"><text:bookmark text:name="l2h-267"/>A list display is a possibly empty series of expressions enclosed in square brackets: </text:p>
      <text:p text:style-name="Preformatted_20_Text">list_display: <text:s text:c="2"/>"[" [expression_list] "]"</text:p>
      <text:p text:style-name="Textkörper2">A list display yields a new list object. If it has no expression list, the list object has no items. Otherwise, the elements of the expression list are evaluated from left to right and inserted in the list object in that order.</text:p>
      <text:h text:style-name="Heading_20_3" text:outline-level="3">5.2.5 Dictionary displays </text:h>
      <text:p text:style-name="Text_20_body"><text:bookmark text:name="l2h-269"/>A dictionary display is a possibly empty series of key/datum pairs enclosed in curly braces: <text:bookmark text:name="l2h-270"/></text:p>
      <text:p text:style-name="Preformatted_20_Text">dict_display: <text:s text:c="2"/>"{" [key_datum_list] "}"</text:p>
      <text:p text:style-name="Preformatted_20_Text">key_datum_list: key_datum ("," key_datum)* [","]</text:p>
      <text:p text:style-name="Preformatted_20_Text">key_datum: <text:s text:c="5"/>expression ":" expression</text:p>
      <text:p text:style-name="Textkörper2">A dictionary display yields a new dictionary object. <text:bookmark text:name="l2h-271"/></text:p>
      <text:p text:style-name="Text_20_body">The key/datum pairs are evaluated from left to right to define the entries of the dictionary: each key object is used as a key into the dictionary to store the corresponding datum. </text:p>
      <text:p text:style-name="Text_20_body">Restrictions on the types of the key values are listed earlier in section 3.2. (To summarize,the key type should be hashable, which excludes all mutable objects.) Clashes between duplicate keys are not detected; the last datum (textually rightmost in the display) stored for a given key value prevails.</text:p>
      <text:h text:style-name="Heading_20_3" text:outline-level="3">5.2.6 String conversions </text:h>
      <text:p text:style-name="Text_20_body"><text:bookmark text:name="l2h-273"/>A string conversion is an expression list enclosed in reverse (a.k.a. backward) quotes: </text:p>
      <text:p text:style-name="Preformatted_20_Text">string_conversion: "`" expression_list "`"</text:p>
      <text:p text:style-name="Textkörper2">A string conversion evaluates the contained expression list and converts the resulting object into a string according to rules specific to its type. </text:p>
      <text:p text:style-name="Text_20_body">If the object is a string, a number, <text:span text:style-name="Source_20_Text">None</text:span>, or a tuple, list or dictionary containing only objects whose type is one of these, the resulting string is a valid Python expression which can be passed to the built-in function <text:span text:style-name="Teletype">eval()</text:span> to yield an expression with the same value (or an approximation, if floating point numbers are involved). </text:p>
      <text:p text:style-name="Text_20_body">(In particular, converting a string adds quotes around it and converts “funny” characters to escape sequences that are safe to print.) </text:p>
      <text:p text:style-name="Text_20_body">It is illegal to attempt to convert recursive objects (e.g., lists or dictionaries that contain a reference to themselves, directly or indirectly.) <text:bookmark text:name="l2h-274"/></text:p>
      <text:p text:style-name="Text_20_body">The built-in function <text:span text:style-name="Teletype">repr()</text:span> performs exactly the same conversion in its argument as enclosing it in parentheses and reverse quotes does. The built-in function <text:span text:style-name="Teletype">str()</text:span> performs a similar but more user-friendly conversion.</text:p>
      <text:h text:style-name="Heading_20_2" text:outline-level="2">5.3 Primaries </text:h>
      <text:p text:style-name="Text_20_body">Primaries represent the most tightly bound operations of the language. Their syntax is: </text:p>
      <text:p text:style-name="Preformatted_20_Text">primary: <text:s text:c="7"/>atom | attributeref | subscription | slicing | call</text:p>
      <text:h text:style-name="Heading_20_3" text:outline-level="3">5.3.1 Attribute references </text:h>
      <text:p text:style-name="Text_20_body"><text:bookmark text:name="l2h-277"/>An attribute reference is a primary followed by a period and a name: </text:p>
      <text:p text:style-name="Preformatted_20_Text">attributeref: <text:s text:c="2"/>primary "." identifier</text:p>
      <text:p text:style-name="Textkörper2">The primary must evaluate to an object of a type that supports attribute references, e.g., a module or a list. This object is then asked to produce the attribute whose name is the identifier. If this attribute is not available, the exception <text:span text:style-name="Teletype">AttributeError</text:span><text:bookmark text:name="l2h-278"/> is raised. Otherwise, the type and value of the object produced is determined by the object. Multiple evaluations of the same attribute reference may yield different objects.</text:p>
      <text:h text:style-name="Heading_20_3" text:outline-level="3">5.3.2 Subscriptions </text:h>
      <text:p text:style-name="Text_20_body">A subscription selects an item of a sequence (string, tuple or list) or mapping (dictionary) object: <text:bookmark text:name="l2h-281"/></text:p>
      <text:p text:style-name="Preformatted_20_Text">subscription: <text:s text:c="2"/>primary "[" expression_list "]"</text:p>
      <text:p text:style-name="Textkörper2">The primary must evaluate to an object of a sequence or mapping type. </text:p>
      <text:p text:style-name="Text_20_body">If the primary is a mapping, the expression list must evaluate to an object whose value is one of the keys of the mapping, and the subscription selects the value in the mapping that corresponds to that key. (The expression list is a tuple except if it has exactly one item.) </text:p>
      <text:p text:style-name="Text_20_body">If the primary is a sequence, the expression (list) must evaluate to a plain integer. If this value is negative, the length of the sequence is added to it (so that, e.g., <text:span text:style-name="Source_20_Text">x[-1]</text:span> selects the last item of <text:span text:style-name="Source_20_Text">x</text:span>.) The resulting value must be a nonnegative integer less than the number of items in the sequence, and the subscription selects the item whose index is that value (counting from zero). </text:p>
      <text:p text:style-name="Text_20_body">A string's items are characters. A character is not a separate data type but a string of exactly one character.</text:p>
      <text:h text:style-name="Heading_20_3" text:outline-level="3">5.3.3 Slicings </text:h>
      <text:p text:style-name="Text_20_body">A slicing selects a range of items in a sequence object (e.g., a string, tuple or list). Slicings may be used as expressions or as targets in assignment or del statements. The syntax for a slicing: <text:bookmark text:name="l2h-286"/></text:p>
      <text:p text:style-name="Preformatted_20_Text">slicing: <text:s text:c="9"/>simple_slicing | extended_slicing</text:p>
      <text:p text:style-name="Preformatted_20_Text">simple_slicing: <text:s text:c="2"/>primary "[" short_slice "]"</text:p>
      <text:p text:style-name="Preformatted_20_Text">extended_slicing: primary "[" slice_list "]" </text:p>
      <text:p text:style-name="Preformatted_20_Text">slice_list: <text:s text:c="6"/>slice_item ("," slice_item)* [","]</text:p>
      <text:p text:style-name="Preformatted_20_Text">slice_item: <text:s text:c="6"/>expression | proper_slice | ellipsis</text:p>
      <text:p text:style-name="Preformatted_20_Text">proper_slice: <text:s text:c="4"/>short_slice | long_slice</text:p>
      <text:p text:style-name="Preformatted_20_Text">short_slice: <text:s text:c="5"/>[lower_bound] ":" [upper_bound]</text:p>
      <text:p text:style-name="Preformatted_20_Text">long_slice: <text:s text:c="6"/>short_slice ":" [stride]</text:p>
      <text:p text:style-name="Preformatted_20_Text">lower_bound: <text:s text:c="5"/>expression</text:p>
      <text:p text:style-name="Preformatted_20_Text">upper_bound: <text:s text:c="5"/>expression</text:p>
      <text:p text:style-name="Preformatted_20_Text">stride: <text:s text:c="10"/>expression</text:p>
      <text:p text:style-name="Preformatted_20_Text">ellipsis: <text:s text:c="8"/>"..."</text:p>
      <text:p text:style-name="Textkörper2">There is ambiguity in the formal syntax here: anything that looks like an expression list also looks like a slice list, so any subscription can be interpreted as a slicing. Rather than further complicating the syntax, this is disambiguated by defining that in this case the interpretation as a subscription takes priority over the interpretation as a slicing (this is the case if the slice list contains no proper slice nor ellipses). Similarly, when the slice list has exactly one short slice and no trailing comma, the interpretation as a simple slicing takes priority over that as an extended slicing.<text:bookmark text:name="l2h-287"/> </text:p>
      <text:p text:style-name="Text_20_body">The semantics for a simple slicing are as follows. The primary must evaluate to a sequence object. The lower and upper bound expressions, if present, must evaluate to plain integers; defaults are zero and the <text:span text:style-name="Source_20_Text">sys.maxint</text:span>, respectively. If either bound is negative, the sequence's length is added to it. The slicing now selects all items with index <text:span text:style-name="Variable">k</text:span> such that <text:span text:style-name="Variable">i</text:span><text:span text:style-name="Source_20_Text"> &lt;= </text:span><text:span text:style-name="Variable">k</text:span><text:span text:style-name="Source_20_Text"> &lt; </text:span><text:span text:style-name="Variable">j</text:span> where <text:span text:style-name="Variable">i</text:span> and <text:span text:style-name="Variable">j</text:span> are the specified lower and upper bounds. This may be an empty sequence. It is not an error if <text:span text:style-name="Variable">i</text:span> or <text:span text:style-name="Variable">j</text:span> lie outside the range of valid indexes (such items don't exist so they aren't selected). </text:p>
      <text:p text:style-name="Text_20_body">The semantics for an extended slicing are as follows. The primary must evaluate to a mapping object, and it is indexed with a key that is constructed from the slice list, as follows. If the slice list contains at least one comma, the key is a tuple containing the conversion of the slice items; otherwise, the conversion of the lone slice item is the key. The conversion of a slice item that is an expression is that expression. The conversion of an ellipsis slice item is the built-in <text:span text:style-name="Source_20_Text">Ellipsis</text:span> object. The conversion of a proper slice is a slice object (see section 3.2) whose <text:span text:style-name="Teletype">start</text:span>, <text:span text:style-name="Teletype">stop</text:span> and <text:span text:style-name="Teletype">step</text:span> attributes are the values of the expressions given as lower bound, upper bound and stride, respectively, substituting <text:span text:style-name="Source_20_Text">None</text:span> for missing expressions.</text:p>
      <text:h text:style-name="Heading_20_3" text:outline-level="3">5.3.4 Calls </text:h>
      <text:p text:style-name="Text_20_body">A call calls a callable object (e.g., a function) with a possibly empty series of arguments: <text:bookmark text:name="l2h-291"/></text:p>
      <text:p text:style-name="Preformatted_20_Text">call: <text:s text:c="18"/>primary "(" [argument_list [","]] ")"</text:p>
      <text:p text:style-name="Preformatted_20_Text">argument_list: <text:s text:c="9"/>positional_arguments ["," keyword_arguments] | keyword_arguments</text:p>
      <text:p text:style-name="Preformatted_20_Text">positional_arguments: <text:s text:c="2"/>expression ("," expression)*</text:p>
      <text:p text:style-name="Preformatted_20_Text">keyword_arguments: <text:s text:c="5"/>keyword_item ("," keyword_item)*</text:p>
      <text:p text:style-name="Preformatted_20_Text">keyword_item: <text:s text:c="10"/>identifier "=" expression</text:p>
      <text:p text:style-name="Textkörper2">A trailing comma may be present after an argument list but does not affect the semantics. </text:p>
      <text:p text:style-name="Text_20_body">The primary must evaluate to a callable object (user-defined functions, built-in functions, methods of built-in objects, class objects, methods of class instances, and certain class instances themselves are callable; extensions may define additional callable object types). All argument expressions are evaluated before the call is attempted. Please refer to section 7.5 for the syntax of formal parameter lists. </text:p>
      <text:p text:style-name="Text_20_body">If keyword arguments are present, they are first converted to positional arguments, as follows. First, a list of unfilled slots is created for the formal parameters. If there are N positional arguments, they are placed in the first N slots. Next, for each keyword argument, the identifier is used to determine the corresponding slot (if the identifier is the same as the first formal parameter name, the first slot is used, and so on). If the slot is already filled, a <text:span text:style-name="Teletype">TypeError</text:span> exception is raised. Otherwise, the value of the argument is placed in the slot, filling it (even if the expression is <text:span text:style-name="Source_20_Text">None</text:span>, it fills the slot). When all arguments have been processed, the slots that are still unfilled are filled with the corresponding default value from the function definition. (Default values are calculated, once, when the function is defined; thus, a mutable object such as a list or dictionary used as default value will be shared by all calls that don't specify an argument value for the corresponding slot; this should usually be avoided.) If there are any unfilled slots for which no default value is specified, a <text:span text:style-name="Teletype">TypeError</text:span> exception is raised. Otherwise, the list of filled slots is used as the argument list for the call. </text:p>
      <text:p text:style-name="Text_20_body">If there are more positional arguments than there are formal parameter slots, a <text:span text:style-name="Teletype">TypeError</text:span> exception is raised, unless a formal parameter using the syntax "<text:span text:style-name="Teletype">*identifier</text:span>" is present; in this case, that formal parameter receives a tuple containing the excess positional arguments (or an empty tuple if there were no excess positional arguments). </text:p>
      <text:p text:style-name="Text_20_body">If any keyword argument does not correspond to a formal parameter name, a <text:span text:style-name="Teletype">TypeError</text:span> exception is raised, unless a formal parameter using the syntax "<text:span text:style-name="Teletype">**identifier</text:span>" is present; in this case, that formal parameter receives a dictionary containing the excess keyword arguments (using the keywords as keys and the argument values as corresponding values), or a (new) empty dictionary if there were no excess keyword arguments. </text:p>
      <text:p text:style-name="Text_20_body">Formal parameters using the syntax "<text:span text:style-name="Teletype">*identifier</text:span>" or "<text:span text:style-name="Teletype">**identifier</text:span>" cannot be used as positional argument slots or as keyword argument names. Formal parameters using the syntax "<text:span text:style-name="Teletype">(sublist)</text:span>" cannot be used as keyword argument names; the outermost sublist corresponds to a single unnamed argument slot, and the argument value is assigned to the sublist using the usual tuple assignment rules after all other parameter processing is done. </text:p>
      <text:p text:style-name="Text_20_body">A call always returns some value, possibly <text:span text:style-name="Source_20_Text">None</text:span>, unless it raises an exception. How this value is computed depends on the type of the callable object. </text:p>
      <text:p text:style-name="Text_20_body">If it is – <text:s/></text:p>
      <text:p text:style-name="List_20_Heading"><text:span text:style-name="Strong_20_Emphasis">a user-defined function:</text:span> </text:p>
      <text:p text:style-name="P8">The code block for the function is executed, passing it the argument list. The first thing the code block will do is bind the formal parameters to the arguments; this is described in section 7.5. When the code block executes a <text:span text:style-name="Teletype">return</text:span> statement, this specifies the return value of the function call. <text:bookmark text:name="l2h-292"/></text:p>
      <text:p text:style-name="List_20_Heading"><text:span text:style-name="Strong_20_Emphasis">a built-in function or method:</text:span> </text:p>
      <text:p text:style-name="P8">The result is up to the interpreter; see the library reference manual for the descriptions of built-in functions and methods. <text:bookmark text:name="l2h-293"/></text:p>
      <text:p text:style-name="List_20_Heading"><text:span text:style-name="Strong_20_Emphasis">a class object:</text:span> </text:p>
      <text:p text:style-name="P8">A new instance of that class is returned. <text:bookmark text:name="l2h-294"/></text:p>
      <text:p text:style-name="List_20_Heading"><text:span text:style-name="Strong_20_Emphasis">a class instance method:</text:span> </text:p>
      <text:p text:style-name="P8">The corresponding user-defined function is called, with an argument list that is one longer than the argument list of the call: the instance becomes the first argument. <text:bookmark text:name="l2h-295"/></text:p>
      <text:p text:style-name="List_20_Heading"><text:span text:style-name="Strong_20_Emphasis">a class instance:</text:span> </text:p>
      <text:p text:style-name="P8">The class must define a <text:span text:style-name="Teletype">__call__()</text:span> method; the effect is then the same as if that method was called.</text:p>
      <text:h text:style-name="Heading_20_2" text:outline-level="2">5.4 The power operator </text:h>
      <text:p text:style-name="Text_20_body">The power operator binds more tightly than unary operators on its left; it binds less tightly than unary operators on its right. The syntax is: </text:p>
      <text:p text:style-name="Preformatted_20_Text">power: <text:s text:c="8"/>primary ["**" u_expr]</text:p>
      <text:p text:style-name="Textkörper2">Thus, in an unparenthesized sequence of power and unary operators, the operators are evaluated from right to left (this does not constrain the evaluation order for the operands). </text:p>
      <text:p text:style-name="Text_20_body">The power operator has the same semantics as the built-in <text:span text:style-name="Teletype">pow()</text:span> function, when called with two arguments: it yields its left argument raised to the power of its right argument. The numeric arguments are first converted to a common type. The result type is that of the arguments after coercion; if the result is not expressible in that type (as in raising an integer to a negative power, or a negative floating point number to a broken power), a <text:span text:style-name="Teletype">TypeError</text:span> exception is raised. </text:p>
      <text:h text:style-name="Heading_20_2" text:outline-level="2">5.5 Unary arithmetic operations </text:h>
      <text:p text:style-name="Text_20_body"><text:bookmark text:name="l2h-297"/>All unary arithmetic (and bit-wise) operations have the same priority: </text:p>
      <text:p text:style-name="Preformatted_20_Text">u_expr: <text:s text:c="8"/>power | "-" u_expr | "+" u_expr | "~" u_expr</text:p>
      <text:p text:style-name="Textkörper2">The unary <text:span text:style-name="Source_20_Text">-</text:span> (minus) operator yields the negation of its numeric argument. <text:bookmark text:name="l2h-298"/></text:p>
      <text:p text:style-name="Text_20_body">The unary <text:span text:style-name="Source_20_Text">+</text:span> (plus) operator yields its numeric argument unchanged. <text:bookmark text:name="l2h-299"/></text:p>
      <text:p text:style-name="Text_20_body">The unary <text:span text:style-name="Source_20_Text">~</text:span> (invert) operator yields the bit-wise inversion of its plain or long integer argument. The bit-wise inversion of <text:span text:style-name="Source_20_Text">x</text:span> is defined as <text:span text:style-name="Source_20_Text">-(x+1)</text:span>. It only applies to integral numbers. <text:bookmark text:name="l2h-300"/></text:p>
      <text:p text:style-name="Text_20_body">In all three cases, if the argument does not have the proper type, a <text:span text:style-name="Teletype">TypeError</text:span> exception is raised.</text:p>
      <text:h text:style-name="Heading_20_2" text:outline-level="2">5.6 Binary arithmetic operations </text:h>
      <text:p text:style-name="Text_20_body"><text:bookmark text:name="l2h-302"/>The binary arithmetic operations have the conventional priority levels. Note that some of these operations also apply to certain non-numeric types. Apart from the power operator, there are only two levels, one for multiplicative operators and one for additive operators: </text:p>
      <text:p text:style-name="Preformatted_20_Text">m_expr: <text:s/>u_expr | m_expr "*" u_expr | m_expr "/" u_expr | m_expr "%" u_expr</text:p>
      <text:p text:style-name="Preformatted_20_Text">a_expr: <text:s/>m_expr | a_expr "+" m_expr | a_expr "-" m_expr</text:p>
      <text:p text:style-name="Textkörper2">The <text:span text:style-name="Source_20_Text">*</text:span> (multiplication) operator yields the product of its arguments. The arguments must either both be numbers, or one argument must be a plain integer and the other must be a sequence. In the former case, the numbers are converted to a common type and then multiplied together. In the latter case, sequence repetition is performed; a negative repetition factor yields an empty sequence. <text:bookmark text:name="l2h-303"/></text:p>
      <text:p text:style-name="Text_20_body">The <text:span text:style-name="Source_20_Text">/</text:span> (division) operator yields the quotient of its arguments. The numeric arguments are first converted to a common type. Plain or long integer division yields an integer of the same type; the result is that of mathematical division with the ‘floor’ function applied to the result. Division by zero raises the <text:span text:style-name="Teletype">ZeroDivisionError</text:span> exception. <text:bookmark text:name="l2h-304"/></text:p>
      <text:p text:style-name="Text_20_body">The <text:span text:style-name="Source_20_Text">%</text:span> (modulo) operator yields the remainder from the division of the first argument by the second. The numeric arguments are first converted to a common type. A zero right argument raises the <text:span text:style-name="Teletype">ZeroDivisionError</text:span> exception. The arguments may be floating point numbers, e.g., <text:span text:style-name="Source_20_Text">3.14%0.7</text:span> equals <text:span text:style-name="Source_20_Text">0.34</text:span> (since <text:span text:style-name="Source_20_Text">3.14</text:span> equals <text:span text:style-name="Source_20_Text">4*0.7 + 0.34</text:span>.) The modulo operator always yields a result with the same sign as its second operand (or zero); the absolute value of the result is strictly smaller than the second operand. <text:bookmark text:name="l2h-305"/></text:p>
      <text:p text:style-name="Text_20_body">The integer division and modulo operators are connected by the following identity: <text:span text:style-name="Source_20_Text">x == (x/y)*y + (x%y)</text:span>. Integer division and modulo are also connected with the built-in function <text:span text:style-name="Teletype">divmod()</text:span>: <text:span text:style-name="Source_20_Text">divmod(x, y) == (x/y, x%y)</text:span>. These identities don't hold for floating point and complex numbers; there similar identities hold approximately where <text:span text:style-name="Source_20_Text">x/y</text:span> is replaced by <text:span text:style-name="Source_20_Text">floor(x/y)</text:span>) or <text:span text:style-name="Source_20_Text">floor(x/y) - 1</text:span> (for floats),<text:a xlink:type="simple" xlink:href="http://www.python.org/doc/1.6/ref/binary.html#foot3338" office:name="tex2html3"><text:span text:style-name="T5"><text:note text:id="ftn3" text:note-class="footnote"><text:note-citation>3</text:note-citation><text:note-body><text:p text:style-name="Footnote">If x is very close to an exact integer multiple of y, it's possible for <text:span text:style-name="Source_20_Text">floor(x/y)</text:span> to be one larger than <text:span text:style-name="Source_20_Text">(x-x%y)/y</text:span> due to rounding. In such cases, Python returns the latter result, in order to preserve that <text:span text:style-name="Source_20_Text">divmod(x,y)[0] * y + x % y</text:span> be very close to <text:span text:style-name="Source_20_Text">x</text:span>. </text:p></text:note-body></text:note></text:span></text:a> or <text:span text:style-name="Source_20_Text">floor((x/y).real)</text:span> (for complex). </text:p>
      <text:p text:style-name="Text_20_body">The <text:span text:style-name="Source_20_Text">+</text:span> (addition) operator yields the sum of its arguments. The arguments must either both be numbers or both sequences of the same type. In the former case, the numbers are converted to a common type and then added together. In the latter case, the sequences are concatenated. <text:bookmark text:name="l2h-306"/></text:p>
      <text:p text:style-name="Text_20_body">The <text:span text:style-name="Source_20_Text">-</text:span> (subtraction) operator yields the difference of its arguments. The numeric arguments are first converted to a common type.</text:p>
      <text:h text:style-name="Heading_20_2" text:outline-level="2">5.7 Shifting operations </text:h>
      <text:p text:style-name="Text_20_body"><text:bookmark text:name="l2h-308"/>The shifting operations have lower priority than the arithmetic operations: </text:p>
      <text:p text:style-name="Preformatted_20_Text">shift_expr: <text:s/>a_expr | shift_expr ( "&lt;&lt;" | "&gt;&gt;" ) a_expr</text:p>
      <text:p text:style-name="Textkörper2">These operators accept plain or long integers as arguments. The arguments are converted to a common type. They shift the first argument to the left or right by the number of bits given by the second argument. </text:p>
      <text:p text:style-name="Text_20_body">A right shift by <text:span text:style-name="Variable">n</text:span> bits is defined as division by <text:span text:style-name="Source_20_Text">pow(2,</text:span><text:span text:style-name="Variable">n</text:span><text:span text:style-name="Source_20_Text">)</text:span>. A left shift by <text:span text:style-name="Variable">n</text:span> bits is defined as multiplication with <text:span text:style-name="Source_20_Text">pow(2,</text:span><text:span text:style-name="Variable">n</text:span><text:span text:style-name="Source_20_Text">)</text:span>; for plain integers there is no overflow check so in that case the operation drops bits and flips the sign if the result is not less than <text:span text:style-name="Source_20_Text">pow(2,31)</text:span> in absolute value. Negative shift counts raise a <text:span text:style-name="Teletype">ValueError</text:span> exception.</text:p>
      <text:h text:style-name="Heading_20_2" text:outline-level="2">5.8 Binary bit-wise operations </text:h>
      <text:p text:style-name="Text_20_body"><text:bookmark text:name="l2h-310"/>Each of the three bitwise operations has a different priority level: </text:p>
      <text:p text:style-name="Preformatted_20_Text">and_expr: <text:s/>shift_expr | and_expr "&amp;" shift_expr</text:p>
      <text:p text:style-name="Preformatted_20_Text">xor_expr: <text:s/>and_expr | xor_expr "^" and_expr</text:p>
      <text:p text:style-name="Preformatted_20_Text">or_expr: <text:s text:c="2"/>xor_expr | or_expr "|" xor_expr</text:p>
      <text:p text:style-name="Textkörper2">The <text:span text:style-name="Source_20_Text">&amp;</text:span> operator yields the bitwise AND of its arguments, which must be plain or long integers. The arguments are converted to a common type. <text:bookmark text:name="l2h-311"/></text:p>
      <text:p text:style-name="Text_20_body">The <text:span text:style-name="Source_20_Text">^</text:span> operator yields the bitwise XOR (exclusive OR) of its arguments, which must be plain or long integers. The arguments are converted to a common type. <text:bookmark text:name="l2h-312"/></text:p>
      <text:p text:style-name="Text_20_body">The <text:span text:style-name="Source_20_Text">|</text:span> operator yields the bitwise (inclusive) OR of its arguments, which must be plain or long integers. The arguments are converted to a common type.</text:p>
      <text:h text:style-name="Heading_20_2" text:outline-level="2">5.9 Comparisons </text:h>
      <text:p text:style-name="Text_20_body">Contrary to C, all comparison operations in Python have the same priority, which is lower than that of any arithmetic, shifting or bitwise operation. Also contrary to C, expressions like <text:span text:style-name="Source_20_Text">a &lt; b &lt; c</text:span> have the interpretation that is conventional in mathematics: <text:bookmark text:name="l2h-315"/></text:p>
      <text:p text:style-name="Preformatted_20_Text">comparison: <text:s text:c="4"/>or_expr (comp_operator or_expr)*</text:p>
      <text:p text:style-name="Preformatted_20_Text">comp_operator: <text:s/>"&lt;"|"&gt;"|"=="|"&gt;="|"&lt;="|"&lt;&gt;"|"!="|"is" ["not"]|["not"] "in"</text:p>
      <text:p text:style-name="Textkörper2">Comparisons yield integer values: <text:span text:style-name="Source_20_Text">1</text:span> for true, <text:span text:style-name="Source_20_Text">0</text:span> for false. </text:p>
      <text:p text:style-name="Text_20_body">Comparisons can be chained arbitrarily, e.g., <text:span text:style-name="Source_20_Text">x &lt; y &lt;= z</text:span> is equivalent to <text:span text:style-name="Source_20_Text">x &lt; y and y &lt;= z</text:span>, except that <text:span text:style-name="Source_20_Text">y</text:span> is evaluated only once (but in both cases <text:span text:style-name="Source_20_Text">z</text:span> is not evaluated at all when <text:span text:style-name="Source_20_Text">x &lt; y</text:span> is found to be false). <text:bookmark text:name="l2h-316"/></text:p>
      <text:p text:style-name="Text_20_body">Formally, if <text:span text:style-name="Variable">a</text:span>, <text:span text:style-name="Variable">b</text:span>, <text:span text:style-name="Variable">c</text:span>, ..., <text:span text:style-name="Variable">y</text:span>, <text:span text:style-name="Variable">z</text:span> are expressions and <text:span text:style-name="Variable">opa</text:span>, <text:span text:style-name="Variable">opb</text:span>, ..., <text:span text:style-name="Variable">opy</text:span> are comparison operators, then <text:span text:style-name="Variable">a opa b opb c</text:span> ...<text:span text:style-name="Variable">y opy z</text:span> is equivalent to <text:span text:style-name="Variable">a opa b</text:span> <text:span text:style-name="Teletype">and</text:span> <text:span text:style-name="Variable">b opb c</text:span> <text:span text:style-name="Teletype">and</text:span> ... <text:span text:style-name="Variable">y opy z</text:span>, except that each expression is evaluated at most once. </text:p>
      <text:p text:style-name="Text_20_body">Note that <text:span text:style-name="Variable">a opa b opb c</text:span> doesn't imply any kind of comparison between <text:span text:style-name="Variable">a</text:span> and <text:span text:style-name="Variable">c</text:span>, so that, e.g., <text:span text:style-name="Source_20_Text">x &lt; y &gt; z</text:span> is perfectly legal (though perhaps not pretty). </text:p>
      <text:p text:style-name="Text_20_body">The forms <text:span text:style-name="Source_20_Text">&lt;&gt;</text:span> and <text:span text:style-name="Source_20_Text">!=</text:span> are equivalent; for consistency with C, <text:span text:style-name="Source_20_Text">!=</text:span> is preferred; where <text:span text:style-name="Source_20_Text">!=</text:span> is mentioned below <text:span text:style-name="Source_20_Text">&lt;&gt;</text:span> is also acceptable. At some point in the (far) future, <text:span text:style-name="Source_20_Text">&lt;&gt;</text:span> may become obsolete. </text:p>
      <text:p text:style-name="Text_20_body">The operators <text:span text:style-name="Teletype">"&lt;", "&gt;", "==", "&gt;=", "&lt;="</text:span>, and <text:span text:style-name="Teletype">"!="</text:span> compare the values of two objects. The objects needn't have the same type. If both are numbers, they are coverted to a common type. Otherwise, objects of different types <text:span text:style-name="T3">always</text:span> compare unequal, and are ordered consistently but arbitrarily. </text:p>
      <text:p text:style-name="Text_20_body">(This unusual definition of comparison was used to simplify the definition of operations like sorting and the <text:span text:style-name="Teletype">in</text:span> and <text:span text:style-name="Teletype">not in</text:span> operators. In the future, the comparison rules for objects of different types are likely to change.) </text:p>
      <text:p text:style-name="Text_20_body">Comparison of objects of the same type depends on the type: </text:p>
      <text:list text:style-name="L3">
        <text:list-item>
          <text:p text:style-name="P29">Numbers are compared arithmetically. </text:p>
        </text:list-item>
        <text:list-item>
          <text:p text:style-name="P29">Strings are compared lexicographically using the numeric equivalents (the result of the built-in function <text:span text:style-name="Teletype">ord()</text:span>) of their characters. </text:p>
        </text:list-item>
        <text:list-item>
          <text:p text:style-name="P29">Tuples and lists are compared lexicographically using comparison of corresponding items. </text:p>
        </text:list-item>
        <text:list-item>
          <text:p text:style-name="P29">Mappings (dictionaries) are compared through lexicographic comparison of their sorted (key, value) lists.<text:a xlink:type="simple" xlink:href="http://www.python.org/doc/1.6/ref/comparisons.html#foot3301" office:name="tex2html4"><text:span text:style-name="T5"><text:note text:id="ftn4" text:note-class="footnote"><text:note-citation>4</text:note-citation><text:note-body><text:p text:style-name="Footnote">This is expensive since it requires sorting the keys first, but it is about the only sensible definition. An earlier version of Python compared dictionaries by identity only, but this caused surprises because people expected to be able to test a dictionary for emptiness by comparing it to <text:span text:style-name="Source_20_Text">{}</text:span>. </text:p></text:note-body></text:note></text:span></text:a></text:p>
        </text:list-item>
        <text:list-item>
          <text:p text:style-name="P29">Most other types compare unequal unless they are the same object; the choice whether one object is considered smaller or larger than another one is made arbitrarily but consistently within one execution of a program. </text:p>
        </text:list-item>
      </text:list>
      <text:p text:style-name="Text_20_body">The operators <text:span text:style-name="Teletype">in</text:span> and <text:span text:style-name="Teletype">not in</text:span> test for sequence membership: if <text:span text:style-name="Variable">y</text:span> is a sequence, <text:span text:style-name="Variable">x</text:span><text:span text:style-name="Source_20_Text"> in </text:span><text:span text:style-name="Variable">y</text:span> is true if and only if there exists an index <text:span text:style-name="Variable">i</text:span> such that <text:span text:style-name="Variable">x</text:span><text:span text:style-name="Source_20_Text"> = </text:span><text:span text:style-name="Variable">y</text:span><text:span text:style-name="Source_20_Text">[</text:span><text:span text:style-name="Variable">i</text:span><text:span text:style-name="Source_20_Text">]</text:span>. <text:span text:style-name="Variable">x</text:span><text:span text:style-name="Source_20_Text"> not in </text:span><text:span text:style-name="Variable">y</text:span> yields the inverse truth value. The exception <text:span text:style-name="Teletype">TypeError</text:span> is raised when <text:span text:style-name="Variable">y</text:span> is not a sequence, or when <text:span text:style-name="Variable">y</text:span> is a string and <text:span text:style-name="Variable">x</text:span> is not a string of length one.<text:bookmark text:name="l2h-317"/><text:a xlink:type="simple" xlink:href="http://www.python.org/doc/1.6/ref/comparisons.html#foot3122" office:name="tex2html5"><text:span text:style-name="T5"><text:note text:id="ftn5" text:note-class="footnote"><text:note-citation>5</text:note-citation><text:note-body><text:p text:style-name="Footnote">The latter restriction is sometimes a nuisance. </text:p></text:note-body></text:note></text:span></text:a> </text:p>
      <text:p text:style-name="Text_20_body">The operators <text:span text:style-name="Teletype">is</text:span> and <text:span text:style-name="Teletype">is not</text:span> test for object identity: <text:span text:style-name="Variable">x</text:span><text:span text:style-name="Source_20_Text"> is </text:span><text:span text:style-name="Variable">y</text:span> is true if and only if <text:span text:style-name="Variable">x</text:span> and <text:span text:style-name="Variable">y</text:span> are the same object. <text:span text:style-name="Variable">x</text:span><text:span text:style-name="Source_20_Text"> is not </text:span><text:span text:style-name="Variable">y</text:span> yields the inverse truth value.</text:p>
      <text:h text:style-name="Heading_20_2" text:outline-level="2">5.10 Boolean operations </text:h>
      <text:p text:style-name="Text_20_body"><text:bookmark text:name="l2h-319"/>Boolean operations have the lowest priority of all Python operations: </text:p>
      <text:p text:style-name="Preformatted_20_Text">expression: <text:s text:c="3"/>or_test | lambda_form</text:p>
      <text:p text:style-name="Preformatted_20_Text">or_test: <text:s text:c="6"/>and_test | or_test "or" and_test</text:p>
      <text:p text:style-name="Preformatted_20_Text">and_test: <text:s text:c="5"/>not_test | and_test "and" not_test</text:p>
      <text:p text:style-name="Preformatted_20_Text">not_test: <text:s text:c="5"/>comparison | "not" not_test</text:p>
      <text:p text:style-name="Preformatted_20_Text">lambda_form: <text:s text:c="2"/>"lambda" [parameter_list] ":" expression</text:p>
      <text:p text:style-name="Textkörper2">In the context of Boolean operations, and also when expressions are used by control flow statements, the following values are interpreted as false: <text:span text:style-name="Source_20_Text">None</text:span>, numeric zero of all types, empty sequences (strings, tuples and lists), and empty mappings (dictionaries). All other values are interpreted as true. </text:p>
      <text:p text:style-name="Text_20_body">The operator <text:span text:style-name="Teletype">not</text:span> yields <text:span text:style-name="Source_20_Text">1</text:span> if its argument is false, <text:span text:style-name="Source_20_Text">0</text:span> otherwise. <text:bookmark text:name="l2h-320"/></text:p>
      <text:p text:style-name="Text_20_body">The expression <text:span text:style-name="Variable">x</text:span><text:span text:style-name="Source_20_Text"> and </text:span><text:span text:style-name="Variable">y</text:span> first evaluates <text:span text:style-name="Variable">x</text:span>; if <text:span text:style-name="Variable">x</text:span> is false, its value is returned; otherwise, <text:span text:style-name="Variable">y</text:span> is evaluated and the resulting value is returned. <text:bookmark text:name="l2h-321"/></text:p>
      <text:p text:style-name="Text_20_body">The expression <text:span text:style-name="Variable">x</text:span><text:span text:style-name="Source_20_Text"> or </text:span><text:span text:style-name="Variable">y</text:span> first evaluates <text:span text:style-name="Variable">x</text:span>; if <text:span text:style-name="Variable">x</text:span> is true, its value is returned; otherwise, <text:span text:style-name="Variable">y</text:span> is evaluated and the resulting value is returned. <text:bookmark text:name="l2h-322"/></text:p>
      <text:p text:style-name="Text_20_body">(Note that neither <text:span text:style-name="Teletype">and</text:span> nor <text:span text:style-name="Teletype">or</text:span> restrict the value and type they return to <text:span text:style-name="Source_20_Text">0</text:span> and <text:span text:style-name="Source_20_Text">1</text:span>, but rather return the last evaluated argument. This is sometimes useful, e.g., if <text:span text:style-name="Source_20_Text">s</text:span> is a string that should be replaced by a default value if it is empty, the expression <text:span text:style-name="Source_20_Text">s or 'foo'</text:span> yields the desired value. Because <text:span text:style-name="Teletype">not</text:span> has to invent a value anyway, it does not bother to return a value of the same type as its argument, so e.g., <text:span text:style-name="Source_20_Text">not 'foo'</text:span> yields <text:span text:style-name="Source_20_Text">0</text:span>, not <text:span text:style-name="Source_20_Text">''</text:span>.) </text:p>
      <text:p text:style-name="Text_20_body">Lambda forms (lambda expressions) have the same syntactic position as expressions. They are a shorthand to create anonymous functions; the expression <text:span text:style-name="Source_20_Text">lambda </text:span><text:span text:style-name="Variable">arguments</text:span><text:span text:style-name="Source_20_Text">: </text:span><text:span text:style-name="Variable">expression</text:span> yields a function object that behaves virtually identical to one defined with </text:p>
      <text:p text:style-name="Preformatted_20_Text">def name(arguments):</text:p>
      <text:p text:style-name="Preformatted_20_Text"><text:s text:c="4"/>return expression</text:p>
      <text:p text:style-name="Textkörper2">See section 7.5 for the syntax of parameter lists. Note that functions created with lambda forms cannot contain statements. <text:bookmark text:name="l2h-323"/></text:p>
      <text:p text:style-name="Text_20_body"><text:span text:style-name="T1">Programmer's note:</text:span> a lambda form defined inside a function has no access to names defined in the function's namespace. This is because Python has only two scopes: local and global. A common work-around is to use default argument values to pass selected variables into the lambda's namespace, e.g.: </text:p>
      <text:p text:style-name="Preformatted_20_Text">def make_incrementor(increment):</text:p>
      <text:p text:style-name="Preformatted_20_Text"><text:s text:c="4"/>return lambda x, n=increment: x+n</text:p>
      <text:h text:style-name="Heading_20_2" text:outline-level="2">5.11 Expression lists </text:h>
      <text:p text:style-name="Preformatted_20_Text"><text:bookmark text:name="l2h-324"/>expression_list: <text:s text:c="5"/>expression ("," expression)* [","]</text:p>
      <text:p text:style-name="Textkörper2">An expression list containing at least one comma yields a tuple. The length of the tuple is the number of expressions in the list. The expressions are evaluated from left to right. <text:bookmark text:name="l2h-325"/></text:p>
      <text:p text:style-name="Text_20_body">The trailing comma is required only to create a single tuple (a.k.a. a <text:span text:style-name="T3">singleton</text:span>); it is optional in all other cases. A single expression without a trailing comma doesn't create a tuple, but rather yields the value of that expression. (To create an empty tuple, use an empty pair of parentheses: <text:span text:style-name="Source_20_Text">()</text:span>.)</text:p>
      <text:h text:style-name="Heading_20_2" text:outline-level="2">5.12 Summary </text:h>
      <text:p text:style-name="Text_20_body">The following table summarizes the operator precedences<text:bookmark text:name="l2h-327"/> in Python, from lowest precedence (least binding) to highest precedence (most binding). Operators in the same box have the same precedence. Unless the syntax is explicitly given, operators are binary. Operators in the same box group left to right (except for comparisons, which chain from left to right – see above). </text:p>
      <table:table table:name="Tabelle4" table:style-name="Tabelle4">
        <table:table-column table:style-name="Tabelle4.A"/>
        <table:table-column table:style-name="Tabelle4.B"/>
        <table:table-row>
          <table:table-cell table:style-name="Tabelle4.A1" office:value-type="string">
            <text:p text:style-name="P11">Operator</text:p>
          </table:table-cell>
          <table:table-cell table:style-name="Tabelle4.B1" office:value-type="string">
            <text:p text:style-name="P11">Description</text:p>
          </table:table-cell>
        </table:table-row>
        <table:table-row>
          <table:table-cell table:style-name="Tabelle4.A2" office:value-type="string">
            <text:p text:style-name="Table_20_Contents"><text:span text:style-name="Teletype">lambda</text:span></text:p>
          </table:table-cell>
          <table:table-cell table:style-name="Tabelle4.B2" office:value-type="string">
            <text:p text:style-name="Table_20_Contents">Lambda expression</text:p>
          </table:table-cell>
        </table:table-row>
        <table:table-row>
          <table:table-cell table:style-name="Tabelle4.A2" office:value-type="string">
            <text:p text:style-name="Table_20_Contents"><text:span text:style-name="Teletype">or</text:span></text:p>
          </table:table-cell>
          <table:table-cell table:style-name="Tabelle4.B2" office:value-type="string">
            <text:p text:style-name="Table_20_Contents">Boolean OR</text:p>
          </table:table-cell>
        </table:table-row>
        <table:table-row>
          <table:table-cell table:style-name="Tabelle4.A2" office:value-type="string">
            <text:p text:style-name="Table_20_Contents"><text:span text:style-name="Teletype">and</text:span></text:p>
          </table:table-cell>
          <table:table-cell table:style-name="Tabelle4.B2" office:value-type="string">
            <text:p text:style-name="Table_20_Contents">Boolean AND</text:p>
          </table:table-cell>
        </table:table-row>
        <table:table-row>
          <table:table-cell table:style-name="Tabelle4.A2" office:value-type="string">
            <text:p text:style-name="Table_20_Contents"><text:span text:style-name="Teletype">not</text:span> <text:span text:style-name="Variable">x</text:span></text:p>
          </table:table-cell>
          <table:table-cell table:style-name="Tabelle4.B2" office:value-type="string">
            <text:p text:style-name="Table_20_Contents">Boolean NOT</text:p>
          </table:table-cell>
        </table:table-row>
        <table:table-row>
          <table:table-cell table:style-name="Tabelle4.A2" office:value-type="string">
            <text:p text:style-name="Table_20_Contents"><text:span text:style-name="Teletype">in</text:span>, <text:span text:style-name="Teletype">not</text:span> <text:span text:style-name="Teletype">in</text:span></text:p>
          </table:table-cell>
          <table:table-cell table:style-name="Tabelle4.B2" office:value-type="string">
            <text:p text:style-name="Table_20_Contents">Membership tests</text:p>
          </table:table-cell>
        </table:table-row>
        <table:table-row>
          <table:table-cell table:style-name="Tabelle4.A2" office:value-type="string">
            <text:p text:style-name="Table_20_Contents"><text:span text:style-name="Teletype">is</text:span>, <text:span text:style-name="Teletype">is not</text:span></text:p>
          </table:table-cell>
          <table:table-cell table:style-name="Tabelle4.B2" office:value-type="string">
            <text:p text:style-name="Table_20_Contents">Identity tests</text:p>
          </table:table-cell>
        </table:table-row>
        <table:table-row>
          <table:table-cell table:style-name="Tabelle4.A2" office:value-type="string">
            <text:p text:style-name="Table_20_Contents"><text:span text:style-name="Source_20_Text">&lt;</text:span>, <text:span text:style-name="Source_20_Text">&lt;=</text:span>, <text:span text:style-name="Source_20_Text">&gt;</text:span>, <text:span text:style-name="Source_20_Text">&gt;=</text:span>, <text:span text:style-name="Source_20_Text">&lt;&gt;</text:span>, <text:span text:style-name="Source_20_Text">!=</text:span>, <text:span text:style-name="Source_20_Text">==</text:span></text:p>
          </table:table-cell>
          <table:table-cell table:style-name="Tabelle4.B2" office:value-type="string">
            <text:p text:style-name="Table_20_Contents">Comparisons</text:p>
          </table:table-cell>
        </table:table-row>
        <table:table-row>
          <table:table-cell table:style-name="Tabelle4.A2" office:value-type="string">
            <text:p text:style-name="Table_20_Contents"><text:span text:style-name="Source_20_Text">|</text:span></text:p>
          </table:table-cell>
          <table:table-cell table:style-name="Tabelle4.B2" office:value-type="string">
            <text:p text:style-name="Table_20_Contents">Bitwise OR</text:p>
          </table:table-cell>
        </table:table-row>
        <table:table-row>
          <table:table-cell table:style-name="Tabelle4.A2" office:value-type="string">
            <text:p text:style-name="Table_20_Contents"><text:span text:style-name="Source_20_Text">^</text:span></text:p>
          </table:table-cell>
          <table:table-cell table:style-name="Tabelle4.B2" office:value-type="string">
            <text:p text:style-name="Table_20_Contents">Bitwise XOR</text:p>
          </table:table-cell>
        </table:table-row>
        <table:table-row>
          <table:table-cell table:style-name="Tabelle4.A2" office:value-type="string">
            <text:p text:style-name="Table_20_Contents"><text:span text:style-name="Source_20_Text">&amp;</text:span></text:p>
          </table:table-cell>
          <table:table-cell table:style-name="Tabelle4.B2" office:value-type="string">
            <text:p text:style-name="Table_20_Contents">Bitwise AND</text:p>
          </table:table-cell>
        </table:table-row>
        <table:table-row>
          <table:table-cell table:style-name="Tabelle4.A2" office:value-type="string">
            <text:p text:style-name="Table_20_Contents"><text:span text:style-name="Source_20_Text">&lt;&lt;</text:span>, <text:span text:style-name="Source_20_Text">&gt;&gt;</text:span></text:p>
          </table:table-cell>
          <table:table-cell table:style-name="Tabelle4.B2" office:value-type="string">
            <text:p text:style-name="Table_20_Contents">Shifts</text:p>
          </table:table-cell>
        </table:table-row>
        <table:table-row>
          <table:table-cell table:style-name="Tabelle4.A2" office:value-type="string">
            <text:p text:style-name="Table_20_Contents"><text:span text:style-name="Source_20_Text">+</text:span>, <text:span text:style-name="Source_20_Text">-</text:span></text:p>
          </table:table-cell>
          <table:table-cell table:style-name="Tabelle4.B2" office:value-type="string">
            <text:p text:style-name="Table_20_Contents">Addition and subtraction</text:p>
          </table:table-cell>
        </table:table-row>
        <table:table-row>
          <table:table-cell table:style-name="Tabelle4.A2" office:value-type="string">
            <text:p text:style-name="Table_20_Contents"><text:span text:style-name="Source_20_Text">*</text:span>, <text:span text:style-name="Source_20_Text">/</text:span>, <text:span text:style-name="Source_20_Text">%</text:span> </text:p>
          </table:table-cell>
          <table:table-cell table:style-name="Tabelle4.B2" office:value-type="string">
            <text:p text:style-name="Table_20_Contents">Multiplication, division, remainder</text:p>
          </table:table-cell>
        </table:table-row>
        <table:table-row>
          <table:table-cell table:style-name="Tabelle4.A2" office:value-type="string">
            <text:p text:style-name="Table_20_Contents"><text:span text:style-name="Source_20_Text">**</text:span> </text:p>
          </table:table-cell>
          <table:table-cell table:style-name="Tabelle4.B2" office:value-type="string">
            <text:p text:style-name="Table_20_Contents">Exponentiation</text:p>
          </table:table-cell>
        </table:table-row>
        <table:table-row>
          <table:table-cell table:style-name="Tabelle4.A2" office:value-type="string">
            <text:p text:style-name="Table_20_Contents"><text:span text:style-name="Source_20_Text">+</text:span><text:span text:style-name="Variable">x</text:span>, <text:span text:style-name="Source_20_Text">-</text:span><text:span text:style-name="Variable">x</text:span></text:p>
          </table:table-cell>
          <table:table-cell table:style-name="Tabelle4.B2" office:value-type="string">
            <text:p text:style-name="Table_20_Contents">Positive, negative</text:p>
          </table:table-cell>
        </table:table-row>
        <table:table-row>
          <table:table-cell table:style-name="Tabelle4.A2" office:value-type="string">
            <text:p text:style-name="Table_20_Contents"><text:span text:style-name="Source_20_Text">~</text:span><text:span text:style-name="Variable">x</text:span> </text:p>
          </table:table-cell>
          <table:table-cell table:style-name="Tabelle4.B2" office:value-type="string">
            <text:p text:style-name="Table_20_Contents">Bitwise not</text:p>
          </table:table-cell>
        </table:table-row>
        <table:table-row>
          <table:table-cell table:style-name="Tabelle4.A2" office:value-type="string">
            <text:p text:style-name="Table_20_Contents"><text:span text:style-name="Variable">x</text:span><text:span text:style-name="Source_20_Text">.</text:span><text:span text:style-name="Variable">attribute</text:span></text:p>
          </table:table-cell>
          <table:table-cell table:style-name="Tabelle4.B2" office:value-type="string">
            <text:p text:style-name="Table_20_Contents">Attribute reference</text:p>
          </table:table-cell>
        </table:table-row>
        <table:table-row>
          <table:table-cell table:style-name="Tabelle4.A2" office:value-type="string">
            <text:p text:style-name="Table_20_Contents"><text:span text:style-name="Variable">x</text:span><text:span text:style-name="Source_20_Text">[</text:span><text:span text:style-name="Variable">index</text:span><text:span text:style-name="Source_20_Text">]</text:span></text:p>
          </table:table-cell>
          <table:table-cell table:style-name="Tabelle4.B2" office:value-type="string">
            <text:p text:style-name="Table_20_Contents">Subscription</text:p>
          </table:table-cell>
        </table:table-row>
        <table:table-row>
          <table:table-cell table:style-name="Tabelle4.A2" office:value-type="string">
            <text:p text:style-name="Table_20_Contents"><text:span text:style-name="Variable">x</text:span><text:span text:style-name="Source_20_Text">[</text:span><text:span text:style-name="Variable">index</text:span><text:span text:style-name="Source_20_Text">:</text:span><text:span text:style-name="Variable">index</text:span><text:span text:style-name="Source_20_Text">]</text:span> </text:p>
          </table:table-cell>
          <table:table-cell table:style-name="Tabelle4.B2" office:value-type="string">
            <text:p text:style-name="Table_20_Contents">Slicing</text:p>
          </table:table-cell>
        </table:table-row>
        <table:table-row>
          <table:table-cell table:style-name="Tabelle4.A2" office:value-type="string">
            <text:p text:style-name="Table_20_Contents"><text:span text:style-name="Variable">f</text:span><text:span text:style-name="Source_20_Text">(</text:span><text:span text:style-name="Variable">arguments</text:span><text:span text:style-name="Source_20_Text">...)</text:span> </text:p>
          </table:table-cell>
          <table:table-cell table:style-name="Tabelle4.B2" office:value-type="string">
            <text:p text:style-name="Table_20_Contents">Function call</text:p>
          </table:table-cell>
        </table:table-row>
        <table:table-row>
          <table:table-cell table:style-name="Tabelle4.A2" office:value-type="string">
            <text:p text:style-name="Table_20_Contents"><text:span text:style-name="Source_20_Text">(</text:span><text:span text:style-name="Variable">expressions</text:span><text:span text:style-name="Source_20_Text">...)</text:span> </text:p>
          </table:table-cell>
          <table:table-cell table:style-name="Tabelle4.B2" office:value-type="string">
            <text:p text:style-name="Table_20_Contents">Binding or tuple display</text:p>
          </table:table-cell>
        </table:table-row>
        <table:table-row>
          <table:table-cell table:style-name="Tabelle4.A2" office:value-type="string">
            <text:p text:style-name="Table_20_Contents"><text:span text:style-name="Source_20_Text">[</text:span><text:span text:style-name="Variable">expressions</text:span><text:span text:style-name="Source_20_Text">...]</text:span> </text:p>
          </table:table-cell>
          <table:table-cell table:style-name="Tabelle4.B2" office:value-type="string">
            <text:p text:style-name="Table_20_Contents">List display</text:p>
          </table:table-cell>
        </table:table-row>
        <table:table-row>
          <table:table-cell table:style-name="Tabelle4.A2" office:value-type="string">
            <text:p text:style-name="Table_20_Contents"><text:span text:style-name="Source_20_Text">{</text:span><text:span text:style-name="Variable">key</text:span><text:span text:style-name="Source_20_Text">:</text:span><text:span text:style-name="Variable">datum</text:span><text:span text:style-name="Source_20_Text">...}</text:span> </text:p>
          </table:table-cell>
          <table:table-cell table:style-name="Tabelle4.B2" office:value-type="string">
            <text:p text:style-name="Table_20_Contents">Dictionary display</text:p>
          </table:table-cell>
        </table:table-row>
        <table:table-row>
          <table:table-cell table:style-name="Tabelle4.A2" office:value-type="string">
            <text:p text:style-name="Table_20_Contents"><text:span text:style-name="Source_20_Text">`</text:span><text:span text:style-name="Variable">expressions</text:span><text:span text:style-name="Source_20_Text">...`</text:span> </text:p>
          </table:table-cell>
          <table:table-cell table:style-name="Tabelle4.B2" office:value-type="string">
            <text:p text:style-name="Table_20_Contents">String conversion </text:p>
          </table:table-cell>
        </table:table-row>
      </table:table>
      <text:h text:style-name="P3" text:outline-level="1" text:is-list-header="true">6. Simple statements </text:h>
      <text:p text:style-name="Text_20_body"><text:bookmark text:name="l2h-328"/>Simple statements are comprised within a single logical line. Several simple statements may occur on a single line separated by semicolons. The syntax for simple statements is: </text:p>
      <text:p text:style-name="Preformatted_20_Text">simple_stmt: <text:s/>expression_stmt | assert_stmt | assignment_stmt | pass_stmt | del_stmt</text:p>
      <text:p text:style-name="Preformatted_20_Text"><text:s text:c="14"/>| print_stmt | return_stmt | raise_stmt | break_stmt | continue_stmt</text:p>
      <text:p text:style-name="Preformatted_20_Text"><text:s text:c="14"/>| import_stmt | global_stmt | exec_stmt</text:p>
      <text:h text:style-name="Heading_20_2" text:outline-level="2">6.1 Expression statements </text:h>
      <text:p text:style-name="Text_20_body"><text:bookmark text:name="l2h-329"/>Expression statements are used (mostly interactively) to compute and write a value, or (usually) to call a procedure (a function that returns no meaningful result; in Python, procedures return the value <text:span text:style-name="Source_20_Text">None</text:span>). Other uses of expression statements are allowed and occasionally useful. The syntax for an expression statement is: </text:p>
      <text:p text:style-name="Preformatted_20_Text">expression_stmt: expression_list</text:p>
      <text:p text:style-name="Textkörper2">An expression statement evaluates the expression list (which may be a single expression). <text:bookmark text:name="l2h-330"/></text:p>
      <text:p text:style-name="Text_20_body">In interactive mode, if the value is not <text:span text:style-name="Source_20_Text">None</text:span>, it is converted to a string using the built-in <text:span text:style-name="Teletype">repr()</text:span><text:bookmark text:name="l2h-331"/> function and the resulting string is written to standard output (see section 6.6) on a line by itself. (Expression statements yielding None are not written, so that procedure calls do not cause any output.)</text:p>
      <text:h text:style-name="Heading_20_2" text:outline-level="2">6.2 Assert statements </text:h>
      <text:p text:style-name="Text_20_body">Assert statements<text:bookmark text:name="l2h-333"/> are a convenient way to insert debugging assertions<text:bookmark text:name="l2h-334"/> into a program: </text:p>
      <text:p text:style-name="Preformatted_20_Text">assert_statement: <text:s/>"assert" expression ["," expression]</text:p>
      <text:p text:style-name="Textkörper2">The simple form, “<text:span text:style-name="Teletype">assert expression</text:span>”, is equivalent to </text:p>
      <text:p text:style-name="Preformatted_20_Text">if __debug__:</text:p>
      <text:p text:style-name="Preformatted_20_Text"><text:s text:c="3"/>if not expression: raise AssertionError</text:p>
      <text:p text:style-name="Textkörper2">The extended form, “<text:span text:style-name="Teletype">assert expression1, expression2</text:span>”, is equivalent to </text:p>
      <text:p text:style-name="Preformatted_20_Text">if __debug__:</text:p>
      <text:p text:style-name="Preformatted_20_Text"><text:s text:c="3"/>if not expression1: raise AssertionError, expression2</text:p>
      <text:p text:style-name="Textkörper2">These equivalences assume that <text:span text:style-name="Source_20_Text">__debug__</text:span><text:bookmark text:name="l2h-335"/> and <text:span text:style-name="Teletype">AssertionError</text:span><text:bookmark text:name="l2h-336"/> refer to the built-in variables with those names. In the current implementation, the built-in variable <text:span text:style-name="Source_20_Text">__debug__</text:span> is 1 under normal circumstances, 0 when optimization is requested (command line option “<text:span text:style-name="T2">-O</text:span>”). The current code generator emits no code for an assert statement when optimization is requested at compile time. Note that it is unnecessary to include the source code for the expression that failed in the error message; it will be displayed as part of the stack trace. </text:p>
      <text:h text:style-name="Heading_20_2" text:outline-level="2">6.3 Assignment statements </text:h>
      <text:p text:style-name="Text_20_body">Assignment statements<text:bookmark text:name="l2h-337"/> are used to (re)bind names to values and to modify attributes or items of mutable objects: <text:bookmark text:name="l2h-338"/></text:p>
      <text:p text:style-name="Preformatted_20_Text">assignment_stmt: (target_list "=")+ expression_list</text:p>
      <text:p text:style-name="Preformatted_20_Text">target_list: <text:s text:c="4"/>target ("," target)* [","]</text:p>
      <text:p text:style-name="Preformatted_20_Text">target: <text:s text:c="9"/>identifier | "(" target_list ")" | "[" target_list "]"</text:p>
      <text:p text:style-name="Preformatted_20_Text"><text:s text:c="15"/>| attributeref | subscription | slicing</text:p>
      <text:p text:style-name="Textkörper2">(See section 5.3 for the syntax definitions for the last three symbols.) </text:p>
      <text:p text:style-name="Text_20_body">An assignment statement evaluates the expression list (remember that this can be a single expression or a comma-separated list, the latter yielding a tuple) and assigns the single resulting object to each of the target lists, from left to right. <text:bookmark text:name="l2h-339"/></text:p>
      <text:p text:style-name="Text_20_body">Assignment is defined recursively depending on the form of the target (list). When a target is part of a mutable object (an attribute reference, subscription or slicing), the mutable object must ultimately perform the assignment and decide about its validity, and may raise an exception if the assignment is unacceptable. The rules observed by various types and the exceptions raised are given with the definition of the object types (see section 3.2). <text:bookmark text:name="l2h-340"/></text:p>
      <text:p text:style-name="Text_20_body">Assignment of an object to a target list is recursively defined as follows. <text:bookmark text:name="l2h-341"/></text:p>
      <text:list text:style-name="L4">
        <text:list-item>
          <text:p text:style-name="P34">If the target list is a single target: The object is assigned to that target. </text:p>
        </text:list-item>
        <text:list-item>
          <text:p text:style-name="P34">If the target list is a comma-separated list of targets: The object must be a sequence with the same number of items as the there are targets in the target list, and the items are assigned, from left to right, to the corresponding targets. (This rule is relaxed as of Python 1.5; in earlier versions, the object had to be a tuple. Since strings are sequences, an assignment like "<text:span text:style-name="Teletype">a, b = "xy"</text:span>" is now legal as long as the string has the right length.) </text:p>
        </text:list-item>
      </text:list>
      <text:p text:style-name="Text_20_body">Assignment of an object to a single target is recursively defined as follows. </text:p>
      <text:list text:style-name="L5">
        <text:list-item>
          <text:p text:style-name="P36">If the target is an identifier (name): </text:p>
          <text:list>
            <text:list-item>
              <text:p text:style-name="P36">If the name does not occur in a <text:span text:style-name="Teletype">global</text:span> statement in the current code block: the name is bound to the object in the current local namespace. <text:bookmark text:name="l2h-342"/></text:p>
            </text:list-item>
            <text:list-item>
              <text:p text:style-name="P36">Otherwise: the name is bound to the object in the current global namespace. </text:p>
            </text:list-item>
          </text:list>
          <text:p text:style-name="P36">The name is rebound if it was already bound. This may cause the reference count for the object previously bound to the name to reach zero, causing the object to be deallocated and its destructor<text:bookmark text:name="l2h-343"/> (if it has one) to be called. </text:p>
        </text:list-item>
        <text:list-item>
          <text:p text:style-name="P36">If the target is a target list enclosed in parentheses or in square brackets: The object must be a sequence with the same number of items as there are targets in the target list, and its items are assigned, from left to right, to the corresponding targets. </text:p>
        </text:list-item>
        <text:list-item>
          <text:p text:style-name="P36">If the target is an attribute reference: The primary expression in the reference is evaluated. It should yield an object with assignable attributes; if this is not the case, <text:span text:style-name="Teletype">TypeError</text:span> is raised. That object is then asked to assign the assigned object to the given attribute; if it cannot perform the assignment, it raises an exception (usually but not necessarily <text:span text:style-name="Teletype">AttributeError</text:span>). <text:bookmark text:name="l2h-344"/></text:p>
        </text:list-item>
        <text:list-item>
          <text:p text:style-name="P36">If the target is a subscription: The primary expression in the reference is evaluated. It should yield either a mutable sequence object (e.g., a list) or a mapping object (e.g., a dictionary). Next, the subscript expression is evaluated. <text:bookmark text:name="l2h-345"/></text:p>
          <text:p text:style-name="P36">If the primary is a mutable sequence object (e.g., a list), the subscript must yield a plain integer. If it is negative, the sequence's length is added to it. The resulting value must be a nonnegative integer less than the sequence's length, and the sequence is asked to assign the assigned object to its item with that index. If the index is out of range, <text:span text:style-name="Teletype">IndexError</text:span> is raised (assignment to a subscripted sequence cannot add new items to a list). <text:bookmark text:name="l2h-346"/></text:p>
          <text:p text:style-name="P36">If the primary is a mapping object (e.g., a dictionary), the subscript must have a type compatible with the mapping's key type, and the mapping is then asked to create a key/datum pair which maps the subscript to the assigned object. This can either replace an existing key/value pair with the same key value, or insert a new key/value pair (if no key with the same value existed). <text:bookmark text:name="l2h-347"/></text:p>
        </text:list-item>
        <text:list-item>
          <text:p text:style-name="P36">If the target is a slicing: The primary expression in the reference is evaluated. It should yield a mutable sequence object (e.g., a list). The assigned object should be a sequence object of the same type. Next, the lower and upper bound expressions are evaluated, insofar they are present; defaults are zero and the sequence's length. The bounds should evaluate to (small) integers. If either bound is negative, the sequence's length is added to it. The resulting bounds are clipped to lie between zero and the sequence's length, inclusive. Finally, the sequence object is asked to replace the slice with the items of the assigned sequence. The length of the slice may be different from the length of the assigned sequence, thus changing the length of the target sequence, if the object allows it. <text:bookmark text:name="l2h-348"/></text:p>
        </text:list-item>
      </text:list>
      <text:p text:style-name="Text_20_body">(In the current implementation, the syntax for targets is taken to be the same as for expressions, and invalid syntax is rejected during the code generation phase, causing less detailed error messages.) </text:p>
      <text:p text:style-name="Text_20_body">WARNING: Although the definition of assignment implies that overlaps between the left-hand side and the right-hand side are ‘safe’ (e.g., "<text:span text:style-name="Teletype">a, b = b, a</text:span>" swaps two variables), overlaps <text:span text:style-name="T3">within</text:span> the collection of assigned-to variables are not safe! For instance, the following program prints "<text:span text:style-name="Teletype">[0, 2]</text:span>": </text:p>
      <text:p text:style-name="Preformatted_20_Text">x = [0, 1]</text:p>
      <text:p text:style-name="Preformatted_20_Text">i = 0</text:p>
      <text:p text:style-name="Preformatted_20_Text">i, x[i] = 1, 2</text:p>
      <text:p text:style-name="Preformatted_20_Text">print x</text:p>
      <text:h text:style-name="Heading_20_2" text:outline-level="2">6.4 The <text:span text:style-name="Teletype">pass</text:span> statement </text:h>
      <text:p text:style-name="Preformatted_20_Text"><text:bookmark text:name="l2h-349"/>pass_stmt: <text:s text:c="5"/>"pass"</text:p>
      <text:p text:style-name="Textkörper2"><text:span text:style-name="Teletype">pass</text:span> is a null operation – when it is executed, nothing happens. It is useful as a placeholder when a statement is required syntactically, but no code needs to be executed, for example: <text:bookmark text:name="l2h-350"/></text:p>
      <text:p text:style-name="Preformatted_20_Text">def f(arg): pass <text:s text:c="3"/># a function that does nothing (yet)</text:p>
      <text:p text:style-name="Preformatted_20_Text"/>
      <text:p text:style-name="Preformatted_20_Text">class C: pass <text:s text:c="6"/># a class with no methods (yet)</text:p>
      <text:h text:style-name="Heading_20_2" text:outline-level="2">6.5 The <text:span text:style-name="Teletype">del</text:span> statement </text:h>
      <text:p text:style-name="Preformatted_20_Text"><text:bookmark text:name="l2h-351"/>del_stmt: <text:s text:c="6"/>"del" target_list</text:p>
      <text:p text:style-name="Textkörper2">Deletion is recursively defined very similar to the way assignment is defined. Rather that spelling it out in full details, here are some hints. <text:bookmark text:name="l2h-352"/></text:p>
      <text:p text:style-name="Text_20_body">Deletion of a target list recursively deletes each target, from left to right. </text:p>
      <text:p text:style-name="Text_20_body">Deletion of a name removes the binding of that name (which must exist) from the local or global namespace, depending on whether the name occurs in a <text:span text:style-name="Teletype">global</text:span> statement in the same code block. <text:bookmark text:name="l2h-353"/></text:p>
      <text:p text:style-name="Text_20_body">Deletion of attribute references, subscriptions and slicings is passed to the primary object involved; deletion of a slicing is in general equivalent to assignment of an empty slice of the right type (but even this is determined by the sliced object).</text:p>
      <text:h text:style-name="Heading_20_2" text:outline-level="2">6.6 The <text:span text:style-name="Teletype">print</text:span> statement </text:h>
      <text:p text:style-name="Preformatted_20_Text"><text:bookmark text:name="l2h-357"/>print_stmt: <text:s text:c="4"/>"print" [ expression ("," expression)* [","] ]</text:p>
      <text:p text:style-name="Textkörper2"><text:span text:style-name="Teletype">print</text:span> evaluates each expression in turn and writes the resulting object to standard output (see below). If an object is not a string, it is first converted to a string using the rules for string conversions. The (resulting or original) string is then written. A space is written before each object is (converted and) written, unless the output system believes it is positioned at the beginning of a line. This is the case (1) when no characters have yet been written to standard output, (2) when the last character written to standard output is "<text:span text:style-name="Teletype">\n</text:span>", or (3) when the last write operation on standard output was not a <text:span text:style-name="Teletype">print</text:span> statement. (In some cases it may be functional to write an empty string to standard output for this reason.) <text:bookmark text:name="l2h-358"/></text:p>
      <text:p text:style-name="Text_20_body">A "<text:span text:style-name="Teletype">\n</text:span>" character is written at the end, unless the <text:span text:style-name="Teletype">print</text:span> statement ends with a comma. This is the only action if the statement contains just the keyword <text:span text:style-name="Teletype">print</text:span>. <text:bookmark text:name="l2h-359"/></text:p>
      <text:p text:style-name="Text_20_body">Standard output is defined as the file object named <text:span text:style-name="Source_20_Text">stdout</text:span>in the built-in module <text:span text:style-name="Teletype">sys</text:span>. If no such object exists, or if it does not have a <text:span text:style-name="Teletype">write()</text:span> method, a <text:span text:style-name="Teletype">RuntimeError</text:span> exception is raised.</text:p>
      <text:h text:style-name="Heading_20_2" text:outline-level="2">6.7 The <text:span text:style-name="Teletype">return</text:span> statement </text:h>
      <text:p text:style-name="Preformatted_20_Text"><text:bookmark text:name="l2h-362"/>return_stmt: <text:s text:c="3"/>"return" [expression_list]</text:p>
      <text:p text:style-name="Textkörper2"><text:span text:style-name="Teletype">return</text:span> may only occur syntactically nested in a function definition, not within a nested class definition. <text:bookmark text:name="l2h-363"/></text:p>
      <text:p text:style-name="Text_20_body">If an expression list is present, it is evaluated, else <text:span text:style-name="Source_20_Text">None</text:span>is substituted. </text:p>
      <text:p text:style-name="Text_20_body"><text:span text:style-name="Teletype">return</text:span> leaves the current function call with the expression list (or <text:span text:style-name="Source_20_Text">None</text:span>) as return value. </text:p>
      <text:p text:style-name="Text_20_body">When <text:span text:style-name="Teletype">return</text:span> passes control out of a <text:span text:style-name="Teletype">try</text:span> statement with a <text:span text:style-name="Teletype">finally</text:span> clause, that <text:span text:style-name="Teletype">finally</text:span> clause is executed before really leaving the function.</text:p>
      <text:h text:style-name="Heading_20_2" text:outline-level="2">6.8 The <text:span text:style-name="Teletype">raise</text:span> statement </text:h>
      <text:p text:style-name="Preformatted_20_Text"><text:bookmark text:name="l2h-365"/>raise_stmt: <text:s text:c="4"/>"raise" [expression ["," expression ["," expression]]]</text:p>
      <text:p text:style-name="Textkörper2">If no expressions are present, <text:span text:style-name="Teletype">raise</text:span> re-raises the last expression that was raised in the current scope. </text:p>
      <text:p text:style-name="Text_20_body">Otherwise, <text:span text:style-name="Teletype">raise</text:span> evaluates its first expression, which must yield a string, class, or instance object. If there is a second expression, this is evaluated, else <text:span text:style-name="Source_20_Text">None</text:span> is substituted. If the first expression is a class object, then the second expression may be an instance of that class or one of its derivatives, and then that instance is raised. If the second expression is not such an instance, the given class is instantiated. The argument list for the instantiation is determined as follows: if the second expression is a tuple, it is used as the argument list; if it is <text:span text:style-name="Source_20_Text">None</text:span>, the argument list is empty; otherwise, the argument list consists of a single argument which is the second expression. If the first expression is an instance object, the second expression must be <text:span text:style-name="Source_20_Text">None</text:span>. <text:bookmark text:name="l2h-366"/></text:p>
      <text:p text:style-name="Text_20_body">If the first object is a string, it then raises the exception identified by the first object, with the second one (or <text:span text:style-name="Source_20_Text">None</text:span>) as its parameter. If the first object is a class or instance, it raises the exception identified by the class of the instance determined in the previous step, with the instance as its parameter. </text:p>
      <text:p text:style-name="Text_20_body">If a third object is present, and it is not <text:span text:style-name="Source_20_Text">None</text:span>, it should be a traceback object (see section 3.2), and it is substituted instead of the current location as the place where the exception occurred. This is useful to re-raise an exception transparently in an except clause.</text:p>
      <text:h text:style-name="Heading_20_2" text:outline-level="2">6.9 The <text:span text:style-name="Teletype">break</text:span> statement </text:h>
      <text:p text:style-name="Preformatted_20_Text"><text:bookmark text:name="l2h-368"/>break_stmt: <text:s text:c="4"/>"break"</text:p>
      <text:p text:style-name="Textkörper2"><text:span text:style-name="Teletype">break</text:span> may only occur syntactically nested in a <text:span text:style-name="Teletype">for</text:span> or <text:span text:style-name="Teletype">while</text:span> loop, but not nested in a function or class definition within that loop. <text:bookmark text:name="l2h-369"/></text:p>
      <text:p text:style-name="Text_20_body">It terminates the nearest enclosing loop, skipping the optional <text:span text:style-name="Teletype">else</text:span> clause if the loop has one. <text:bookmark text:name="l2h-370"/></text:p>
      <text:p text:style-name="Text_20_body">If a <text:span text:style-name="Teletype">for</text:span> loop is terminated by <text:span text:style-name="Teletype">break</text:span>, the loop control target keeps its current value. <text:bookmark text:name="l2h-371"/></text:p>
      <text:p text:style-name="Text_20_body">When <text:span text:style-name="Teletype">break</text:span> passes control out of a <text:span text:style-name="Teletype">try</text:span> statement with a <text:span text:style-name="Teletype">finally</text:span> clause, that <text:span text:style-name="Teletype">finally</text:span> clause is executed before really leaving the loop.</text:p>
      <text:h text:style-name="Heading_20_2" text:outline-level="2">6.10 The <text:span text:style-name="Teletype">continue</text:span> statement </text:h>
      <text:p text:style-name="Preformatted_20_Text"><text:bookmark text:name="l2h-373"/>continue_stmt: <text:s/>"continue"</text:p>
      <text:p text:style-name="Textkörper2"><text:span text:style-name="Teletype">continue</text:span> may only occur syntactically nested in a <text:span text:style-name="Teletype">for</text:span> or <text:span text:style-name="Teletype">while</text:span> loop, but not nested in a function or class definition or <text:span text:style-name="Teletype">try</text:span> statement within that loop.<text:note text:id="ftn6" text:note-class="footnote"><text:note-citation>6</text:note-citation><text:note-body><text:p text:style-name="Footnote">It may occur within an <text:span text:style-name="Teletype">except</text:span> or <text:span text:style-name="Teletype">else</text:span> clause. The restriction on occurring in the <text:span text:style-name="Teletype">try</text:span> clause is implementer's laziness and will eventually be lifted.</text:p></text:note-body></text:note> It continues with the next cycle of the nearest enclosing loop.</text:p>
      <text:h text:style-name="Heading_20_2" text:outline-level="2">6.11 The <text:span text:style-name="Teletype">import</text:span> statement </text:h>
      <text:p text:style-name="Preformatted_20_Text"><text:bookmark text:name="l2h-377"/>import_stmt: <text:s text:c="3"/>"import" module ("," module)* </text:p>
      <text:p text:style-name="Preformatted_20_Text"><text:s text:c="14"/>| "from" module "import" identifier ("," identifier)*</text:p>
      <text:p text:style-name="Preformatted_20_Text"><text:s text:c="14"/>| "from" module "import" "*" </text:p>
      <text:p text:style-name="Preformatted_20_Text">module: <text:s text:c="8"/>(identifier ".")* identifier</text:p>
      <text:p text:style-name="Textkörper2">Import statements are executed in two steps: (1) find a module, and initialize it if necessary; (2) define a name or names in the local namespace (of the scope where the <text:span text:style-name="Teletype">import</text:span> statement occurs). The first form (without <text:span text:style-name="Teletype">from</text:span>) repeats these steps for each identifier in the list. The form with <text:span text:style-name="Teletype">from</text:span> performs step (1) once, and then performs step (2) repeatedly. <text:bookmark text:name="l2h-378"/></text:p>
      <text:p text:style-name="Text_20_body">The system maintains a table of modules that have been initialized, indexed by module name. This table table accessible as <text:span text:style-name="Source_20_Text">sys.modules</text:span>. When a module name is found in this table, step (1) is finished. If not, a search for a module definition is started. When a module is found, it is loaded. Details of the module searching and loading process are implementation and platform specific. It generally involves searching for a “built-in” module with the given name and then searching a list of locations given as <text:span text:style-name="Source_20_Text">sys.path</text:span>. <text:bookmark text:name="l2h-376"/><text:bookmark text:name="l2h-379"/></text:p>
      <text:p text:style-name="Text_20_body">If a built-in module is found, its built-in initialization code is executed and step (1) is finished. If no matching file is found, <text:span text:style-name="Teletype">ImportError</text:span> is raised. If a file is found, it is parsed, yielding an executable code block. If a syntax error occurs, <text:span text:style-name="Teletype">SyntaxError</text:span> is raised. Otherwise, an empty module of the given name is created and inserted in the module table, and then the code block is executed in the context of this module. Exceptions during this execution terminate step (1). <text:bookmark text:name="l2h-380"/></text:p>
      <text:p text:style-name="Text_20_body">When step (1) finishes without raising an exception, step (2) can begin. </text:p>
      <text:p text:style-name="Text_20_body">The first form of <text:span text:style-name="Teletype">import</text:span> statement binds the module name in the local namespace to the module object, and then goes on to import the next identifier, if any. The <text:span text:style-name="Teletype">from</text:span> form does not bind the module name: it goes through the list of identifiers, looks each one of them up in the module found in step (1), and binds the name in the local namespace to the object thus found. If a name is not found, <text:span text:style-name="Teletype">ImportError</text:span> is raised. If the list of identifiers is replaced by a star ("<text:span text:style-name="Teletype">*</text:span>"), all names defined in the module are bound, except those beginning with an underscore ("<text:span text:style-name="Teletype">_</text:span>"). <text:bookmark text:name="l2h-381"/></text:p>
      <text:p text:style-name="Text_20_body">Names bound by <text:span text:style-name="Teletype">import</text:span> statements may not occur in <text:span text:style-name="Teletype">global</text:span> statements in the same scope. <text:bookmark text:name="l2h-382"/></text:p>
      <text:p text:style-name="Text_20_body">The <text:span text:style-name="Teletype">from</text:span> form with "<text:span text:style-name="Teletype">*</text:span>" may only occur in a module scope. <text:bookmark text:name="l2h-383"/></text:p>
      <text:p text:style-name="Text_20_body">(The current implementation does not enforce the latter two restrictions, but programs should not abuse this freedom, as future implementations may enforce them or silently change the meaning of the program.) </text:p>
      <text:p text:style-name="Text_20_body"><text:span text:style-name="T1">Hierarchical module names:</text:span><text:bookmark text:name="l2h-384"/> when the module names contains one or more dots, the module search path is carried out differently. The sequence of identifiers up to the last dot is used to find a “package<text:bookmark text:name="l2h-385"/>”; the final identifier is then searched inside the package. A package is generally a subdirectory of a directory on <text:span text:style-name="Source_20_Text">sys.path</text:span> that has a file __init__.py.<text:bookmark text:name="l2h-386"/> [XXX Can't be bothered to spell this out right now; see the URL <text:a xlink:type="simple" xlink:href="http://www.python.org/doc/essays/packages.html">http://www.python.org/doc/essays/packages.html</text:a> for more details, also about how the module search works from inside a package.] </text:p>
      <text:p text:style-name="Text_20_body">[XXX Also should mention <text:span text:style-name="Source_20_Text">__import__()</text:span>.]</text:p>
      <text:h text:style-name="Heading_20_2" text:outline-level="2">6.12 The <text:span text:style-name="Teletype">global</text:span> statement </text:h>
      <text:p text:style-name="Preformatted_20_Text"><text:bookmark text:name="l2h-388"/>global_stmt: <text:s text:c="3"/>"global" identifier ("," identifier)*</text:p>
      <text:p text:style-name="Textkörper2">The <text:span text:style-name="Teletype">global</text:span> statement is a declaration which holds for the entire current code block. It means that the listed identifiers are to be interpreted as globals. While <text:span text:style-name="T3">using</text:span> global names is automatic if they are not defined in the local scope, <text:span text:style-name="T3">assigning</text:span> to global names would be impossible without <text:span text:style-name="Teletype">global</text:span>. <text:bookmark text:name="l2h-389"/></text:p>
      <text:p text:style-name="Text_20_body">Names listed in a <text:span text:style-name="Teletype">global</text:span> statement must not be used in the same code block textually preceding that <text:span text:style-name="Teletype">global</text:span> statement. </text:p>
      <text:p text:style-name="Text_20_body">Names listed in a <text:span text:style-name="Teletype">global</text:span> statement must not be defined as formal parameters or in a <text:span text:style-name="Teletype">for</text:span> loop control target, <text:span text:style-name="Teletype">class</text:span> definition, function definition, or <text:span text:style-name="Teletype">import</text:span> statement. </text:p>
      <text:p text:style-name="Text_20_body">(The current implementation does not enforce the latter two restrictions, but programs should not abuse this freedom, as future implementations may enforce them or silently change the meaning of the program.) </text:p>
      <text:p text:style-name="Text_20_body"><text:span text:style-name="T1">Programmer's note:</text:span> the <text:span text:style-name="Teletype">global</text:span> is a directive to the parser. It applies only to code parsed at the same time as the <text:span text:style-name="Teletype">global</text:span> statement. In particular, a <text:span text:style-name="Teletype">global</text:span> statement contained in an <text:span text:style-name="Teletype">exec</text:span> statement does not affect the code block <text:span text:style-name="T3">containing</text:span> the <text:span text:style-name="Teletype">exec</text:span> statement, and code contained in an <text:span text:style-name="Teletype">exec</text:span> statement is unaffected by <text:span text:style-name="Teletype">global</text:span> statements in the code containing the <text:span text:style-name="Teletype">exec</text:span> statement. The same applies to the <text:span text:style-name="Teletype">eval()</text:span>, <text:span text:style-name="Teletype">execfile()</text:span> and <text:span text:style-name="Teletype">compile()</text:span> functions.</text:p>
      <text:h text:style-name="Heading_20_2" text:outline-level="2">6.13 The <text:span text:style-name="Teletype">exec</text:span> statement </text:h>
      <text:p text:style-name="Preformatted_20_Text"><text:bookmark text:name="l2h-391"/>exec_stmt: <text:s text:c="3"/>"exec" expression ["in" expression ["," expression]]</text:p>
      <text:p text:style-name="Textkörper2">This statement supports dynamic execution of Python code. The first expression should evaluate to either a string, an open file object, or a code object. If it is a string, the string is parsed as a suite of Python statements which is then executed (unless a syntax error occurs). If it is an open file, the file is parsed until EOF and executed. If it is a code object, it is simply executed. </text:p>
      <text:p text:style-name="Text_20_body">In all cases, if the optional parts are omitted, the code is executed in the current scope. If only the first expression after <text:span text:style-name="Teletype">in</text:span> is specified, it should be a dictionary, which will be used for both the global and the local variables. If two expressions are given, both must be dictionaries and they are used for the global and local variables, respectively. </text:p>
      <text:p text:style-name="Text_20_body">As a side effect, an implementation may insert additional keys into the dictionaries given besides those corresponding to variable names set by the executed code. For example, the current implementation may add a reference to the dictionary of the built-in module <text:span text:style-name="Teletype">__builtin__</text:span> under the key <text:span text:style-name="Source_20_Text">__builtins__</text:span> (!). <text:bookmark text:name="l2h-392"/></text:p>
      <text:p text:style-name="Text_20_body"><text:span text:style-name="T1">Programmer's hints:</text:span> dynamic evaluation of expressions is supported by the built-in function <text:span text:style-name="Teletype">eval()</text:span>. The built-in functions <text:span text:style-name="Teletype">globals()</text:span> and <text:span text:style-name="Teletype">locals()</text:span> return the current global and local dictionary, respectively, which may be useful to pass around for use by <text:span text:style-name="Teletype">exec</text:span>. <text:bookmark text:name="l2h-393"/></text:p>
      <text:p text:style-name="Text_20_body">Also, in the current implementation, multi-line compound statements must end with a newline: <text:span text:style-name="Source_20_Text">exec "for v in seq:\n\tprint v\n"</text:span> works, but <text:span text:style-name="Source_20_Text">exec "for v in seq:\n\tprint v"</text:span> fails with <text:span text:style-name="Teletype">SyntaxError</text:span>.</text:p>
      <text:h text:style-name="P3" text:outline-level="1" text:is-list-header="true">7. Compound statements </text:h>
      <text:p text:style-name="Text_20_body"><text:bookmark text:name="l2h-395"/>Compound statements contain (groups of) other statements; they affect or control the execution of those other statements in some way. In general, compound statements span multiple lines, although in simple incarnations a whole compound statement may be contained in one line. </text:p>
      <text:p text:style-name="Text_20_body">The <text:span text:style-name="Teletype">if</text:span>, <text:span text:style-name="Teletype">while</text:span> and <text:span text:style-name="Teletype">for</text:span> statements implement traditional control flow constructs. <text:span text:style-name="Teletype">try</text:span> specifies exception handlers and/or cleanup code for a group of statements. Function and class definitions are also syntactically compound statements. </text:p>
      <text:p text:style-name="Text_20_body">Compound statements consist of one or more ‘clauses.’ A clause consists of a header and a ‘suite.’ The clause headers of a particular compound statement are all at the same indentation level. Each clause header begins with a uniquely identifying keyword and ends with a colon. A suite is a group of statements controlled by a clause. A suite can be one or more semicolon-separated simple statements on the same line as the header, following the header's colon, or it can be one or more indented statements on subsequent lines. Only the latter form of suite can contain nested compound statements; the following is illegal, mostly because it wouldn't be clear to which <text:span text:style-name="Teletype">if</text:span> clause a following <text:span text:style-name="Teletype">else</text:span> clause would belong: <text:bookmark text:name="l2h-396"/></text:p>
      <text:p text:style-name="Preformatted_20_Text">if test1: if test2: print x</text:p>
      <text:p text:style-name="Textkörper2">Also note that the semicolon binds tighter than the colon in this context, so that in the following example, either all or none of the <text:span text:style-name="Teletype">print</text:span> statements are executed: </text:p>
      <text:p text:style-name="Preformatted_20_Text">if x &lt; y &lt; z: print x; print y; print z</text:p>
      <text:p text:style-name="Textkörper2">Summarizing: </text:p>
      <text:p text:style-name="Preformatted_20_Text">compound_stmt: <text:s/>if_stmt | while_stmt | for_stmt | try_stmt | funcdef | classdef</text:p>
      <text:p text:style-name="Preformatted_20_Text">suite: <text:s text:c="9"/>stmt_list NEWLINE | NEWLINE INDENT statement+ DEDENT</text:p>
      <text:p text:style-name="Preformatted_20_Text">statement: <text:s text:c="5"/>stmt_list NEWLINE | compound_stmt</text:p>
      <text:p text:style-name="Preformatted_20_Text">stmt_list: <text:s text:c="5"/>simple_stmt (";" simple_stmt)* [";"]</text:p>
      <text:p text:style-name="Textkörper2">Note that statements always end in a <text:span text:style-name="Source_20_Text">NEWLINE</text:span><text:bookmark text:name="l2h-397"/> possibly followed by a <text:span text:style-name="Source_20_Text">DEDENT</text:span>.<text:bookmark text:name="l2h-398"/> Also note that optional continuation clauses always begin with a keyword that cannot start a statement, thus there are no ambiguities (the ‘dangling <text:span text:style-name="Teletype">else</text:span>’ problem is solved in Python by requiring nested <text:span text:style-name="Teletype">if</text:span> statements to be indented). <text:bookmark text:name="l2h-399"/></text:p>
      <text:p text:style-name="Text_20_body">The formatting of the grammar rules in the following sections places each clause on a separate line for clarity. </text:p>
      <text:h text:style-name="Heading_20_2" text:outline-level="2">7.1 The <text:span text:style-name="Teletype">if</text:span> statement </text:h>
      <text:p text:style-name="Text_20_body"><text:bookmark text:name="l2h-400"/>The <text:span text:style-name="Teletype">if</text:span> statement is used for conditional execution: </text:p>
      <text:p text:style-name="Preformatted_20_Text">if_stmt: <text:s/>"if" expression ":" suite ("elif" expression ":" suite)* ["else" ":" suite]</text:p>
      <text:p text:style-name="Textkörper2">It selects exactly one of the suites by evaluating the expressions one by one until one is found to be true (see section 5.10 for the definition of true and false); then that suite is executed (and no other part of the <text:span text:style-name="Teletype">if</text:span> statement is executed or evaluated). If all expressions are false, the suite of the <text:span text:style-name="Teletype">else</text:span> clause, if present, is executed.</text:p>
      <text:h text:style-name="Heading_20_2" text:outline-level="2">7.2 The <text:span text:style-name="Teletype">while</text:span> statement </text:h>
      <text:p text:style-name="Text_20_body"><text:bookmark text:name="l2h-402"/>The <text:span text:style-name="Teletype">while</text:span> statement is used for repeated execution as long as an expression is true: </text:p>
      <text:p text:style-name="Preformatted_20_Text">while_stmt: <text:s/>"while" expression ":" suite ["else" ":" suite]</text:p>
      <text:p text:style-name="Textkörper2">This repeatedly tests the expression and, if it is true, executes the first suite; if the expression is false (which may be the first time it is tested) the suite of the <text:span text:style-name="Teletype">else</text:span> clause, if present, is executed and the loop terminates. <text:bookmark text:name="l2h-403"/></text:p>
      <text:p text:style-name="Text_20_body">A <text:span text:style-name="Teletype">break</text:span> statement executed in the first suite terminates the loop without executing the <text:span text:style-name="Teletype">else</text:span> clause's suite. A <text:span text:style-name="Teletype">continue</text:span> statement executed in the first suite skips the rest of the suite and goes back to testing the expression.</text:p>
      <text:h text:style-name="Heading_20_2" text:outline-level="2">7.3 The <text:span text:style-name="Teletype">for</text:span> statement </text:h>
      <text:p text:style-name="Text_20_body"><text:bookmark text:name="l2h-405"/>The <text:span text:style-name="Teletype">for</text:span> statement is used to iterate over the elements of a sequence (string, tuple or list): <text:bookmark text:name="l2h-406"/></text:p>
      <text:p text:style-name="Preformatted_20_Text">for_stmt: <text:s/>"for" target_list "in" expression_list ":" suite ["else" ":" suite]</text:p>
      <text:p text:style-name="Textkörper2">The expression list is evaluated once; it should yield a sequence. The suite is then executed once for each item in the sequence, in the order of ascending indices. Each item in turn is assigned to the target list using the standard rules for assignments, and then the suite is executed. When the items are exhausted (which is immediately when the sequence is empty), the suite in the <text:span text:style-name="Teletype">else</text:span> clause, if present, is executed, and the loop terminates. <text:bookmark text:name="l2h-407"/></text:p>
      <text:p text:style-name="Text_20_body">A <text:span text:style-name="Teletype">break</text:span> statement executed in the first suite terminates the loop without executing the <text:span text:style-name="Teletype">else</text:span> clause's suite. A <text:span text:style-name="Teletype">continue</text:span> statement executed in the first suite skips the rest of the suite and continues with the next item, or with the <text:span text:style-name="Teletype">else</text:span> clause if there was no next item. <text:bookmark text:name="l2h-408"/></text:p>
      <text:p text:style-name="Text_20_body">The suite may assign to the variable(s) in the target list; this does not affect the next item assigned to it. </text:p>
      <text:p text:style-name="Text_20_body">The target list is not deleted when the loop is finished, but if the sequence is empty, it will not have been assigned to at all by the loop. Hint: the built-in function <text:span text:style-name="Teletype">range()</text:span> returns a sequence of integers suitable to emulate the effect of Pascal's <text:span text:style-name="Source_20_Text">for i := a to b do</text:span>; e.g., <text:span text:style-name="Source_20_Text">range(3)</text:span> returns the list <text:span text:style-name="Source_20_Text">[0, 1, 2]</text:span>. <text:bookmark text:name="l2h-409"/></text:p>
      <text:p text:style-name="Text_20_body"><text:span text:style-name="T1">Warning:</text:span> There is a subtlety when the sequence is being modified by the loop (this can only occur for mutable sequences, i.e. lists). An internal counter is used to keep track of which item is used next, and this is incremented on each iteration. When this counter has reached the length of the sequence the loop terminates. This means that if the suite deletes the current (or a previous) item from the sequence, the next item will be skipped (since it gets the index of the current item which has already been treated). Likewise, if the suite inserts an item in the sequence before the current item, the current item will be treated again the next time through the loop. This can lead to nasty bugs that can be avoided by making a temporary copy using a slice of the whole sequence, e.g., <text:bookmark text:name="l2h-410"/></text:p>
      <text:p text:style-name="Preformatted_20_Text">for x in a[:]:</text:p>
      <text:p text:style-name="Preformatted_20_Text"><text:s text:c="4"/>if x &lt; 0: a.remove(x)</text:p>
      <text:h text:style-name="Heading_20_2" text:outline-level="2">7.4 The <text:span text:style-name="Teletype">try</text:span> statement </text:h>
      <text:p text:style-name="Text_20_body"><text:bookmark text:name="l2h-413"/>The <text:span text:style-name="Teletype">try</text:span> statement specifies exception handlers and/or cleanup code for a group of statements: </text:p>
      <text:p text:style-name="Preformatted_20_Text">try_stmt: <text:s text:c="5"/>try_exc_stmt | try_fin_stmt</text:p>
      <text:p text:style-name="Preformatted_20_Text">try_exc_stmt: <text:s/>"try" ":" suite ("except" [expression ["," target]] ":" suite)+</text:p>
      <text:p text:style-name="Preformatted_20_Text"><text:s text:c="15"/>["else" ":" suite]</text:p>
      <text:p text:style-name="Preformatted_20_Text">try_fin_stmt: <text:s/>"try" ":" suite "finally" ":" suite</text:p>
      <text:p text:style-name="Textkörper2">There are two forms of <text:span text:style-name="Teletype">try</text:span> statement: <text:span text:style-name="Teletype">try</text:span>...<text:span text:style-name="Teletype">except</text:span> and <text:span text:style-name="Teletype">try</text:span>...<text:span text:style-name="Teletype">finally</text:span>. These forms cannot be mixed (but they can be nested in each other). </text:p>
      <text:p text:style-name="Text_20_body">The <text:span text:style-name="Teletype">try</text:span>...<text:span text:style-name="Teletype">except</text:span> form specifies one or more exception handlers (the <text:span text:style-name="Teletype">except</text:span> clauses). When no exception occurs in the <text:span text:style-name="Teletype">try</text:span> clause, no exception handler is executed. When an exception occurs in the <text:span text:style-name="Teletype">try</text:span> suite, a search for an exception handler is started. This search inspects the except clauses in turn until one is found that matches the exception. An expression-less except clause, if present, must be last; it matches any exception. For an except clause with an expression, that expression is evaluated, and the clause matches the exception if the resulting object is “compatible” with the exception. An object is compatible with an exception if it is either the object that identifies the exception, or (for exceptions that are classes) it is a base class of the exception, or it is a tuple containing an item that is compatible with the exception. Note that the object identities must match, i.e. it must be the same object, not just an object with the same value. <text:bookmark text:name="l2h-414"/></text:p>
      <text:p text:style-name="Text_20_body">If no except clause matches the exception, the search for an exception handler continues in the surrounding code and on the invocation stack. </text:p>
      <text:p text:style-name="Text_20_body">If the evaluation of an expression in the header of an except clause raises an exception, the original search for a handler is cancelled and a search starts for the new exception in the surrounding code and on the call stack (it is treated as if the entire <text:span text:style-name="Teletype">try</text:span> statement raised the exception). </text:p>
      <text:p text:style-name="Text_20_body">When a matching except clause is found, the exception's parameter is assigned to the target specified in that except clause, if present, and the except clause's suite is executed. All except clauses must have an executable block. When the end of this block is reached, execution continues normally after the entire try statement. (This means that if two nested handlers exist for the same exception, and the exception occurs in the try clause of the inner handler, the outer handler will not handle the exception.) </text:p>
      <text:p text:style-name="Text_20_body">Before an except clause's suite is executed, details about the exception are assigned to three variables in the <text:span text:style-name="Teletype">sys</text:span><text:bookmark text:name="l2h-415"/> module: <text:span text:style-name="Source_20_Text">sys.exc_type</text:span> receives the object identifying the exception; <text:span text:style-name="Source_20_Text">sys.exc_value</text:span> receives the exception's parameter; <text:span text:style-name="Source_20_Text">sys.exc_traceback</text:span> receives a traceback object<text:bookmark text:name="l2h-416"/> (see section 3.2) identifying the point in the program where the exception occurred. These details are also available through the <text:span text:style-name="Teletype">sys.exc_info()</text:span> function, which returns a tuple <text:span text:style-name="Source_20_Text">(</text:span><text:span text:style-name="Variable">exc_type</text:span><text:span text:style-name="Source_20_Text">, </text:span><text:span text:style-name="Variable">exc_value</text:span><text:span text:style-name="Source_20_Text">, </text:span><text:span text:style-name="Variable">exc_traceback</text:span><text:span text:style-name="Source_20_Text">)</text:span>. Use of the corresponding variables is deprecated in favor of this function, since their use is unsafe in a threaded program. As of Python 1.5, the variables are restored to their previous values (before the call) when returning from a function that handled an exception. <text:bookmark text:name="l2h-412"/></text:p>
      <text:p text:style-name="Text_20_body">The optional <text:span text:style-name="Teletype">else</text:span> clause is executed when no exception occurs in the <text:span text:style-name="Teletype">try</text:span> clause. Exceptions in the <text:span text:style-name="Teletype">else</text:span> clause are not handled by the preceding <text:span text:style-name="Teletype">except</text:span> clauses. <text:bookmark text:name="l2h-417"/></text:p>
      <text:p text:style-name="Text_20_body">The <text:span text:style-name="Teletype">try</text:span>...<text:span text:style-name="Teletype">finally</text:span> form specifies a ‘cleanup’ handler. The <text:span text:style-name="Teletype">try</text:span> clause is executed. When no exception occurs, the <text:span text:style-name="Teletype">finally</text:span> clause is executed. When an exception occurs in the <text:span text:style-name="Teletype">try</text:span> clause, the exception is temporarily saved, the <text:span text:style-name="Teletype">finally</text:span> clause is executed, and then the saved exception is re-raised. If the <text:span text:style-name="Teletype">finally</text:span> clause raises another exception or executes a <text:span text:style-name="Teletype">return</text:span>, <text:span text:style-name="Teletype">break</text:span> or <text:span text:style-name="Teletype">continue</text:span> statement, the saved exception is lost. The exception information is not available to the program during execution of the <text:span text:style-name="Teletype">finally</text:span> clause. <text:bookmark text:name="l2h-418"/></text:p>
      <text:p text:style-name="Text_20_body">When a <text:span text:style-name="Teletype">return</text:span> or <text:span text:style-name="Teletype">break</text:span> statement is executed in the <text:span text:style-name="Teletype">try</text:span> suite of a <text:span text:style-name="Teletype">try</text:span>...<text:span text:style-name="Teletype">finally</text:span> statement, the <text:span text:style-name="Teletype">finally</text:span> clause is also executed ‘on the way out.’ A <text:span text:style-name="Teletype">continue</text:span> statement is illegal in the <text:span text:style-name="Teletype">try</text:span> clause. (The reason is a problem with the current implementation – this restriction may be lifted in the future).</text:p>
      <text:h text:style-name="Heading_20_2" text:outline-level="2">7.5 Function definitions </text:h>
      <text:p text:style-name="Text_20_body"><text:bookmark text:name="l2h-420"/>A function definition defines a user-defined function object (see section 3.2): <text:bookmark text:name="l2h-421"/></text:p>
      <text:p text:style-name="Preformatted_20_Text">funcdef: <text:s text:c="7"/>"def" funcname "(" [parameter_list] ")" ":" suite</text:p>
      <text:p text:style-name="Preformatted_20_Text">parameter_list: (defparameter ",")* ("*" identifier ["," "**" identifier] </text:p>
      <text:p text:style-name="Preformatted_20_Text"><text:s text:c="36"/>| "**" identifier </text:p>
      <text:p text:style-name="Preformatted_20_Text"><text:s text:c="36"/>| defparameter [","])</text:p>
      <text:p text:style-name="Preformatted_20_Text">defparameter: <text:s text:c="2"/>parameter ["=" expression]</text:p>
      <text:p text:style-name="Preformatted_20_Text">sublist: <text:s text:c="7"/>parameter ("," parameter)* [","]</text:p>
      <text:p text:style-name="Preformatted_20_Text">parameter: <text:s text:c="5"/>identifier | "(" sublist ")"</text:p>
      <text:p text:style-name="Preformatted_20_Text">funcname: <text:s text:c="6"/>identifier</text:p>
      <text:p text:style-name="Textkörper2">A function definition is an executable statement. Its execution binds the function name in the current local namespace to a function object (a wrapper around the executable code for the function). This function object contains a reference to the current global namespace as the global namespace to be used when the function is called. <text:bookmark text:name="l2h-422"/></text:p>
      <text:p text:style-name="Text_20_body">The function definition does not execute the function body; this gets executed only when the function is called. </text:p>
      <text:p text:style-name="Text_20_body">When one or more top-level parameters have the form <text:span text:style-name="Variable">parameter</text:span> <text:span text:style-name="Source_20_Text">=</text:span> <text:span text:style-name="Variable">expression</text:span>, the function is said to have “default parameter values.” For a parameter with a default value, the corresponding argument may be omitted from a call, in which case the parameter's default value is substituted. If a parameter has a default value, all following parameters must also have a default value – this is a syntactic restriction that is not expressed by the grammar. <text:bookmark text:name="l2h-423"/></text:p>
      <text:p text:style-name="Text_20_body"><text:span text:style-name="T1">Default parameter values are evaluated when the function definition is executed.</text:span> This means that the expression is evaluated once, when the function is defined, and that that same “pre-computed” value is used for each call. This is especially important to understand when a default parameter is a mutable object, such as a list or a dictionary: if the function modifies the object (e.g. by appending an item to a list), the default value is in effect modified. This is generally not what was intended. A way around this is to use <text:span text:style-name="Source_20_Text">None</text:span> as the default, and explicitly test for it in the body of the function, e.g.: </text:p>
      <text:p text:style-name="Preformatted_20_Text">def whats_on_the_telly(penguin=None):</text:p>
      <text:p text:style-name="Preformatted_20_Text"><text:s text:c="4"/>if penguin is None:</text:p>
      <text:p text:style-name="Preformatted_20_Text"><text:s text:c="8"/>penguin = []</text:p>
      <text:p text:style-name="Preformatted_20_Text"><text:s text:c="4"/>penguin.append("property of the zoo")</text:p>
      <text:p text:style-name="Preformatted_20_Text"><text:s text:c="4"/>return penguin</text:p>
      <text:p text:style-name="Textkörper2">Function call semantics are described in more detail in section 5.3.4. A function call always assigns values to all parameters mentioned in the parameter list, either from position arguments, from keyword arguments, or from default values. If the form “<text:span text:style-name="Source_20_Text">*identifier</text:span>” is present, it is initialized to a tuple receiving any excess positional parameters, defaulting to the empty tuple. If the form “<text:span text:style-name="Source_20_Text">**identifier</text:span>” is present, it is initialized to a new dictionary receiving any excess keyword arguments, defaulting to a new empty dictionary. </text:p>
      <text:p text:style-name="Text_20_body">It is also possible to create anonymous functions (functions not bound to a name), for immediate use in expressions. This uses lambda forms, described in section 5.10. Note that the lambda form is merely a shorthand for a simplified function definition; a function defined in a “<text:span text:style-name="Teletype">def</text:span>” statement can be passed around or assigned to another name just like a function defined by a lambda form. The “<text:span text:style-name="Teletype">def</text:span>” form is actually more powerful since it allows the execution of multiple statements. <text:bookmark text:name="l2h-424"/></text:p>
      <text:p text:style-name="Text_20_body"><text:span text:style-name="T1">Programmer's note:</text:span> a “<text:span text:style-name="Source_20_Text">def</text:span>” form executed inside a function definition defines a local function that can be returned or passed around. Because of Python's two-scope philosophy, a local function defined in this way does not have access to the local variables of the function that contains its definition; the same rule applies to functions defined by a lambda form. A standard trick to pass selected local variables into a locally defined function is to use default argument values, like this: </text:p>
      <text:p text:style-name="Preformatted_20_Text"># Return a function that returns its argument incremented by 'n'</text:p>
      <text:p text:style-name="Preformatted_20_Text">def make_incrementer(n):</text:p>
      <text:p text:style-name="Preformatted_20_Text"><text:s text:c="4"/>def increment(x, n=n):</text:p>
      <text:p text:style-name="Preformatted_20_Text"><text:s text:c="8"/>return x+n</text:p>
      <text:p text:style-name="Preformatted_20_Text"><text:s text:c="4"/>return increment</text:p>
      <text:p text:style-name="Preformatted_20_Text"/>
      <text:p text:style-name="Preformatted_20_Text">add1 = make_incrementer(1)</text:p>
      <text:p text:style-name="Preformatted_20_Text">print add1(3) <text:s/># This prints '4'</text:p>
      <text:h text:style-name="Heading_20_2" text:outline-level="2">7.6 Class definitions </text:h>
      <text:p text:style-name="Text_20_body"><text:bookmark text:name="l2h-425"/>A class definition defines a class object (see section 3.2): <text:bookmark text:name="l2h-426"/></text:p>
      <text:p text:style-name="Preformatted_20_Text">classdef: <text:s text:c="6"/>"class" classname [inheritance] ":" suite</text:p>
      <text:p text:style-name="Preformatted_20_Text">inheritance: <text:s text:c="3"/>"(" [expression_list] ")"</text:p>
      <text:p text:style-name="Preformatted_20_Text">classname: <text:s text:c="5"/>identifier</text:p>
      <text:p text:style-name="Textkörper2">A class definition is an executable statement. It first evaluates the inheritance list, if present. Each item in the inheritance list should evaluate to a class object. The class's suite is then executed in a new execution frame (see section 4.1), using a newly created local namespace and the original global namespace. (Usually, the suite contains only function definitions.) When the class's suite finishes execution, its execution frame is discarded but its local namespace is saved. A class object is then created using the inheritance list for the base classes and the saved local namespace for the attribute dictionary. The class name is bound to this class object in the original local namespace. <text:bookmark text:name="l2h-427"/></text:p>
      <text:p text:style-name="Text_20_body"><text:span text:style-name="T1">Programmer's note:</text:span> variables defined in the class definition are class variables; they are shared by all instances. To define instance variables, they must be given a value in the the <text:span text:style-name="Teletype">__init__()</text:span> method or in another method. Both class and instance variables are accessible through the notation “<text:span text:style-name="Source_20_Text">self.name</text:span>”, and an instance variable hides a class variable with the same name when accessed in this way. Class variables with immutable values can be used as defaults for instance variables. </text:p>
      <text:h text:style-name="P3" text:outline-level="1" text:is-list-header="true">8. Top-level components </text:h>
      <text:p text:style-name="Text_20_body">The Python interpreter can get its input from a number of sources: from a script passed to it as standard input or as program argument, typed in interactively, from a module source file, etc. This chapter gives the syntax used in these cases.</text:p>
      <text:h text:style-name="Heading_20_2" text:outline-level="2">8.1 Complete Python programs </text:h>
      <text:p text:style-name="Text_20_body">While a language specification need not prescribe how the language interpreter is invoked, it is useful to have a notion of a complete Python program. A complete Python program is executed in a minimally initialized environment: all built-in and standard modules are available, but none have been initialized, except for <text:span text:style-name="Teletype">sys</text:span> (various system services), <text:span text:style-name="Teletype">__builtin__</text:span> (built-in functions, exceptions and <text:span text:style-name="Source_20_Text">None</text:span>) and <text:span text:style-name="Teletype">__main__</text:span>. The latter is used to provide the local and global namespace for execution of the complete program. <text:bookmark text:name="l2h-430"/></text:p>
      <text:p text:style-name="Text_20_body">The syntax for a complete Python program is that for file input, described in the next section. </text:p>
      <text:p text:style-name="Text_20_body">The interpreter may also be invoked in interactive mode; in this case, it does not read and execute a complete program but reads and executes one statement (possibly compound) at a time. The initial environment is identical to that of a coplete program; each statement is executed in the namespace of <text:span text:style-name="Teletype">__main__</text:span>. <text:bookmark text:name="l2h-431"/></text:p>
      <text:p text:style-name="Text_20_body">Under Unix, a complete program can be passed to the interpreter in three forms: with the <text:span text:style-name="T1">-c</text:span> <text:span text:style-name="Variable">string</text:span> command line option, as a file passed as the first command line argument, or as standard input. If the file or standard input is a tty device, the interpreter enters interactive mode; otherwise, it executes the file as a complete program.</text:p>
      <text:h text:style-name="Heading_20_2" text:outline-level="2">8.2 File input </text:h>
      <text:p text:style-name="Text_20_body">All input read from non-interactive files has the same form: </text:p>
      <text:p text:style-name="Preformatted_20_Text">file_input: <text:s text:c="4"/>(NEWLINE | statement)*</text:p>
      <text:p text:style-name="Textkörper2">This syntax is used in the following situations: </text:p>
      <text:list text:style-name="L6">
        <text:list-item>
          <text:p text:style-name="P25">when parsing a complete Python program (from a file or from a string); </text:p>
        </text:list-item>
        <text:list-item>
          <text:p text:style-name="P25">when parsing a module; </text:p>
        </text:list-item>
        <text:list-item>
          <text:p text:style-name="P25">when parsing a string passed to the <text:span text:style-name="Teletype">exec</text:span> statement;</text:p>
        </text:list-item>
      </text:list>
      <text:h text:style-name="Heading_20_2" text:outline-level="2">8.3 Interactive input </text:h>
      <text:p text:style-name="Text_20_body">Input in interactive mode is parsed using the following grammar: </text:p>
      <text:p text:style-name="Preformatted_20_Text">interactive_input: [stmt_list] NEWLINE | compound_stmt NEWLINE</text:p>
      <text:p text:style-name="Textkörper2">Note that a (top-level) compound statement must be followed by a blank line in interactive mode; this is needed to help the parser detect the end of the input. </text:p>
      <text:h text:style-name="Heading_20_2" text:outline-level="2">8.4 Expression input </text:h>
      <text:p text:style-name="Text_20_body">There are two forms of expression input. Both ignore leading whitespace. The string argument to <text:span text:style-name="Teletype">eval()</text:span> must have the following form: <text:bookmark text:name="l2h-436"/></text:p>
      <text:p text:style-name="Preformatted_20_Text">eval_input: <text:s text:c="4"/>expression_list NEWLINE*</text:p>
      <text:p text:style-name="Textkörper2">The input line read by <text:span text:style-name="Teletype">input()</text:span> must have the following form: <text:bookmark text:name="l2h-437"/></text:p>
      <text:p text:style-name="Preformatted_20_Text">input_input: <text:s text:c="3"/>expression_list NEWLINE</text:p>
      <text:p text:style-name="Textkörper2">Note: to read ‘raw’ input line without interpretation, you can use the built-in function <text:span text:style-name="Teletype">raw_input()</text:span> or the <text:span text:style-name="Teletype">readline()</text:span> method of file objects.</text:p>
      <text:p text:style-name="Text_20_body"/>
      <text:h text:style-name="Heading_20_1" text:outline-level="1" text:is-list-header="true">Appendix</text:h>
      <text:h text:style-name="Heading_20_2" text:outline-level="2">Lexer Rules</text:h>
      <text:p text:style-name="P2">identifier:<text:tab/>(<text:span text:style-name="T4">letter</text:span>|"<text:span text:style-name="Source_20_Text">_</text:span>") (<text:span text:style-name="T4">letter</text:span>|<text:span text:style-name="T4">digit</text:span>|"<text:span text:style-name="Source_20_Text">_</text:span>")*</text:p>
      <text:p text:style-name="P2">letter:<text:tab/><text:span text:style-name="T4">lowercase</text:span> | <text:span text:style-name="T4">uppercase</text:span></text:p>
      <text:p text:style-name="P2">lowercase:<text:tab/>"<text:span text:style-name="Source_20_Text">a</text:span>"..."<text:span text:style-name="Source_20_Text">z</text:span>"</text:p>
      <text:p text:style-name="P2">uppercase:<text:tab/>"<text:span text:style-name="Source_20_Text">A</text:span>"..."<text:span text:style-name="Source_20_Text">Z</text:span>"</text:p>
      <text:p text:style-name="P2">digit:<text:tab/>"<text:span text:style-name="Source_20_Text">0</text:span>"..."<text:span text:style-name="Source_20_Text">9</text:span>"</text:p>
      <text:p text:style-name="P2">stringliteral:<text:tab/><text:span text:style-name="T4">shortstring</text:span> | <text:span text:style-name="T4">longstring</text:span></text:p>
      <text:p text:style-name="P2">shortstring:<text:tab/>"<text:span text:style-name="Source_20_Text">'</text:span>" <text:span text:style-name="T4">shortstringitem</text:span>* "<text:span text:style-name="Source_20_Text">'</text:span>" | '<text:span text:style-name="Source_20_Text">"</text:span>' <text:span text:style-name="T4">shortstringitem</text:span>* '<text:span text:style-name="Source_20_Text">"</text:span>'</text:p>
      <text:p text:style-name="P2">longstring:<text:tab/>"<text:span text:style-name="Source_20_Text">'''</text:span>" <text:span text:style-name="T4">longstringitem</text:span>* "<text:span text:style-name="Source_20_Text">'''</text:span>" | '<text:span text:style-name="Source_20_Text">"""</text:span>' <text:span text:style-name="T4">longstringitem</text:span>* '<text:span text:style-name="Source_20_Text">"""</text:span>'</text:p>
      <text:p text:style-name="P2">shortstringitem:<text:tab/><text:span text:style-name="T4">shortstringchar</text:span> | <text:span text:style-name="T4">escapeseq</text:span></text:p>
      <text:p text:style-name="P2">longstringitem: <text:tab/><text:span text:style-name="T4">longstringchar</text:span> | <text:span text:style-name="T4">escapeseq</text:span></text:p>
      <text:p text:style-name="P2">shortstringchar:<text:tab/>&lt;any ASCII character except "<text:span text:style-name="Source_20_Text">\</text:span>" or newline or the quote&gt;</text:p>
      <text:p text:style-name="P2">longstringchar:<text:tab/>&lt;any ASCII character except "<text:span text:style-name="Source_20_Text">\</text:span>"&gt;</text:p>
      <text:p text:style-name="P2">escapeseq:<text:tab/>"<text:span text:style-name="Source_20_Text">\</text:span>" &lt;any ASCII character&gt;</text:p>
      <text:p text:style-name="P2">longinteger:<text:tab/><text:span text:style-name="T4">integer</text:span> ("<text:span text:style-name="Source_20_Text">l</text:span>"|"<text:span text:style-name="Source_20_Text">L</text:span>")</text:p>
      <text:p text:style-name="P2">integer:<text:tab/><text:span text:style-name="T4">decimalinteger</text:span> | <text:span text:style-name="T4">octinteger </text:span>| <text:span text:style-name="T4">hexinteger</text:span></text:p>
      <text:p text:style-name="P2">decimalinteger:<text:tab/><text:span text:style-name="T4">nonzerodigit digit</text:span>* | "<text:span text:style-name="Source_20_Text">0</text:span>"</text:p>
      <text:p text:style-name="P2">octinteger:<text:tab/>"<text:span text:style-name="Source_20_Text">0</text:span>" <text:span text:style-name="T4">octdigit</text:span>+</text:p>
      <text:p text:style-name="P2">hexinteger:<text:tab/>"<text:span text:style-name="Source_20_Text">0</text:span>" ("<text:span text:style-name="Source_20_Text">x</text:span>"|"<text:span text:style-name="Source_20_Text">X</text:span>") <text:span text:style-name="T4">hexdigit</text:span>+</text:p>
      <text:p text:style-name="P2">nonzerodigit:<text:tab/>"<text:span text:style-name="Source_20_Text">1</text:span>"..."<text:span text:style-name="Source_20_Text">9</text:span>"</text:p>
      <text:p text:style-name="P2">octdigit:<text:tab/>"<text:span text:style-name="Source_20_Text">0</text:span>"..."<text:span text:style-name="Source_20_Text">7</text:span>"</text:p>
      <text:p text:style-name="P2">hexdigit:<text:tab/><text:span text:style-name="T4">digit</text:span>|"<text:span text:style-name="Source_20_Text">a</text:span>"..."<text:span text:style-name="Source_20_Text">f</text:span>"|"<text:span text:style-name="Source_20_Text">A</text:span>"..."<text:span text:style-name="Source_20_Text">F</text:span>"</text:p>
      <text:p text:style-name="P2">floatnumber:<text:tab/><text:span text:style-name="T4">pointfloat </text:span>| <text:span text:style-name="T4">exponentfloat</text:span></text:p>
      <text:p text:style-name="P2">pointfloat:<text:tab/>[<text:span text:style-name="T4">intpart</text:span>] <text:span text:style-name="T4">fraction </text:span>| <text:span text:style-name="T4">intpart</text:span> "<text:span text:style-name="Source_20_Text">.</text:span>"</text:p>
      <text:p text:style-name="P2">exponentfloat:<text:tab/>(<text:span text:style-name="T4">nonzerodigit digit</text:span>* | <text:span text:style-name="T4">pointfloat</text:span>) <text:span text:style-name="T4">exponent</text:span></text:p>
      <text:p text:style-name="P2">intpart:<text:tab/><text:span text:style-name="T4">nonzerodigit digit</text:span>* | "<text:span text:style-name="Source_20_Text">0</text:span>"</text:p>
      <text:p text:style-name="P2">fraction:<text:tab/>"<text:span text:style-name="Source_20_Text">.</text:span>" <text:span text:style-name="T4">digit</text:span>+</text:p>
      <text:p text:style-name="P2">exponent:<text:tab/>("<text:span text:style-name="Source_20_Text">e</text:span>"|"<text:span text:style-name="Source_20_Text">E</text:span>") ["<text:span text:style-name="Source_20_Text">+</text:span>"|"<text:span text:style-name="Source_20_Text">-</text:span>"] <text:span text:style-name="T4">digit</text:span>+</text:p>
      <text:p text:style-name="P2">imagnumber:<text:tab/>(<text:span text:style-name="T4">floatnumber </text:span>| <text:span text:style-name="T4">intpart</text:span>) ("<text:span text:style-name="Source_20_Text">j</text:span>"|"<text:span text:style-name="Source_20_Text">J</text:span>")</text:p>
      <text:h text:style-name="Heading_20_2" text:outline-level="2">Parser Rules</text:h>
      <text:p text:style-name="P2">atom:<text:tab/><text:span text:style-name="T4">identifier</text:span> | <text:span text:style-name="T4">literal</text:span> | <text:span text:style-name="T4">enclosure</text:span></text:p>
      <text:p text:style-name="P2">enclosure:<text:tab/><text:span text:style-name="T4">parenth_form </text:span>| <text:span text:style-name="T4">list_display </text:span>| <text:span text:style-name="T4">dict_display </text:span>| <text:span text:style-name="T4">string_conversion</text:span></text:p>
      <text:p text:style-name="P2">literal:<text:tab/>stringliteral | integer | longinteger | floatnumber | imagnumber</text:p>
      <text:p text:style-name="P2">parenth_form:<text:tab/>"<text:span text:style-name="Source_20_Text">(</text:span>" [<text:span text:style-name="T4">expression_list</text:span>] "<text:span text:style-name="Source_20_Text">)</text:span>"</text:p>
      <text:p text:style-name="P2">list_display:<text:tab/>"<text:span text:style-name="Source_20_Text">[</text:span>" [<text:span text:style-name="T4">expression_list</text:span>] "<text:span text:style-name="Source_20_Text">]</text:span>"</text:p>
      <text:p text:style-name="P2">dict_display:<text:tab/>"<text:span text:style-name="Source_20_Text">{</text:span>" [<text:span text:style-name="T4">key_datum_list</text:span>] "<text:span text:style-name="Source_20_Text">}</text:span>"</text:p>
      <text:p text:style-name="P2">key_datum_list:<text:tab/><text:span text:style-name="T4">key_datum </text:span>("<text:span text:style-name="Source_20_Text">,</text:span>" <text:span text:style-name="T4">key_datum</text:span>)* ["<text:span text:style-name="Source_20_Text">,</text:span>"]</text:p>
      <text:p text:style-name="P2">key_datum:<text:tab/>expression "<text:span text:style-name="Source_20_Text">:</text:span>" expression</text:p>
      <text:p text:style-name="P2">string_conversion:<text:tab/>"<text:span text:style-name="Source_20_Text">`</text:span>" expression_list "<text:span text:style-name="Source_20_Text">`</text:span>"</text:p>
      <text:p text:style-name="P2">primary:<text:tab/><text:span text:style-name="T4">atom</text:span> | <text:span text:style-name="T4">attributeref</text:span> | <text:span text:style-name="T4">subscription</text:span> | <text:span text:style-name="T4">slicing</text:span> | <text:span text:style-name="T4">call</text:span></text:p>
      <text:p text:style-name="P2">attributeref:<text:tab/><text:span text:style-name="T4">primary</text:span> "<text:span text:style-name="Source_20_Text">.</text:span>" identifier</text:p>
      <text:p text:style-name="P2">subscription:<text:tab/><text:span text:style-name="T4">primary</text:span> "<text:span text:style-name="Source_20_Text">[</text:span>" <text:span text:style-name="T4">expression_list</text:span> "<text:span text:style-name="Source_20_Text">]</text:span>"</text:p>
      <text:p text:style-name="P2">slicing:<text:tab/><text:span text:style-name="T4">simple_slicing</text:span> | <text:span text:style-name="T4">extended_slicing</text:span></text:p>
      <text:p text:style-name="P2">simple_slicing:<text:tab/><text:span text:style-name="T4">primary </text:span>"<text:span text:style-name="Source_20_Text">[</text:span>" <text:span text:style-name="T4">short_slice</text:span> "<text:span text:style-name="Source_20_Text">]</text:span>"</text:p>
      <text:p text:style-name="P2">extended_slicing:<text:tab/><text:span text:style-name="T4">primary</text:span> "<text:span text:style-name="Source_20_Text">[</text:span>" <text:span text:style-name="T4">slice_list</text:span> "<text:span text:style-name="Source_20_Text">]</text:span>" </text:p>
      <text:p text:style-name="P2">slice_list:<text:tab/><text:span text:style-name="T4">slice_item</text:span> ("<text:span text:style-name="Source_20_Text">,</text:span>" <text:span text:style-name="T4">slice_item</text:span>)* ["<text:span text:style-name="Source_20_Text">,</text:span>"]</text:p>
      <text:p text:style-name="P2">slice_item:<text:tab/><text:span text:style-name="T4">expression</text:span> | <text:span text:style-name="T4">proper_slice</text:span> | <text:span text:style-name="T4">ellipsis</text:span></text:p>
      <text:p text:style-name="P2">proper_slice:<text:tab/><text:span text:style-name="T4">short_slice</text:span> | <text:span text:style-name="T4">long_slice</text:span></text:p>
      <text:p text:style-name="P2">short_slice:<text:tab/>[<text:span text:style-name="T4">lower_bound</text:span>] "<text:span text:style-name="Source_20_Text">:</text:span>" [<text:span text:style-name="T4">upper_bound</text:span>]</text:p>
      <text:p text:style-name="P2">long_slice:<text:tab/><text:span text:style-name="T4">short_slice</text:span> "<text:span text:style-name="Source_20_Text">:</text:span>" [<text:span text:style-name="T4">stride</text:span>]</text:p>
      <text:p text:style-name="P2">lower_bound:<text:tab/><text:span text:style-name="T4">expression</text:span></text:p>
      <text:p text:style-name="P2">upper_bound:<text:tab/><text:span text:style-name="T4">expression</text:span></text:p>
      <text:p text:style-name="P2">stride:<text:tab/><text:span text:style-name="T4">expression</text:span></text:p>
      <text:p text:style-name="P2">ellipsis:<text:tab/>"<text:span text:style-name="Source_20_Text">...</text:span>"</text:p>
      <text:p text:style-name="P2">call:<text:tab/><text:span text:style-name="T4">primary</text:span> "<text:span text:style-name="Source_20_Text">(</text:span>" [<text:span text:style-name="T4">argument_list</text:span> ["<text:span text:style-name="Source_20_Text">,</text:span>"]] "<text:span text:style-name="Source_20_Text">)</text:span>"</text:p>
      <text:p text:style-name="P2">argument_list:<text:tab/><text:span text:style-name="T4">positional_arguments</text:span> ["<text:span text:style-name="Source_20_Text">,</text:span>" <text:span text:style-name="T4">keyword_arguments</text:span>] | <text:span text:style-name="T4">keyword_arguments</text:span></text:p>
      <text:p text:style-name="P2">positional_arguments:<text:tab/><text:span text:style-name="T4">expression </text:span>("<text:span text:style-name="Source_20_Text">,</text:span>" <text:span text:style-name="T4">expression</text:span>)*</text:p>
      <text:p text:style-name="P2">keyword_arguments:<text:tab/><text:span text:style-name="T4">keyword_item </text:span>("<text:span text:style-name="Source_20_Text">,</text:span>" <text:span text:style-name="T4">keyword_item</text:span>)*</text:p>
      <text:p text:style-name="P2">keyword_item:<text:tab/><text:span text:style-name="T4">identifier </text:span>"<text:span text:style-name="Source_20_Text">=</text:span>" <text:span text:style-name="T4">expression</text:span></text:p>
      <text:p text:style-name="P2">power:<text:tab/><text:span text:style-name="T4">primary </text:span>["<text:span text:style-name="Source_20_Text">**</text:span>" <text:span text:style-name="T4">u_expr</text:span>]</text:p>
      <text:p text:style-name="P2">u_expr:<text:tab/><text:span text:style-name="T4">power</text:span> | "<text:span text:style-name="Source_20_Text">-</text:span>" <text:span text:style-name="T4">u_expr</text:span> | "<text:span text:style-name="Source_20_Text">+</text:span>" <text:span text:style-name="T4">u_expr</text:span> | "<text:span text:style-name="Source_20_Text">~</text:span>" <text:span text:style-name="T4">u_expr</text:span></text:p>
      <text:p text:style-name="P2">m_expr:<text:tab/><text:span text:style-name="T4">u_expr</text:span> | <text:span text:style-name="T4">m_expr</text:span> "<text:span text:style-name="Source_20_Text">*</text:span>" <text:span text:style-name="T4">u_expr </text:span>| <text:span text:style-name="T4">m_expr </text:span>"<text:span text:style-name="Source_20_Text">/</text:span>" <text:span text:style-name="T4">u_expr </text:span>| <text:span text:style-name="T4">m_expr </text:span>"<text:span text:style-name="Source_20_Text">%</text:span>" <text:span text:style-name="T4">u_expr</text:span></text:p>
      <text:p text:style-name="P2">a_expr:<text:tab/><text:span text:style-name="T4">m_expr </text:span>| <text:span text:style-name="T4">a_expr</text:span> "<text:span text:style-name="Source_20_Text">+</text:span>" <text:span text:style-name="T4">m_expr</text:span> | <text:span text:style-name="T4">a_expr </text:span>"<text:span text:style-name="Source_20_Text">-</text:span>" <text:span text:style-name="T4">m_expr</text:span></text:p>
      <text:p text:style-name="P2">shift_expr:<text:tab/><text:span text:style-name="T4">a_expr</text:span> | <text:span text:style-name="T4">shift_expr </text:span>( "<text:span text:style-name="Source_20_Text">&lt;&lt;</text:span>" | "<text:span text:style-name="Source_20_Text">&gt;&gt;</text:span>" ) <text:span text:style-name="T4">a_expr</text:span></text:p>
      <text:p text:style-name="P2">and_expr:<text:tab/><text:span text:style-name="T4">shift_expr </text:span>| <text:span text:style-name="T4">and_expr </text:span>"<text:span text:style-name="Source_20_Text">&amp;</text:span>" <text:span text:style-name="T4">shift_expr</text:span></text:p>
      <text:p text:style-name="P2">xor_expr:<text:tab/><text:span text:style-name="T4">and_expr </text:span>| <text:span text:style-name="T4">xor_expr </text:span>"<text:span text:style-name="Source_20_Text">^</text:span>" <text:span text:style-name="T4">and_expr</text:span></text:p>
      <text:p text:style-name="P2">or_expr:<text:tab/><text:span text:style-name="T4">xor_expr</text:span> | <text:span text:style-name="T4">or_expr </text:span>"<text:span text:style-name="Source_20_Text">|</text:span>" <text:span text:style-name="T4">xor_expr</text:span></text:p>
      <text:p text:style-name="P2">comparison:<text:tab/><text:span text:style-name="T4">or_expr </text:span>(<text:span text:style-name="T4">comp_operator or_expr</text:span>)*</text:p>
      <text:p text:style-name="P2">comp_operator:<text:tab/>"<text:span text:style-name="Source_20_Text">&lt;</text:span>" | "<text:span text:style-name="Source_20_Text">&gt;</text:span>" | "<text:span text:style-name="Source_20_Text">==</text:span>" | "<text:span text:style-name="Source_20_Text">&gt;=</text:span>" | "<text:span text:style-name="Source_20_Text">&lt;=</text:span>" | "<text:span text:style-name="Source_20_Text">&lt;&gt;</text:span>" | "<text:span text:style-name="Source_20_Text">!=</text:span>" | "<text:span text:style-name="Source_20_Text">is</text:span>" ["<text:span text:style-name="Source_20_Text">not</text:span>"] | ["<text:span text:style-name="Source_20_Text">not</text:span>"] "<text:span text:style-name="Source_20_Text">in</text:span>"</text:p>
      <text:p text:style-name="P2">expression:<text:tab/><text:span text:style-name="T4">or_test</text:span> | <text:span text:style-name="T4">lambda_form</text:span></text:p>
      <text:p text:style-name="P2">or_test:<text:tab/><text:span text:style-name="T4">and_test </text:span>| <text:span text:style-name="T4">or_test </text:span>"<text:span text:style-name="Source_20_Text">or</text:span>" <text:span text:style-name="T4">and_test</text:span></text:p>
      <text:p text:style-name="P2">and_test:<text:tab/><text:span text:style-name="T4">not_test</text:span> | <text:span text:style-name="T4">and_test</text:span> "<text:span text:style-name="Source_20_Text">and</text:span>" <text:span text:style-name="T4">not_test</text:span></text:p>
      <text:p text:style-name="P2">not_test:<text:tab/><text:span text:style-name="T4">comparison </text:span>| "<text:span text:style-name="Source_20_Text">not</text:span>" <text:span text:style-name="T4">not_test</text:span></text:p>
      <text:p text:style-name="P2">lambda_form:<text:tab/>"<text:span text:style-name="Source_20_Text">lambda</text:span>" [<text:span text:style-name="T4">parameter_list</text:span>] "<text:span text:style-name="Source_20_Text">:</text:span>" <text:span text:style-name="T4">expression</text:span></text:p>
      <text:p text:style-name="P2"><text:bookmark text:name="l2h-3241"/>expression_list:<text:tab/><text:span text:style-name="T4">expression </text:span>("<text:span text:style-name="Source_20_Text">,</text:span>" <text:span text:style-name="T4">expression</text:span>)* ["<text:span text:style-name="Source_20_Text">,</text:span>"]</text:p>
      <text:p text:style-name="P2">simple_stmt:<text:tab/><text:span text:style-name="T4">expression_stmt</text:span> | <text:span text:style-name="T4">assert_stmt</text:span> | <text:span text:style-name="T4">assignment_stmt</text:span> | <text:span text:style-name="T4">pass_stmt</text:span></text:p>
      <text:p text:style-name="P2"><text:tab/>| <text:span text:style-name="T4">del_stmt</text:span> | <text:span text:style-name="T4">print_stmt</text:span> | <text:span text:style-name="T4">return_stmt</text:span> | <text:span text:style-name="T4">raise_stmt</text:span> | <text:span text:style-name="T4">break_stmt</text:span></text:p>
      <text:p text:style-name="P2"><text:tab/>| <text:span text:style-name="T4">continue_stmt</text:span> | <text:span text:style-name="T4">import_stmt</text:span> | <text:span text:style-name="T4">global_stmt</text:span> | <text:span text:style-name="T4">exec_stmt</text:span></text:p>
      <text:p text:style-name="P2">expression_stmt:<text:tab/><text:span text:style-name="T4">expression_list</text:span></text:p>
      <text:p text:style-name="P2">assert_statement:<text:tab/>"<text:span text:style-name="Source_20_Text">assert</text:span>" <text:span text:style-name="T4">expression </text:span>["<text:span text:style-name="Source_20_Text">,</text:span>" <text:span text:style-name="T4">expression</text:span>]</text:p>
      <text:p text:style-name="P2">assignment_stmt:<text:tab/>(<text:span text:style-name="T4">target_list</text:span> "<text:span text:style-name="Source_20_Text">=</text:span>")+ <text:span text:style-name="T4">expression_list</text:span></text:p>
      <text:p text:style-name="P2">target_list:<text:tab/><text:span text:style-name="T4">target</text:span> ("<text:span text:style-name="Source_20_Text">,</text:span>" <text:span text:style-name="T4">target</text:span>)* ["<text:span text:style-name="Source_20_Text">,</text:span>"]</text:p>
      <text:p text:style-name="P2">target:<text:tab/><text:span text:style-name="T4">identifier</text:span> | "<text:span text:style-name="Source_20_Text">(</text:span>" <text:span text:style-name="T4">target_list</text:span> "<text:span text:style-name="Source_20_Text">)</text:span>" | "<text:span text:style-name="Source_20_Text">[</text:span>" <text:span text:style-name="T4">target_list</text:span> "<text:span text:style-name="Source_20_Text">]</text:span>" | <text:span text:style-name="T4">attributeref</text:span> | <text:span text:style-name="T4">subscription</text:span> | <text:span text:style-name="T4">slicing</text:span></text:p>
      <text:p text:style-name="P2"><text:bookmark text:name="l2h-3491"/>pass_stmt:<text:tab/>"<text:span text:style-name="Source_20_Text">pass</text:span>"</text:p>
      <text:p text:style-name="P2"><text:bookmark text:name="l2h-3511"/>del_stmt:<text:tab/>"<text:span text:style-name="Source_20_Text">del</text:span>" <text:span text:style-name="T4">target_list</text:span></text:p>
      <text:p text:style-name="P2"><text:bookmark text:name="l2h-3571"/>print_stmt:<text:tab/>"<text:span text:style-name="Source_20_Text">print</text:span>" [ <text:span text:style-name="T4">expression</text:span> ("<text:span text:style-name="Source_20_Text">,</text:span>" <text:span text:style-name="T4">expression</text:span>)* ["<text:span text:style-name="Source_20_Text">,</text:span>"] ]</text:p>
      <text:p text:style-name="P2"><text:bookmark text:name="l2h-3621"/>return_stmt:<text:tab/>"<text:span text:style-name="Source_20_Text">return</text:span>" [<text:span text:style-name="T4">expression_list</text:span>]</text:p>
      <text:p text:style-name="P2"><text:bookmark text:name="l2h-3651"/>raise_stmt:<text:tab/>"<text:span text:style-name="Source_20_Text">raise</text:span>" [<text:span text:style-name="T4">expression</text:span> ["<text:span text:style-name="Source_20_Text">,</text:span>" <text:span text:style-name="T4">expression</text:span> ["<text:span text:style-name="Source_20_Text">,</text:span>" <text:span text:style-name="T4">expression</text:span>]]]</text:p>
      <text:p text:style-name="P2"><text:bookmark text:name="l2h-3681"/>break_stmt:<text:tab/>"<text:span text:style-name="Source_20_Text">break</text:span>"</text:p>
      <text:p text:style-name="P2"><text:bookmark text:name="l2h-3731"/>continue_stmt:<text:tab/>"<text:span text:style-name="Source_20_Text">continue</text:span>"</text:p>
      <text:p text:style-name="P2"><text:bookmark text:name="l2h-3771"/>import_stmt:<text:tab/>"<text:span text:style-name="Source_20_Text">import</text:span>" <text:span text:style-name="T4">module</text:span> ("<text:span text:style-name="Source_20_Text">,</text:span>" <text:span text:style-name="T4">module</text:span>)*</text:p>
      <text:p text:style-name="P2"><text:tab/>| "<text:span text:style-name="Source_20_Text">from</text:span>" <text:span text:style-name="T4">module</text:span> "<text:span text:style-name="Source_20_Text">import</text:span>" identifier ("<text:span text:style-name="Source_20_Text">,</text:span>" identifier)* | "<text:span text:style-name="Source_20_Text">from</text:span>" <text:span text:style-name="T4">module</text:span> "<text:span text:style-name="Source_20_Text">import</text:span>" "<text:span text:style-name="Source_20_Text">*</text:span>" </text:p>
      <text:p text:style-name="P2">module:<text:tab/>(identifier "<text:span text:style-name="Source_20_Text">.</text:span>")* identifier</text:p>
      <text:p text:style-name="P2"><text:bookmark text:name="l2h-3881"/>global_stmt:<text:tab/>"<text:span text:style-name="Source_20_Text">global</text:span>" identifier ("<text:span text:style-name="Source_20_Text">,</text:span>" identifier)*</text:p>
      <text:p text:style-name="P2"><text:bookmark text:name="l2h-3911"/>exec_stmt:<text:tab/>"<text:span text:style-name="Source_20_Text">exec</text:span>" <text:span text:style-name="T4">expression</text:span> ["<text:span text:style-name="Source_20_Text">in</text:span>" <text:span text:style-name="T4">expression</text:span> ["<text:span text:style-name="Source_20_Text">,</text:span>" <text:span text:style-name="T4">expression</text:span>]]</text:p>
      <text:p text:style-name="P2">compound_stmt:<text:tab/><text:span text:style-name="T4">if_stmt</text:span> | <text:span text:style-name="T4">while_stmt</text:span> | <text:span text:style-name="T4">for_stmt</text:span> | <text:span text:style-name="T4">try_stmt</text:span> | <text:span text:style-name="T4">funcdef</text:span> | <text:span text:style-name="T4">classdef</text:span></text:p>
      <text:p text:style-name="P2">suite:<text:tab/><text:span text:style-name="T4">stmt_list</text:span> NEWLINE | NEWLINE INDENT <text:span text:style-name="T4">statement</text:span>+ DEDENT</text:p>
      <text:p text:style-name="P2">statement:<text:tab/><text:span text:style-name="T4">stmt_list</text:span> NEWLINE | <text:span text:style-name="T4">compound_stmt</text:span></text:p>
      <text:p text:style-name="P2">stmt_list:<text:tab/><text:span text:style-name="T4">simple_stmt</text:span> ("<text:span text:style-name="Source_20_Text">;</text:span>" <text:span text:style-name="T4">simple_stmt</text:span>)* ["<text:span text:style-name="Source_20_Text">;</text:span>"]</text:p>
      <text:p text:style-name="P2">if_stmt:<text:tab/>"<text:span text:style-name="Source_20_Text">if</text:span>" <text:span text:style-name="T4">expression</text:span> "<text:span text:style-name="Source_20_Text">:</text:span>" <text:span text:style-name="T4">suite</text:span> ("<text:span text:style-name="Source_20_Text">elif</text:span>" <text:span text:style-name="T4">expression</text:span> "<text:span text:style-name="Source_20_Text">:</text:span>" <text:span text:style-name="T4">suite</text:span>)* ["<text:span text:style-name="Source_20_Text">else</text:span>" "<text:span text:style-name="Source_20_Text">:</text:span>" <text:span text:style-name="T4">suite</text:span>]</text:p>
      <text:p text:style-name="P2">while_stmt:<text:tab/>"<text:span text:style-name="Source_20_Text">while</text:span>" <text:span text:style-name="T4">expression</text:span> "<text:span text:style-name="Source_20_Text">:</text:span>" <text:span text:style-name="T4">suite</text:span> ["<text:span text:style-name="Source_20_Text">else</text:span>" "<text:span text:style-name="Source_20_Text">:</text:span>" <text:span text:style-name="T4">suite</text:span>]</text:p>
      <text:p text:style-name="P2">for_stmt:<text:tab/>"<text:span text:style-name="Source_20_Text">for</text:span>" <text:span text:style-name="T4">target_list</text:span> "<text:span text:style-name="Source_20_Text">in</text:span>" <text:span text:style-name="T4">expression_list</text:span> "<text:span text:style-name="Source_20_Text">:</text:span>" <text:span text:style-name="T4">suite</text:span> ["<text:span text:style-name="Source_20_Text">else</text:span>" "<text:span text:style-name="Source_20_Text">:</text:span>" <text:span text:style-name="T4">suite</text:span>]</text:p>
      <text:p text:style-name="P2">try_stmt:<text:tab/><text:span text:style-name="T4">try_exc_stmt</text:span> | <text:span text:style-name="T4">try_fin_stmt</text:span></text:p>
      <text:p text:style-name="P2">try_exc_stmt:<text:tab/>"<text:span text:style-name="Source_20_Text">try</text:span>" "<text:span text:style-name="Source_20_Text">:</text:span>" <text:span text:style-name="T4">suite </text:span>("<text:span text:style-name="Source_20_Text">except</text:span>" [<text:span text:style-name="T4">expression </text:span>["<text:span text:style-name="Source_20_Text">,</text:span>" <text:span text:style-name="T4">target</text:span>]] "<text:span text:style-name="Source_20_Text">:</text:span>" <text:span text:style-name="T4">suite</text:span>)+ ["<text:span text:style-name="Source_20_Text">else</text:span>" "<text:span text:style-name="Source_20_Text">:</text:span>" <text:span text:style-name="T4">suite</text:span>]</text:p>
      <text:p text:style-name="P2">try_fin_stmt:<text:tab/>"<text:span text:style-name="Source_20_Text">try</text:span>" "<text:span text:style-name="Source_20_Text">:</text:span>" <text:span text:style-name="T4">suite</text:span> "<text:span text:style-name="Source_20_Text">finally</text:span>" "<text:span text:style-name="Source_20_Text">:</text:span>" <text:span text:style-name="T4">suite</text:span></text:p>
      <text:p text:style-name="P2">funcdef:<text:tab/>"<text:span text:style-name="Source_20_Text">def</text:span>" <text:span text:style-name="T4">funcname</text:span> "<text:span text:style-name="Source_20_Text">(</text:span>" [<text:span text:style-name="T4">parameter_list</text:span>] "<text:span text:style-name="Source_20_Text">)</text:span>" "<text:span text:style-name="Source_20_Text">:</text:span>" <text:span text:style-name="T4">suite</text:span></text:p>
      <text:p text:style-name="P2">parameter_list:<text:tab/>(<text:span text:style-name="T4">defparameter</text:span> "<text:span text:style-name="Source_20_Text">,</text:span>")*</text:p>
      <text:p text:style-name="P2"><text:tab/>("<text:span text:style-name="Source_20_Text">*</text:span>" identifier ["<text:span text:style-name="Source_20_Text">,</text:span>" "<text:span text:style-name="Source_20_Text">**</text:span>" identifier] | <text:span text:style-name="Source_20_Text">"**</text:span>" identifier | <text:span text:style-name="T4">defparameter </text:span>["<text:span text:style-name="Source_20_Text">,</text:span>"])</text:p>
      <text:p text:style-name="P2">defparameter:<text:tab/><text:span text:style-name="T4">parameter </text:span>["<text:span text:style-name="Source_20_Text">=</text:span>" <text:span text:style-name="T4">expression</text:span>]</text:p>
      <text:p text:style-name="P2">sublist:<text:tab/><text:span text:style-name="T4">parameter </text:span>("<text:span text:style-name="Source_20_Text">,</text:span>" <text:span text:style-name="T4">parameter</text:span>)* ["<text:span text:style-name="Source_20_Text">,</text:span>"]</text:p>
      <text:p text:style-name="P2">parameter:<text:tab/>identifier | "<text:span text:style-name="Source_20_Text">(</text:span>" <text:span text:style-name="T4">sublist</text:span> "<text:span text:style-name="Source_20_Text">)</text:span>"</text:p>
      <text:p text:style-name="P2">funcname:<text:tab/>identifier</text:p>
      <text:p text:style-name="P2">classdef:<text:tab/>"<text:span text:style-name="Source_20_Text">class</text:span>" <text:span text:style-name="T4">classname</text:span> [<text:span text:style-name="T4">inheritance</text:span>] "<text:span text:style-name="Source_20_Text">:</text:span>" <text:span text:style-name="T4">suite</text:span></text:p>
      <text:p text:style-name="P2">inheritance:<text:tab/>"<text:span text:style-name="Source_20_Text">(</text:span>" [<text:span text:style-name="T4">expression_list</text:span>] "<text:span text:style-name="Source_20_Text">)</text:span>"</text:p>
      <text:p text:style-name="P2">classname:<text:tab/>identifier</text:p>
      <text:p text:style-name="P2">file_input:<text:tab/>(NEWLINE | <text:span text:style-name="T4">statement</text:span>)*</text:p>
      <text:p text:style-name="P2">interactive_input:<text:tab/>[<text:span text:style-name="T4">stmt_list</text:span>] NEWLINE | <text:span text:style-name="T4">compound_stmt</text:span> NEWLINE</text:p>
      <text:p text:style-name="P2">eval_input:<text:tab/><text:span text:style-name="T4">expression_list </text:span>NEWLINE*</text:p>
      <text:p text:style-name="P2">input_input:<text:tab/><text:span text:style-name="T4">expression_list</text:span> NE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nsolas" svg:font-family="Consolas" style:font-adornments="Standard" style:font-family-generic="modern" style:font-pitch="fixed"/>
    <style:font-face style:name="Courier New" svg:font-family="'Courier New'" style:font-family-generic="modern" style:font-pitch="fixed"/>
    <style:font-face style:name="Cambria1" svg:font-family="Cambria"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Candara" svg:font-family="Candara"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Cambria" fo:font-size="10pt" fo:language="en" fo:country="US"/>
    </style:style>
    <style:style style:name="Text_20_body" style:display-name="Text body" style:family="paragraph" style:parent-style-name="Standard" style:class="text">
      <style:paragraph-properties fo:margin-top="0cm" fo:margin-bottom="0.199cm" style:shadow="none"/>
      <style:text-properties style:font-name="Cambria" fo:font-size="10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Cambria" fo:font-size="14pt" fo:language="en" fo:country="US"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804c19" style:font-name="Candara" fo:font-size="20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fo:color="#804c19" style:font-name="Candara"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1cm" fo:margin-bottom="0.21cm"/>
      <style:text-properties style:font-name="Candara" fo:font-size="10pt" fo:language="en" fo:country="US"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Cambria" fo:font-size="9pt"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4c19"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Cambria" fo:font-size="9pt" fo:language="en" fo:country="US"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4cm" fo:margin-right="0.4cm" fo:margin-top="0cm" fo:margin-bottom="0cm" style:register-true="false" fo:text-indent="0cm" style:auto-text-indent="false" fo:background-color="transparent" fo:padding="0.101cm" fo:border="0.002cm solid #996633" style:shadow="none">
        <style:tab-stops/>
        <style:background-image/>
      </style:paragraph-properties>
      <style:text-properties fo:color="#996633" style:font-name="Consolas" fo:font-size="9pt" fo:language="zxx" fo:country="none"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cm" fo:margin-right="0cm" fo:text-indent="0cm" style:auto-text-indent="false"/>
      <style:text-properties style:font-name="Cambria" fo:font-size="10pt" fo:language="en" fo:country="US"/>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text-properties style:font-name="Cambria" fo:font-size="10pt" fo:language="en" fo:country="US"/>
    </style:style>
    <style:style style:name="Textkörper2" style:family="paragraph" style:parent-style-name="Text_20_body" style:next-style-name="Text_20_body">
      <style:paragraph-properties fo:margin-top="0.199cm" fo:margin-bottom="0.199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996633" style:font-name="Courier New" fo:font-size="10pt" fo:language="zxx" fo:country="none" fo:background-color="transparent"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fo:color="#996633" style:font-name="Courier New" fo:font-size="10pt" fo:language="zxx" fo:country="none"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Cambria1"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tab/>- <text:page-number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Stefan Matthias Aust</meta:initial-creator>
    <meta:creation-date>2007-04-20T17:21:37</meta:creation-date>
    <dc:creator>Stefan Matthias Aust</dc:creator>
    <dc:date>2007-04-22T10:41:53</dc:date>
    <dc:language>de-DE</dc:language>
    <meta:editing-cycles>8</meta:editing-cycles>
    <meta:editing-duration>PT21H56M44S</meta:editing-duration>
    <meta:user-defined meta:name="Info 1"/>
    <meta:user-defined meta:name="Info 2"/>
    <meta:user-defined meta:name="Info 3"/>
    <meta:user-defined meta:name="Info 4"/>
    <meta:document-statistic meta:table-count="4" meta:image-count="0" meta:object-count="0" meta:page-count="41" meta:paragraph-count="1074" meta:word-count="22534" meta:character-count="140480"/>
  </office:meta>
</office:document-meta>
</file>